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dictionTS" table:style-name="ta1">
        <table:shapes>
          <draw:frame draw:z-index="0" draw:style-name="gr1" draw:text-style-name="P1" svg:width="10.2193in" svg:height="6.9228in" svg:x="3.576in" svg:y="170.8024in">
            <draw:object draw:notify-on-update-of-ranges="PredictionTS.A2:PredictionTS.A1001 PredictionTS.B2:PredictionTS.B1001 PredictionTS.A2:PredictionTS.A1001 PredictionTS.E2:PredictionTS.E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0433" calcext:value-type="float">
            <text:p>0.8904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844456" calcext:value-type="float">
            <text:p>0.784445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053688" calcext:value-type="float">
            <text:p>0.905368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8052947" calcext:value-type="float">
            <text:p>0.805294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9209095" calcext:value-type="float">
            <text:p>0.920909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8261439" calcext:value-type="float">
            <text:p>0.826143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9426543" calcext:value-type="float">
            <text:p>0.942654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8485361" calcext:value-type="float">
            <text:p>0.848536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970079" calcext:value-type="float">
            <text:p>0.97007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872174" calcext:value-type="float">
            <text:p>0.87217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997335" calcext:value-type="float">
            <text:p>0.999733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8958119" calcext:value-type="float">
            <text:p>0.895811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032272" calcext:value-type="float">
            <text:p>1.03227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9194498" calcext:value-type="float">
            <text:p>0.9194498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068161" calcext:value-type="float">
            <text:p>1.06816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9430878" calcext:value-type="float">
            <text:p>0.943087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113318" calcext:value-type="float">
            <text:p>1.113318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9657618" calcext:value-type="float">
            <text:p>0.965761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166794" calcext:value-type="float">
            <text:p>1.16679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9876576" calcext:value-type="float">
            <text:p>0.987657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223894" calcext:value-type="float">
            <text:p>1.22389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009553" calcext:value-type="float">
            <text:p>1.00955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283961" calcext:value-type="float">
            <text:p>1.28396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1.031449" calcext:value-type="float">
            <text:p>1.03144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4581" calcext:value-type="float">
            <text:p>1.34581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.053345" calcext:value-type="float">
            <text:p>1.05334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99999" calcext:value-type="float">
            <text:p>1.39999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1.070981" calcext:value-type="float">
            <text:p>1.07098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47745" calcext:value-type="float">
            <text:p>1.447745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1.085176" calcext:value-type="float">
            <text:p>1.08517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95033" calcext:value-type="float">
            <text:p>1.495033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.099372" calcext:value-type="float">
            <text:p>1.09937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541353" calcext:value-type="float">
            <text:p>1.54135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1.113568" calcext:value-type="float">
            <text:p>1.11356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.586214" calcext:value-type="float">
            <text:p>1.586214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1.127764" calcext:value-type="float">
            <text:p>1.12776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.665118" calcext:value-type="float">
            <text:p>1.665118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1.155421" calcext:value-type="float">
            <text:p>1.155421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.759427" calcext:value-type="float">
            <text:p>1.759427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1.193945" calcext:value-type="float">
            <text:p>1.19394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834879" calcext:value-type="float">
            <text:p>1.83487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.232469" calcext:value-type="float">
            <text:p>1.23246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.892215" calcext:value-type="float">
            <text:p>1.892215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1.270993" calcext:value-type="float">
            <text:p>1.27099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.934187" calcext:value-type="float">
            <text:p>1.934187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1.309518" calcext:value-type="float">
            <text:p>1.30951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.96139" calcext:value-type="float">
            <text:p>1.96139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1.349818" calcext:value-type="float">
            <text:p>1.34981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.97912" calcext:value-type="float">
            <text:p>1.97912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1.391553" calcext:value-type="float">
            <text:p>1.39155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99134" calcext:value-type="float">
            <text:p>1.99134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1.433287" calcext:value-type="float">
            <text:p>1.43328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.998528" calcext:value-type="float">
            <text:p>1.99852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.475022" calcext:value-type="float">
            <text:p>1.47502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.000484" calcext:value-type="float">
            <text:p>2.000484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1.516756" calcext:value-type="float">
            <text:p>1.51675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.004361" calcext:value-type="float">
            <text:p>2.004361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.552053" calcext:value-type="float">
            <text:p>1.55205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.015207" calcext:value-type="float">
            <text:p>2.015207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1.582153" calcext:value-type="float">
            <text:p>1.58215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029486" calcext:value-type="float">
            <text:p>2.02948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.612253" calcext:value-type="float">
            <text:p>1.61225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.048662" calcext:value-type="float">
            <text:p>2.048662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1.642352" calcext:value-type="float">
            <text:p>1.64235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.074663" calcext:value-type="float">
            <text:p>2.074663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.672452" calcext:value-type="float">
            <text:p>1.67245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.110814" calcext:value-type="float">
            <text:p>2.110814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1.713157" calcext:value-type="float">
            <text:p>1.71315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.151119" calcext:value-type="float">
            <text:p>2.151119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1.762426" calcext:value-type="float">
            <text:p>1.76242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.181962" calcext:value-type="float">
            <text:p>2.181962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1.811694" calcext:value-type="float">
            <text:p>1.81169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.190796" calcext:value-type="float">
            <text:p>2.190796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1.860963" calcext:value-type="float">
            <text:p>1.86096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.195094" calcext:value-type="float">
            <text:p>2.195094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1.910231" calcext:value-type="float">
            <text:p>1.91023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.28487" calcext:value-type="float">
            <text:p>2.28487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1.965088" calcext:value-type="float">
            <text:p>1.965088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.41267" calcext:value-type="float">
            <text:p>2.41267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2.024456" calcext:value-type="float">
            <text:p>2.02445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431601" calcext:value-type="float">
            <text:p>2.43160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083825" calcext:value-type="float">
            <text:p>2.08382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.378503" calcext:value-type="float">
            <text:p>2.378503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2.143193" calcext:value-type="float">
            <text:p>2.14319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.308421" calcext:value-type="float">
            <text:p>2.308421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2.202561" calcext:value-type="float">
            <text:p>2.202561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.277488" calcext:value-type="float">
            <text:p>2.277488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2.276971" calcext:value-type="float">
            <text:p>2.27697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.274092" calcext:value-type="float">
            <text:p>2.274092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2.363523" calcext:value-type="float">
            <text:p>2.36352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.270457" calcext:value-type="float">
            <text:p>2.270457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2.450076" calcext:value-type="float">
            <text:p>2.45007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.267682" calcext:value-type="float">
            <text:p>2.267682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2.536628" calcext:value-type="float">
            <text:p>2.53662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266917" calcext:value-type="float">
            <text:p>2.266917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2.623181" calcext:value-type="float">
            <text:p>2.62318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270215" calcext:value-type="float">
            <text:p>2.270215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2.685688" calcext:value-type="float">
            <text:p>2.685688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2749" calcext:value-type="float">
            <text:p>2.2749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2.728783" calcext:value-type="float">
            <text:p>2.72878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279851" calcext:value-type="float">
            <text:p>2.27985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771878" calcext:value-type="float">
            <text:p>2.771878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.285088" calcext:value-type="float">
            <text:p>2.285088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2.814972" calcext:value-type="float">
            <text:p>2.81497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.290639" calcext:value-type="float">
            <text:p>2.290639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2.858067" calcext:value-type="float">
            <text:p>2.85806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.295489" calcext:value-type="float">
            <text:p>2.295489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2.868088" calcext:value-type="float">
            <text:p>2.868088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.299597" calcext:value-type="float">
            <text:p>2.299597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2.851408" calcext:value-type="float">
            <text:p>2.85140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.303714" calcext:value-type="float">
            <text:p>2.303714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2.834727" calcext:value-type="float">
            <text:p>2.834727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.307832" calcext:value-type="float">
            <text:p>2.307832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2.818046" calcext:value-type="float">
            <text:p>2.818046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.311934" calcext:value-type="float">
            <text:p>2.311934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2.801365" calcext:value-type="float">
            <text:p>2.80136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.289505" calcext:value-type="float">
            <text:p>2.289505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2.763093" calcext:value-type="float">
            <text:p>2.763093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.250025" calcext:value-type="float">
            <text:p>2.250025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2.707388" calcext:value-type="float">
            <text:p>2.70738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215623" calcext:value-type="float">
            <text:p>2.21562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.651683" calcext:value-type="float">
            <text:p>2.65168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.185686" calcext:value-type="float">
            <text:p>2.185686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2.595978" calcext:value-type="float">
            <text:p>2.595978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.159575" calcext:value-type="float">
            <text:p>2.159575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2.540273" calcext:value-type="float">
            <text:p>2.540273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.127149" calcext:value-type="float">
            <text:p>2.12714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2.485133" calcext:value-type="float">
            <text:p>2.485133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.096748" calcext:value-type="float">
            <text:p>2.09674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2.430451" calcext:value-type="float">
            <text:p>2.43045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.075489" calcext:value-type="float">
            <text:p>2.075489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2.375768" calcext:value-type="float">
            <text:p>2.37576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.060942" calcext:value-type="float">
            <text:p>2.060942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2.321086" calcext:value-type="float">
            <text:p>2.321086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.051244" calcext:value-type="float">
            <text:p>2.051244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2.266404" calcext:value-type="float">
            <text:p>2.26640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.045047" calcext:value-type="float">
            <text:p>2.045047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2.221976" calcext:value-type="float">
            <text:p>2.22197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.040803" calcext:value-type="float">
            <text:p>2.040803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2.185826" calcext:value-type="float">
            <text:p>2.18582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037695" calcext:value-type="float">
            <text:p>2.03769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.149677" calcext:value-type="float">
            <text:p>2.14967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.035317" calcext:value-type="float">
            <text:p>2.035317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2.113528" calcext:value-type="float">
            <text:p>2.11352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.03341" calcext:value-type="float">
            <text:p>2.03341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2.077379" calcext:value-type="float">
            <text:p>2.07737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.033805" calcext:value-type="float">
            <text:p>2.03380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2.05118" calcext:value-type="float">
            <text:p>2.0511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.036058" calcext:value-type="float">
            <text:p>2.036058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2.033015" calcext:value-type="float">
            <text:p>2.03301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.038426" calcext:value-type="float">
            <text:p>2.03842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2.01485" calcext:value-type="float">
            <text:p>2.0148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.040645" calcext:value-type="float">
            <text:p>2.040645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.996685" calcext:value-type="float">
            <text:p>1.996685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.042252" calcext:value-type="float">
            <text:p>2.042252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1.978519" calcext:value-type="float">
            <text:p>1.97851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.046186" calcext:value-type="float">
            <text:p>2.046186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.976851" calcext:value-type="float">
            <text:p>1.976851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.054196" calcext:value-type="float">
            <text:p>2.054196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1.9885" calcext:value-type="float">
            <text:p>1.988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064553" calcext:value-type="float">
            <text:p>2.06455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00015" calcext:value-type="float">
            <text:p>2.0001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.077839" calcext:value-type="float">
            <text:p>2.077839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2.0118" calcext:value-type="float">
            <text:p>2.011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.094724" calcext:value-type="float">
            <text:p>2.09472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2.023449" calcext:value-type="float">
            <text:p>2.02344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.115948" calcext:value-type="float">
            <text:p>2.115948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2.037347" calcext:value-type="float">
            <text:p>2.03734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.142119" calcext:value-type="float">
            <text:p>2.142119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2.053059" calcext:value-type="float">
            <text:p>2.05305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.173897" calcext:value-type="float">
            <text:p>2.173897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2.068771" calcext:value-type="float">
            <text:p>2.06877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.211878" calcext:value-type="float">
            <text:p>2.211878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2.084483" calcext:value-type="float">
            <text:p>2.08448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.256462" calcext:value-type="float">
            <text:p>2.25646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2.100196" calcext:value-type="float">
            <text:p>2.10019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.284168" calcext:value-type="float">
            <text:p>2.284168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2.105353" calcext:value-type="float">
            <text:p>2.10535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.294527" calcext:value-type="float">
            <text:p>2.294527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2.101988" calcext:value-type="float">
            <text:p>2.10198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305135" calcext:value-type="float">
            <text:p>2.30513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.098624" calcext:value-type="float">
            <text:p>2.09862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.315986" calcext:value-type="float">
            <text:p>2.315986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2.09526" calcext:value-type="float">
            <text:p>2.0952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.327079" calcext:value-type="float">
            <text:p>2.327079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2.091895" calcext:value-type="float">
            <text:p>2.09189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.351177" calcext:value-type="float">
            <text:p>2.351177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2.090208" calcext:value-type="float">
            <text:p>2.09020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.375685" calcext:value-type="float">
            <text:p>2.37568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2.089875" calcext:value-type="float">
            <text:p>2.08987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.39059" calcext:value-type="float">
            <text:p>2.39059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.089541" calcext:value-type="float">
            <text:p>2.08954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.398921" calcext:value-type="float">
            <text:p>2.398921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.089208" calcext:value-type="float">
            <text:p>2.089208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.402869" calcext:value-type="float">
            <text:p>2.402869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2.088875" calcext:value-type="float">
            <text:p>2.08887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.401202" calcext:value-type="float">
            <text:p>2.40120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2.091649" calcext:value-type="float">
            <text:p>2.091649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.393866" calcext:value-type="float">
            <text:p>2.393866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2.096931" calcext:value-type="float">
            <text:p>2.0969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84507" calcext:value-type="float">
            <text:p>2.3845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02214" calcext:value-type="float">
            <text:p>2.102214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2.374182" calcext:value-type="float">
            <text:p>2.374182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2.107497" calcext:value-type="float">
            <text:p>2.107497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.363295" calcext:value-type="float">
            <text:p>2.363295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2.11278" calcext:value-type="float">
            <text:p>2.11278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2.321926" calcext:value-type="float">
            <text:p>2.321926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2.131384" calcext:value-type="float">
            <text:p>2.13138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2.263161" calcext:value-type="float">
            <text:p>2.263161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2.160742" calcext:value-type="float">
            <text:p>2.16074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.213924" calcext:value-type="float">
            <text:p>2.213924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2.1901" calcext:value-type="float">
            <text:p>2.1901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2.173725" calcext:value-type="float">
            <text:p>2.173725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2.219458" calcext:value-type="float">
            <text:p>2.219458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2.141661" calcext:value-type="float">
            <text:p>2.141661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2.248816" calcext:value-type="float">
            <text:p>2.248816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.139311" calcext:value-type="float">
            <text:p>2.139311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2.298182" calcext:value-type="float">
            <text:p>2.298182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2.15857" calcext:value-type="float">
            <text:p>2.15857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2.363701" calcext:value-type="float">
            <text:p>2.36370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180594" calcext:value-type="float">
            <text:p>2.18059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.42922" calcext:value-type="float">
            <text:p>2.42922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.205675" calcext:value-type="float">
            <text:p>2.205675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2.494739" calcext:value-type="float">
            <text:p>2.494739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.234099" calcext:value-type="float">
            <text:p>2.234099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2.560258" calcext:value-type="float">
            <text:p>2.560258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2.255123" calcext:value-type="float">
            <text:p>2.255123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2.589214" calcext:value-type="float">
            <text:p>2.58921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2.269153" calcext:value-type="float">
            <text:p>2.269153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2.588651" calcext:value-type="float">
            <text:p>2.58865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2.284322" calcext:value-type="float">
            <text:p>2.284322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2.588087" calcext:value-type="float">
            <text:p>2.588087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2.300442" calcext:value-type="float">
            <text:p>2.300442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2.587523" calcext:value-type="float">
            <text:p>2.58752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.317318" calcext:value-type="float">
            <text:p>2.317318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2.58696" calcext:value-type="float">
            <text:p>2.58696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2.357618" calcext:value-type="float">
            <text:p>2.357618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2.583566" calcext:value-type="float">
            <text:p>2.583566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2.422672" calcext:value-type="float">
            <text:p>2.422672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2.577886" calcext:value-type="float">
            <text:p>2.57788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495322" calcext:value-type="float">
            <text:p>2.49532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.572207" calcext:value-type="float">
            <text:p>2.572207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2.574693" calcext:value-type="float">
            <text:p>2.574693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2.566528" calcext:value-type="float">
            <text:p>2.566528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2.659346" calcext:value-type="float">
            <text:p>2.659346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2.560849" calcext:value-type="float">
            <text:p>2.560849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2.638864" calcext:value-type="float">
            <text:p>2.638864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2.557681" calcext:value-type="float">
            <text:p>2.557681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2.536192" calcext:value-type="float">
            <text:p>2.536192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2.55654" calcext:value-type="float">
            <text:p>2.5565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.44268" calcext:value-type="float">
            <text:p>2.44268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2.5554" calcext:value-type="float">
            <text:p>2.5554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.360506" calcext:value-type="float">
            <text:p>2.360506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2.554259" calcext:value-type="float">
            <text:p>2.554259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.290546" calcext:value-type="float">
            <text:p>2.290546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2.553119" calcext:value-type="float">
            <text:p>2.553119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.230572" calcext:value-type="float">
            <text:p>2.230572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2.539138" calcext:value-type="float">
            <text:p>2.539138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2.18142" calcext:value-type="float">
            <text:p>2.18142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2.514791" calcext:value-type="float">
            <text:p>2.51479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.143457" calcext:value-type="float">
            <text:p>2.14345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490443" calcext:value-type="float">
            <text:p>2.490443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.114893" calcext:value-type="float">
            <text:p>2.114893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2.466096" calcext:value-type="float">
            <text:p>2.466096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.094092" calcext:value-type="float">
            <text:p>2.094092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2.441748" calcext:value-type="float">
            <text:p>2.441748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.09409" calcext:value-type="float">
            <text:p>2.09409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2.435208" calcext:value-type="float">
            <text:p>2.435208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.109126" calcext:value-type="float">
            <text:p>2.109126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2.443044" calcext:value-type="float">
            <text:p>2.44304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.127328" calcext:value-type="float">
            <text:p>2.127328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2.45088" calcext:value-type="float">
            <text:p>2.45088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.149258" calcext:value-type="float">
            <text:p>2.149258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2.458715" calcext:value-type="float">
            <text:p>2.458715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.175528" calcext:value-type="float">
            <text:p>2.175528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2.466551" calcext:value-type="float">
            <text:p>2.466551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.177735" calcext:value-type="float">
            <text:p>2.177735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2.463168" calcext:value-type="float">
            <text:p>2.463168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2.160177" calcext:value-type="float">
            <text:p>2.160177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2.450726" calcext:value-type="float">
            <text:p>2.45072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.145093" calcext:value-type="float">
            <text:p>2.14509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438284" calcext:value-type="float">
            <text:p>2.438284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.131882" calcext:value-type="float">
            <text:p>2.131882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2.425842" calcext:value-type="float">
            <text:p>2.425842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.120147" calcext:value-type="float">
            <text:p>2.120147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2.4134" calcext:value-type="float">
            <text:p>2.4134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2.131992" calcext:value-type="float">
            <text:p>2.131992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2.384517" calcext:value-type="float">
            <text:p>2.38451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.169425" calcext:value-type="float">
            <text:p>2.169425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2.34236" calcext:value-type="float">
            <text:p>2.34236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.217906" calcext:value-type="float">
            <text:p>2.217906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2.300203" calcext:value-type="float">
            <text:p>2.300203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.279254" calcext:value-type="float">
            <text:p>2.279254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2.258047" calcext:value-type="float">
            <text:p>2.258047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.354665" calcext:value-type="float">
            <text:p>2.354665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2.21589" calcext:value-type="float">
            <text:p>2.21589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.395544" calcext:value-type="float">
            <text:p>2.395544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2.194491" calcext:value-type="float">
            <text:p>2.194491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2.400263" calcext:value-type="float">
            <text:p>2.400263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2.189852" calcext:value-type="float">
            <text:p>2.18985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405053" calcext:value-type="float">
            <text:p>2.40505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.185213" calcext:value-type="float">
            <text:p>2.185213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2.409986" calcext:value-type="float">
            <text:p>2.409986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2.180574" calcext:value-type="float">
            <text:p>2.18057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.415185" calcext:value-type="float">
            <text:p>2.415185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2.175934" calcext:value-type="float">
            <text:p>2.175934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2.33512" calcext:value-type="float">
            <text:p>2.33512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2.188526" calcext:value-type="float">
            <text:p>2.188526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2.219521" calcext:value-type="float">
            <text:p>2.219521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2.215028" calcext:value-type="float">
            <text:p>2.21502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2.144322" calcext:value-type="float">
            <text:p>2.144322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2.24153" calcext:value-type="float">
            <text:p>2.24153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.100539" calcext:value-type="float">
            <text:p>2.100539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2.268033" calcext:value-type="float">
            <text:p>2.268033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2.07957" calcext:value-type="float">
            <text:p>2.07957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2.294535" calcext:value-type="float">
            <text:p>2.294535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.06989" calcext:value-type="float">
            <text:p>2.06989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2.290886" calcext:value-type="float">
            <text:p>2.290886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2.07078" calcext:value-type="float">
            <text:p>2.07078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2.262894" calcext:value-type="float">
            <text:p>2.26289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.079414" calcext:value-type="float">
            <text:p>2.07941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234901" calcext:value-type="float">
            <text:p>2.234901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2.090613" calcext:value-type="float">
            <text:p>2.090613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2.206909" calcext:value-type="float">
            <text:p>2.206909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.098146" calcext:value-type="float">
            <text:p>2.098146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2.178916" calcext:value-type="float">
            <text:p>2.178916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2.122618" calcext:value-type="float">
            <text:p>2.122618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2.147351" calcext:value-type="float">
            <text:p>2.147351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.186736" calcext:value-type="float">
            <text:p>2.186736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2.112902" calcext:value-type="float">
            <text:p>2.11290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.278971" calcext:value-type="float">
            <text:p>2.278971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2.078452" calcext:value-type="float">
            <text:p>2.078452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.400962" calcext:value-type="float">
            <text:p>2.400962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2.044003" calcext:value-type="float">
            <text:p>2.044003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2.545632" calcext:value-type="float">
            <text:p>2.545632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2.009554" calcext:value-type="float">
            <text:p>2.009554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.618215" calcext:value-type="float">
            <text:p>2.618215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1.991212" calcext:value-type="float">
            <text:p>1.991212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2.578509" calcext:value-type="float">
            <text:p>2.578509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.985874" calcext:value-type="float">
            <text:p>1.98587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.510615" calcext:value-type="float">
            <text:p>2.51061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.980537" calcext:value-type="float">
            <text:p>1.980537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2.435796" calcext:value-type="float">
            <text:p>2.435796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1.975199" calcext:value-type="float">
            <text:p>1.975199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.360806" calcext:value-type="float">
            <text:p>2.360806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1.969862" calcext:value-type="float">
            <text:p>1.969862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.318148" calcext:value-type="float">
            <text:p>2.318148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1.986608" calcext:value-type="float">
            <text:p>1.986608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2.298741" calcext:value-type="float">
            <text:p>2.298741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2.021183" calcext:value-type="float">
            <text:p>2.02118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277686" calcext:value-type="float">
            <text:p>2.277686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2.055757" calcext:value-type="float">
            <text:p>2.055757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.256931" calcext:value-type="float">
            <text:p>2.256931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2.090332" calcext:value-type="float">
            <text:p>2.090332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.237286" calcext:value-type="float">
            <text:p>2.237286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2.124907" calcext:value-type="float">
            <text:p>2.124907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2.262528" calcext:value-type="float">
            <text:p>2.262528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2.181975" calcext:value-type="float">
            <text:p>2.181975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2.334226" calcext:value-type="float">
            <text:p>2.334226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2.257204" calcext:value-type="float">
            <text:p>2.25720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.420562" calcext:value-type="float">
            <text:p>2.42056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.332432" calcext:value-type="float">
            <text:p>2.332432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2.52051" calcext:value-type="float">
            <text:p>2.52051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2.40766" calcext:value-type="float">
            <text:p>2.40766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.630748" calcext:value-type="float">
            <text:p>2.630748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2.482889" calcext:value-type="float">
            <text:p>2.482889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2.703097" calcext:value-type="float">
            <text:p>2.703097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2.540425" calcext:value-type="float">
            <text:p>2.540425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.741043" calcext:value-type="float">
            <text:p>2.741043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2.583677" calcext:value-type="float">
            <text:p>2.583677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2.778515" calcext:value-type="float">
            <text:p>2.778515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2.626929" calcext:value-type="float">
            <text:p>2.626929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.815577" calcext:value-type="float">
            <text:p>2.815577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2.67018" calcext:value-type="float">
            <text:p>2.67018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2.85221" calcext:value-type="float">
            <text:p>2.85221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2.713432" calcext:value-type="float">
            <text:p>2.713432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.974383" calcext:value-type="float">
            <text:p>2.974383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2.743956" calcext:value-type="float">
            <text:p>2.743956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3.145283" calcext:value-type="float">
            <text:p>3.145283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2.764203" calcext:value-type="float">
            <text:p>2.76420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.279338" calcext:value-type="float">
            <text:p>3.27933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78445" calcext:value-type="float">
            <text:p>2.7844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3.375327" calcext:value-type="float">
            <text:p>3.375327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2.804697" calcext:value-type="float">
            <text:p>2.804697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3.439667" calcext:value-type="float">
            <text:p>3.439667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2.824945" calcext:value-type="float">
            <text:p>2.82494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3.465471" calcext:value-type="float">
            <text:p>3.465471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2.840154" calcext:value-type="float">
            <text:p>2.840154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3.473863" calcext:value-type="float">
            <text:p>3.473863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2.851297" calcext:value-type="float">
            <text:p>2.851297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3.481457" calcext:value-type="float">
            <text:p>3.481457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2.862439" calcext:value-type="float">
            <text:p>2.862439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3.488335" calcext:value-type="float">
            <text:p>3.488335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2.873582" calcext:value-type="float">
            <text:p>2.873582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3.494576" calcext:value-type="float">
            <text:p>3.494576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2.884724" calcext:value-type="float">
            <text:p>2.884724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3.472093" calcext:value-type="float">
            <text:p>3.472093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2.907746" calcext:value-type="float">
            <text:p>2.907746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3.392646" calcext:value-type="float">
            <text:p>3.392646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2.940357" calcext:value-type="float">
            <text:p>2.9403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46417" calcext:value-type="float">
            <text:p>3.2464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972969" calcext:value-type="float">
            <text:p>2.972969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3.020932" calcext:value-type="float">
            <text:p>3.020932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3.00558" calcext:value-type="float">
            <text:p>3.00558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2.760654" calcext:value-type="float">
            <text:p>2.760654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3.038192" calcext:value-type="float">
            <text:p>3.03819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.666083" calcext:value-type="float">
            <text:p>2.666083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3.083606" calcext:value-type="float">
            <text:p>3.083606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735242" calcext:value-type="float">
            <text:p>2.735242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3.139357" calcext:value-type="float">
            <text:p>3.13935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910212" calcext:value-type="float">
            <text:p>2.910212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3.195108" calcext:value-type="float">
            <text:p>3.19510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3.194732" calcext:value-type="float">
            <text:p>3.194732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3.250859" calcext:value-type="float">
            <text:p>3.25085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3.523743" calcext:value-type="float">
            <text:p>3.523743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3.306609" calcext:value-type="float">
            <text:p>3.30660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3.621511" calcext:value-type="float">
            <text:p>3.621511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3.328135" calcext:value-type="float">
            <text:p>3.328135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3.552934" calcext:value-type="float">
            <text:p>3.552934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3.322029" calcext:value-type="float">
            <text:p>3.32202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.482292" calcext:value-type="float">
            <text:p>3.48229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.315923" calcext:value-type="float">
            <text:p>3.315923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3.412068" calcext:value-type="float">
            <text:p>3.412068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3.309816" calcext:value-type="float">
            <text:p>3.309816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.344936" calcext:value-type="float">
            <text:p>3.344936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3.30371" calcext:value-type="float">
            <text:p>3.3037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3.105424" calcext:value-type="float">
            <text:p>3.105424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3.254695" calcext:value-type="float">
            <text:p>3.254695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2.836932" calcext:value-type="float">
            <text:p>2.836932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3.171036" calcext:value-type="float">
            <text:p>3.171036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2.717114" calcext:value-type="float">
            <text:p>2.717114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3.087378" calcext:value-type="float">
            <text:p>3.08737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.690762" calcext:value-type="float">
            <text:p>2.690762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3.003719" calcext:value-type="float">
            <text:p>3.003719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2.708847" calcext:value-type="float">
            <text:p>2.708847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float" office:value="2.920061" calcext:value-type="float">
            <text:p>2.920061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.656498" calcext:value-type="float">
            <text:p>2.656498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2.828931" calcext:value-type="float">
            <text:p>2.828931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541177" calcext:value-type="float">
            <text:p>2.541177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2.731769" calcext:value-type="float">
            <text:p>2.73176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43614" calcext:value-type="float">
            <text:p>2.4361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2.634608" calcext:value-type="float">
            <text:p>2.634608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2.343825" calcext:value-type="float">
            <text:p>2.343825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537446" calcext:value-type="float">
            <text:p>2.537446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.26481" calcext:value-type="float">
            <text:p>2.26481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2.440284" calcext:value-type="float">
            <text:p>2.440284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2.178152" calcext:value-type="float">
            <text:p>2.178152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2.361772" calcext:value-type="float">
            <text:p>2.361772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111992" calcext:value-type="float">
            <text:p>2.111992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2.298317" calcext:value-type="float">
            <text:p>2.298317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076681" calcext:value-type="float">
            <text:p>2.076681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2.234861" calcext:value-type="float">
            <text:p>2.234861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.060056" calcext:value-type="float">
            <text:p>2.060056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2.171406" calcext:value-type="float">
            <text:p>2.171406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.05445" calcext:value-type="float">
            <text:p>2.05445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2.107951" calcext:value-type="float">
            <text:p>2.10795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.052852" calcext:value-type="float">
            <text:p>2.052852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2.057148" calcext:value-type="float">
            <text:p>2.057148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.049792" calcext:value-type="float">
            <text:p>2.049792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2.016561" calcext:value-type="float">
            <text:p>2.01656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045929" calcext:value-type="float">
            <text:p>2.04592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.975973" calcext:value-type="float">
            <text:p>1.975973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.040859" calcext:value-type="float">
            <text:p>2.040859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1.935386" calcext:value-type="float">
            <text:p>1.935386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.033983" calcext:value-type="float">
            <text:p>2.033983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1.894799" calcext:value-type="float">
            <text:p>1.894799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027946" calcext:value-type="float">
            <text:p>2.027946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1.862842" calcext:value-type="float">
            <text:p>1.862842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021591" calcext:value-type="float">
            <text:p>2.021591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1.837853" calcext:value-type="float">
            <text:p>1.837853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010521" calcext:value-type="float">
            <text:p>2.010521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1.812864" calcext:value-type="float">
            <text:p>1.812864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.993033" calcext:value-type="float">
            <text:p>1.993033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1.787874" calcext:value-type="float">
            <text:p>1.787874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.969905" calcext:value-type="float">
            <text:p>1.969905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1.762885" calcext:value-type="float">
            <text:p>1.762885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.896592" calcext:value-type="float">
            <text:p>1.896592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1.731943" calcext:value-type="float">
            <text:p>1.731943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1.765779" calcext:value-type="float">
            <text:p>1.765779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1.696194" calcext:value-type="float">
            <text:p>1.69619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640736" calcext:value-type="float">
            <text:p>1.64073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660446" calcext:value-type="float">
            <text:p>1.660446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.554267" calcext:value-type="float">
            <text:p>1.554267</text:p>
          </table:table-cell>
          <table:table-cell/>
          <table:table-cell office:value-type="float" office:value="2.41" calcext:value-type="float">
            <text:p>2.41</text:p>
          </table:table-cell>
          <table:table-cell office:value-type="float" office:value="1.624697" calcext:value-type="float">
            <text:p>1.624697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.520509" calcext:value-type="float">
            <text:p>1.520509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1.588948" calcext:value-type="float">
            <text:p>1.588948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.494398" calcext:value-type="float">
            <text:p>1.494398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1.54374" calcext:value-type="float">
            <text:p>1.54374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1.451867" calcext:value-type="float">
            <text:p>1.451867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1.490896" calcext:value-type="float">
            <text:p>1.490896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.416127" calcext:value-type="float">
            <text:p>1.416127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1.438051" calcext:value-type="float">
            <text:p>1.438051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.385759" calcext:value-type="float">
            <text:p>1.385759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1.385207" calcext:value-type="float">
            <text:p>1.385207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1.359571" calcext:value-type="float">
            <text:p>1.359571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1.332362" calcext:value-type="float">
            <text:p>1.332362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296522" calcext:value-type="float">
            <text:p>1.296522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1.282476" calcext:value-type="float">
            <text:p>1.282476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.213167" calcext:value-type="float">
            <text:p>1.213167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1.234979" calcext:value-type="float">
            <text:p>1.23497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144957" calcext:value-type="float">
            <text:p>1.14495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.187482" calcext:value-type="float">
            <text:p>1.187482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.091114" calcext:value-type="float">
            <text:p>1.091114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1.139985" calcext:value-type="float">
            <text:p>1.13998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.049904" calcext:value-type="float">
            <text:p>1.049904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1.092487" calcext:value-type="float">
            <text:p>1.09248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1.018976" calcext:value-type="float">
            <text:p>1.018976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1.053348" calcext:value-type="float">
            <text:p>1.053348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1.006595" calcext:value-type="float">
            <text:p>1.006595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1.020958" calcext:value-type="float">
            <text:p>1.020958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.011699" calcext:value-type="float">
            <text:p>1.011699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9885676" calcext:value-type="float">
            <text:p>0.9885676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.029385" calcext:value-type="float">
            <text:p>1.029385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0.9561771" calcext:value-type="float">
            <text:p>0.9561771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1.052872" calcext:value-type="float">
            <text:p>1.052872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0.9237867" calcext:value-type="float">
            <text:p>0.9237867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.015758" calcext:value-type="float">
            <text:p>1.015758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0.8949585" calcext:value-type="float">
            <text:p>0.8949585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9406811" calcext:value-type="float">
            <text:p>0.9406811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0.8690065" calcext:value-type="float">
            <text:p>0.869006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877409" calcext:value-type="float">
            <text:p>0.87740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8430544" calcext:value-type="float">
            <text:p>0.8430544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8247959" calcext:value-type="float">
            <text:p>0.8247959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0.8171024" calcext:value-type="float">
            <text:p>0.8171024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7814369" calcext:value-type="float">
            <text:p>0.7814369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0.7911503" calcext:value-type="float">
            <text:p>0.7911503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7583952" calcext:value-type="float">
            <text:p>0.7583952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0.7665264" calcext:value-type="float">
            <text:p>0.7665264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7567421" calcext:value-type="float">
            <text:p>0.7567421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0.7429748" calcext:value-type="float">
            <text:p>0.7429748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7640927" calcext:value-type="float">
            <text:p>0.7640927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0.7194232" calcext:value-type="float">
            <text:p>0.7194232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7775485" calcext:value-type="float">
            <text:p>0.7775485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0.6958715" calcext:value-type="float">
            <text:p>0.6958715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7954735" calcext:value-type="float">
            <text:p>0.7954735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0.6723199" calcext:value-type="float">
            <text:p>0.6723199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.806189" calcext:value-type="float">
            <text:p>0.806189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0.6538176" calcext:value-type="float">
            <text:p>0.6538176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0.8087914" calcext:value-type="float">
            <text:p>0.8087914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0.639392" calcext:value-type="float">
            <text:p>0.63939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8113692" calcext:value-type="float">
            <text:p>0.811369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6249664" calcext:value-type="float">
            <text:p>0.6249664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8139201" calcext:value-type="float">
            <text:p>0.8139201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0.6105408" calcext:value-type="float">
            <text:p>0.6105408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8164425" calcext:value-type="float">
            <text:p>0.8164425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0.5961151" calcext:value-type="float">
            <text:p>0.5961151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8144327" calcext:value-type="float">
            <text:p>0.8144327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0.5820042" calcext:value-type="float">
            <text:p>0.5820042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0.8091736" calcext:value-type="float">
            <text:p>0.8091736</text:p>
          </table:table-cell>
          <table:table-cell/>
          <table:table-cell office:value-type="float" office:value="2.74" calcext:value-type="float">
            <text:p>2.74</text:p>
          </table:table-cell>
          <table:table-cell office:value-type="float" office:value="0.5681473" calcext:value-type="float">
            <text:p>0.5681473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8043729" calcext:value-type="float">
            <text:p>0.8043729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0.5542903" calcext:value-type="float">
            <text:p>0.5542903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7999813" calcext:value-type="float">
            <text:p>0.7999813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0.5404334" calcext:value-type="float">
            <text:p>0.5404334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0.7959539" calcext:value-type="float">
            <text:p>0.7959539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0.5265765" calcext:value-type="float">
            <text:p>0.5265765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7900847" calcext:value-type="float">
            <text:p>0.7900847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0.5142153" calcext:value-type="float">
            <text:p>0.5142153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7823537" calcext:value-type="float">
            <text:p>0.7823537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0.5030618" calcext:value-type="float">
            <text:p>0.503061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7743671" calcext:value-type="float">
            <text:p>0.774367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.4919083" calcext:value-type="float">
            <text:p>0.4919083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.7660999" calcext:value-type="float">
            <text:p>0.7660999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0.4807547" calcext:value-type="float">
            <text:p>0.4807547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7575261" calcext:value-type="float">
            <text:p>0.7575261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0.4696012" calcext:value-type="float">
            <text:p>0.4696012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0.7410708" calcext:value-type="float">
            <text:p>0.7410708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0.4609558" calcext:value-type="float">
            <text:p>0.4609558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7164892" calcext:value-type="float">
            <text:p>0.7164892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0.4543354" calcext:value-type="float">
            <text:p>0.4543354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689035" calcext:value-type="float">
            <text:p>0.689035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0.4477149" calcext:value-type="float">
            <text:p>0.4477149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6582826" calcext:value-type="float">
            <text:p>0.6582826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0.4410945" calcext:value-type="float">
            <text:p>0.4410945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0.623804" calcext:value-type="float">
            <text:p>0.623804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0.4344741" calcext:value-type="float">
            <text:p>0.4344741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6011445" calcext:value-type="float">
            <text:p>0.6011445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0.4301344" calcext:value-type="float">
            <text:p>0.4301344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0.5901887" calcext:value-type="float">
            <text:p>0.5901887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0.4276362" calcext:value-type="float">
            <text:p>0.427636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578955" calcext:value-type="float">
            <text:p>0.57895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425138" calcext:value-type="float">
            <text:p>0.425138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5674477" calcext:value-type="float">
            <text:p>0.5674477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0.4226397" calcext:value-type="float">
            <text:p>0.4226397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5556735" calcext:value-type="float">
            <text:p>0.5556735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0.4201415" calcext:value-type="float">
            <text:p>0.4201415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0.5725487" calcext:value-type="float">
            <text:p>0.5725487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0.4186431" calcext:value-type="float">
            <text:p>0.4186431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6091979" calcext:value-type="float">
            <text:p>0.6091979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0.4179519" calcext:value-type="float">
            <text:p>0.4179519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6414204" calcext:value-type="float">
            <text:p>0.6414204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0.4172607" calcext:value-type="float">
            <text:p>0.4172607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6693083" calcext:value-type="float">
            <text:p>0.6693083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0.4165694" calcext:value-type="float">
            <text:p>0.4165694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0.692892" calcext:value-type="float">
            <text:p>0.692892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0.4158782" calcext:value-type="float">
            <text:p>0.4158782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7017288" calcext:value-type="float">
            <text:p>0.7017288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0.4159928" calcext:value-type="float">
            <text:p>0.4159928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7012047" calcext:value-type="float">
            <text:p>0.7012047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0.4167579" calcext:value-type="float">
            <text:p>0.41675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006804" calcext:value-type="float">
            <text:p>0.70068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175231" calcext:value-type="float">
            <text:p>0.4175231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0.7001557" calcext:value-type="float">
            <text:p>0.7001557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0.4182882" calcext:value-type="float">
            <text:p>0.4182882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0.6996309" calcext:value-type="float">
            <text:p>0.6996309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0.4190534" calcext:value-type="float">
            <text:p>0.4190534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701512" calcext:value-type="float">
            <text:p>0.701512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0.4247563" calcext:value-type="float">
            <text:p>0.4247563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.7053138" calcext:value-type="float">
            <text:p>0.7053138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4344458" calcext:value-type="float">
            <text:p>0.4344458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7091002" calcext:value-type="float">
            <text:p>0.7091002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0.4441354" calcext:value-type="float">
            <text:p>0.4441354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7128904" calcext:value-type="float">
            <text:p>0.7128904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0.4538249" calcext:value-type="float">
            <text:p>0.4538249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0.7167067" calcext:value-type="float">
            <text:p>0.7167067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0.4635144" calcext:value-type="float">
            <text:p>0.4635144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0.7237768" calcext:value-type="float">
            <text:p>0.7237768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0.4732688" calcext:value-type="float">
            <text:p>0.4732688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0.7329344" calcext:value-type="float">
            <text:p>0.7329344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0.4830755" calcext:value-type="float">
            <text:p>0.483075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7414629" calcext:value-type="float">
            <text:p>0.741462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4928822" calcext:value-type="float">
            <text:p>0.4928822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7493964" calcext:value-type="float">
            <text:p>0.7493964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0.5026889" calcext:value-type="float">
            <text:p>0.5026889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7567672" calcext:value-type="float">
            <text:p>0.7567672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0.5124956" calcext:value-type="float">
            <text:p>0.5124956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0.7664906" calcext:value-type="float">
            <text:p>0.7664906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0.5246765" calcext:value-type="float">
            <text:p>0.5246765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0.777093" calcext:value-type="float">
            <text:p>0.777093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0.5387742" calcext:value-type="float">
            <text:p>0.538774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7860976" calcext:value-type="float">
            <text:p>0.7860976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0.5528719" calcext:value-type="float">
            <text:p>0.5528719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7936296" calcext:value-type="float">
            <text:p>0.7936296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0.5669696" calcext:value-type="float">
            <text:p>0.5669696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0.7997965" calcext:value-type="float">
            <text:p>0.7997965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0.5810673" calcext:value-type="float">
            <text:p>0.5810673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0.8045695" calcext:value-type="float">
            <text:p>0.8045695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0.5964024" calcext:value-type="float">
            <text:p>0.5964024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0.8089688" calcext:value-type="float">
            <text:p>0.8089688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0.6127366" calcext:value-type="float">
            <text:p>0.612736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813397" calcext:value-type="float">
            <text:p>0.81339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6290707" calcext:value-type="float">
            <text:p>0.6290707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0.8178899" calcext:value-type="float">
            <text:p>0.8178899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0.6454049" calcext:value-type="float">
            <text:p>0.6454049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0.8224832" calcext:value-type="float">
            <text:p>0.8224832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0.6617391" calcext:value-type="float">
            <text:p>0.6617391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0.8372953" calcext:value-type="float">
            <text:p>0.8372953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0.6837153" calcext:value-type="float">
            <text:p>0.6837153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8630795" calcext:value-type="float">
            <text:p>0.8630795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0.7102467" calcext:value-type="float">
            <text:p>0.7102467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8945294" calcext:value-type="float">
            <text:p>0.8945294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.7367781" calcext:value-type="float">
            <text:p>0.7367781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9343313" calcext:value-type="float">
            <text:p>0.9343313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0.7633095" calcext:value-type="float">
            <text:p>0.7633095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0.9853033" calcext:value-type="float">
            <text:p>0.9853033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0.7898409" calcext:value-type="float">
            <text:p>0.7898409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.013969" calcext:value-type="float">
            <text:p>1.013969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0.813347" calcext:value-type="float">
            <text:p>0.813347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1.016713" calcext:value-type="float">
            <text:p>1.016713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0.8344106" calcext:value-type="float">
            <text:p>0.834410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019317" calcext:value-type="float">
            <text:p>1.01931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8554742" calcext:value-type="float">
            <text:p>0.8554742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1.021815" calcext:value-type="float">
            <text:p>1.021815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0.8765379" calcext:value-type="float">
            <text:p>0.8765379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1.024234" calcext:value-type="float">
            <text:p>1.024234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0.8976015" calcext:value-type="float">
            <text:p>0.8976015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1.045902" calcext:value-type="float">
            <text:p>1.045902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0.91842" calcext:value-type="float">
            <text:p>0.91842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1.086762" calcext:value-type="float">
            <text:p>1.086762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0.9390405" calcext:value-type="float">
            <text:p>0.9390405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.132373" calcext:value-type="float">
            <text:p>1.132373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0.959661" calcext:value-type="float">
            <text:p>0.959661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1.182599" calcext:value-type="float">
            <text:p>1.182599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0.9802816" calcext:value-type="float">
            <text:p>0.9802816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1.237017" calcext:value-type="float">
            <text:p>1.237017</text:p>
          </table:table-cell>
          <table:table-cell/>
          <table:table-cell office:value-type="float" office:value="3.37" calcext:value-type="float">
            <text:p>3.37</text:p>
          </table:table-cell>
          <table:table-cell office:value-type="float" office:value="1.000902" calcext:value-type="float">
            <text:p>1.000902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1.267463" calcext:value-type="float">
            <text:p>1.267463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float" office:value="1.017288" calcext:value-type="float">
            <text:p>1.017288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1.276483" calcext:value-type="float">
            <text:p>1.276483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1.030254" calcext:value-type="float">
            <text:p>1.03025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285568" calcext:value-type="float">
            <text:p>1.28556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043221" calcext:value-type="float">
            <text:p>1.043221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1.294708" calcext:value-type="float">
            <text:p>1.294708</text:p>
          </table:table-cell>
          <table:table-cell/>
          <table:table-cell office:value-type="float" office:value="3.41" calcext:value-type="float">
            <text:p>3.41</text:p>
          </table:table-cell>
          <table:table-cell office:value-type="float" office:value="1.056188" calcext:value-type="float">
            <text:p>1.056188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1.303901" calcext:value-type="float">
            <text:p>1.303901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1.069154" calcext:value-type="float">
            <text:p>1.069154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1.334312" calcext:value-type="float">
            <text:p>1.334312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1.07918" calcext:value-type="float">
            <text:p>1.07918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.38141" calcext:value-type="float">
            <text:p>1.38141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1.08683" calcext:value-type="float">
            <text:p>1.08683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.427815" calcext:value-type="float">
            <text:p>1.427815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1.09448" calcext:value-type="float">
            <text:p>1.09448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1.473307" calcext:value-type="float">
            <text:p>1.473307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1.10213" calcext:value-type="float">
            <text:p>1.10213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1.517629" calcext:value-type="float">
            <text:p>1.517629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1.109781" calcext:value-type="float">
            <text:p>1.109781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.559095" calcext:value-type="float">
            <text:p>1.559095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1.117856" calcext:value-type="float">
            <text:p>1.117856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1.597261" calcext:value-type="float">
            <text:p>1.597261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1.126273" calcext:value-type="float">
            <text:p>1.12627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633042" calcext:value-type="float">
            <text:p>1.63304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.134691" calcext:value-type="float">
            <text:p>1.134691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.666034" calcext:value-type="float">
            <text:p>1.666034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1.143109" calcext:value-type="float">
            <text:p>1.143109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1.695067" calcext:value-type="float">
            <text:p>1.695067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1.151527" calcext:value-type="float">
            <text:p>1.151527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1.737817" calcext:value-type="float">
            <text:p>1.737817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1.168528" calcext:value-type="float">
            <text:p>1.168528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1.788508" calcext:value-type="float">
            <text:p>1.788508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1.192457" calcext:value-type="float">
            <text:p>1.192457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1.831374" calcext:value-type="float">
            <text:p>1.831374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1.216386" calcext:value-type="float">
            <text:p>1.216386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.867198" calcext:value-type="float">
            <text:p>1.867198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1.240316" calcext:value-type="float">
            <text:p>1.240316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1.896754" calcext:value-type="float">
            <text:p>1.896754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1.264245" calcext:value-type="float">
            <text:p>1.264245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1.930026" calcext:value-type="float">
            <text:p>1.930026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1.305149" calcext:value-type="float">
            <text:p>1.305149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1.959873" calcext:value-type="float">
            <text:p>1.959873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1.359758" calcext:value-type="float">
            <text:p>1.35975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980018" calcext:value-type="float">
            <text:p>1.98001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14366" calcext:value-type="float">
            <text:p>1.414366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1.993206" calcext:value-type="float">
            <text:p>1.993206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1.468975" calcext:value-type="float">
            <text:p>1.468975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2.001542" calcext:value-type="float">
            <text:p>2.001542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1.523583" calcext:value-type="float">
            <text:p>1.523583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2.002293" calcext:value-type="float">
            <text:p>2.002293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1.562018" calcext:value-type="float">
            <text:p>1.562018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1.997315" calcext:value-type="float">
            <text:p>1.997315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1.587393" calcext:value-type="float">
            <text:p>1.587393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.989388" calcext:value-type="float">
            <text:p>1.989388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1.612769" calcext:value-type="float">
            <text:p>1.612769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.977234" calcext:value-type="float">
            <text:p>1.977234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1.638144" calcext:value-type="float">
            <text:p>1.638144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1.959185" calcext:value-type="float">
            <text:p>1.959185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1.66352" calcext:value-type="float">
            <text:p>1.66352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1.932651" calcext:value-type="float">
            <text:p>1.932651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1.666657" calcext:value-type="float">
            <text:p>1.666657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1.895222" calcext:value-type="float">
            <text:p>1.895222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1.651841" calcext:value-type="float">
            <text:p>1.65184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.84514" calcext:value-type="float">
            <text:p>1.8451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1.637025" calcext:value-type="float">
            <text:p>1.637025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1.781208" calcext:value-type="float">
            <text:p>1.781208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1.622208" calcext:value-type="float">
            <text:p>1.622208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.70412" calcext:value-type="float">
            <text:p>1.70412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1.607392" calcext:value-type="float">
            <text:p>1.607392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.664018" calcext:value-type="float">
            <text:p>1.664018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1.586584" calcext:value-type="float">
            <text:p>1.586584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1.662366" calcext:value-type="float">
            <text:p>1.662366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1.560939" calcext:value-type="float">
            <text:p>1.560939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.663208" calcext:value-type="float">
            <text:p>1.663208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1.535294" calcext:value-type="float">
            <text:p>1.535294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1.666014" calcext:value-type="float">
            <text:p>1.666014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1.509649" calcext:value-type="float">
            <text:p>1.509649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1.670343" calcext:value-type="float">
            <text:p>1.670343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1.484003" calcext:value-type="float">
            <text:p>1.484003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1.715821" calcext:value-type="float">
            <text:p>1.715821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1.460511" calcext:value-type="float">
            <text:p>1.460511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1.783604" calcext:value-type="float">
            <text:p>1.783604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1.438757" calcext:value-type="float">
            <text:p>1.43875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836733" calcext:value-type="float">
            <text:p>1.83673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.417003" calcext:value-type="float">
            <text:p>1.417003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1.875578" calcext:value-type="float">
            <text:p>1.875578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1.395249" calcext:value-type="float">
            <text:p>1.395249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1.90187" calcext:value-type="float">
            <text:p>1.90187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1.373495" calcext:value-type="float">
            <text:p>1.373495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1.901756" calcext:value-type="float">
            <text:p>1.901756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1.355417" calcext:value-type="float">
            <text:p>1.355417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.883515" calcext:value-type="float">
            <text:p>1.883515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1.340306" calcext:value-type="float">
            <text:p>1.340306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1.860643" calcext:value-type="float">
            <text:p>1.860643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1.325196" calcext:value-type="float">
            <text:p>1.325196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1.832416" calcext:value-type="float">
            <text:p>1.832416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1.310086" calcext:value-type="float">
            <text:p>1.310086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1.798177" calcext:value-type="float">
            <text:p>1.798177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1.294976" calcext:value-type="float">
            <text:p>1.294976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1.743956" calcext:value-type="float">
            <text:p>1.743956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1.283191" calcext:value-type="float">
            <text:p>1.283191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1.665421" calcext:value-type="float">
            <text:p>1.665421</text:p>
          </table:table-cell>
          <table:table-cell/>
          <table:table-cell office:value-type="float" office:value="3.89" calcext:value-type="float">
            <text:p>3.89</text:p>
          </table:table-cell>
          <table:table-cell office:value-type="float" office:value="1.274089" calcext:value-type="float">
            <text:p>1.27408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573019" calcext:value-type="float">
            <text:p>1.57301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1.264988" calcext:value-type="float">
            <text:p>1.264988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.47099" calcext:value-type="float">
            <text:p>1.47099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1.255887" calcext:value-type="float">
            <text:p>1.255887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1.36587" calcext:value-type="float">
            <text:p>1.36587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1.246785" calcext:value-type="float">
            <text:p>1.246785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1.295376" calcext:value-type="float">
            <text:p>1.295376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1.240914" calcext:value-type="float">
            <text:p>1.240914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1.25175" calcext:value-type="float">
            <text:p>1.25175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1.237651" calcext:value-type="float">
            <text:p>1.237651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1.209849" calcext:value-type="float">
            <text:p>1.209849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1.234389" calcext:value-type="float">
            <text:p>1.234389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.170489" calcext:value-type="float">
            <text:p>1.170489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1.231126" calcext:value-type="float">
            <text:p>1.231126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1.134228" calcext:value-type="float">
            <text:p>1.134228</text:p>
          </table:table-cell>
          <table:table-cell/>
          <table:table-cell office:value-type="float" office:value="3.97" calcext:value-type="float">
            <text:p>3.97</text:p>
          </table:table-cell>
          <table:table-cell office:value-type="float" office:value="1.227863" calcext:value-type="float">
            <text:p>1.227863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1.093108" calcext:value-type="float">
            <text:p>1.093108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1.221643" calcext:value-type="float">
            <text:p>1.221643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1.052292" calcext:value-type="float">
            <text:p>1.052292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1.213036" calcext:value-type="float">
            <text:p>1.213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19067" calcext:value-type="float">
            <text:p>1.0190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204429" calcext:value-type="float">
            <text:p>1.204429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0.9927045" calcext:value-type="float">
            <text:p>0.9927045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1.195822" calcext:value-type="float">
            <text:p>1.195822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0.9723354" calcext:value-type="float">
            <text:p>0.9723354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1.187215" calcext:value-type="float">
            <text:p>1.187215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0.9835897" calcext:value-type="float">
            <text:p>0.9835897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1.187293" calcext:value-type="float">
            <text:p>1.187293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1.027048" calcext:value-type="float">
            <text:p>1.027048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1.194383" calcext:value-type="float">
            <text:p>1.194383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1.085743" calcext:value-type="float">
            <text:p>1.085743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1.201474" calcext:value-type="float">
            <text:p>1.201474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1.161935" calcext:value-type="float">
            <text:p>1.161935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1.208564" calcext:value-type="float">
            <text:p>1.208564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1.255361" calcext:value-type="float">
            <text:p>1.255361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1.215654" calcext:value-type="float">
            <text:p>1.215654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.339722" calcext:value-type="float">
            <text:p>1.339722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1.22578" calcext:value-type="float">
            <text:p>1.22578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1.410304" calcext:value-type="float">
            <text:p>1.410304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1.238358" calcext:value-type="float">
            <text:p>1.23835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.478826" calcext:value-type="float">
            <text:p>1.47882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1.250935" calcext:value-type="float">
            <text:p>1.250935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1.539172" calcext:value-type="float">
            <text:p>1.539172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1.263513" calcext:value-type="float">
            <text:p>1.263513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1.584264" calcext:value-type="float">
            <text:p>1.584264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1.27609" calcext:value-type="float">
            <text:p>1.27609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1.687972" calcext:value-type="float">
            <text:p>1.687972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1.30615" calcext:value-type="float">
            <text:p>1.30615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1.815157" calcext:value-type="float">
            <text:p>1.815157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1.350326" calcext:value-type="float">
            <text:p>1.350326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1.900302" calcext:value-type="float">
            <text:p>1.900302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1.394501" calcext:value-type="float">
            <text:p>1.394501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1.955208" calcext:value-type="float">
            <text:p>1.955208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float" office:value="1.438677" calcext:value-type="float">
            <text:p>1.438677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1.991138" calcext:value-type="float">
            <text:p>1.991138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1.482852" calcext:value-type="float">
            <text:p>1.482852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2.005118" calcext:value-type="float">
            <text:p>2.005118</text:p>
          </table:table-cell>
          <table:table-cell/>
          <table:table-cell office:value-type="float" office:value="4.18" calcext:value-type="float">
            <text:p>4.18</text:p>
          </table:table-cell>
          <table:table-cell office:value-type="float" office:value="1.533973" calcext:value-type="float">
            <text:p>1.533973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2.007912" calcext:value-type="float">
            <text:p>2.007912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1.590701" calcext:value-type="float">
            <text:p>1.59070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.010108" calcext:value-type="float">
            <text:p>2.01010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1.647429" calcext:value-type="float">
            <text:p>1.647429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2.011788" calcext:value-type="float">
            <text:p>2.011788</text:p>
          </table:table-cell>
          <table:table-cell/>
          <table:table-cell office:value-type="float" office:value="4.21" calcext:value-type="float">
            <text:p>4.21</text:p>
          </table:table-cell>
          <table:table-cell office:value-type="float" office:value="1.704157" calcext:value-type="float">
            <text:p>1.704157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2.013017" calcext:value-type="float">
            <text:p>2.013017</text:p>
          </table:table-cell>
          <table:table-cell/>
          <table:table-cell office:value-type="float" office:value="4.22" calcext:value-type="float">
            <text:p>4.22</text:p>
          </table:table-cell>
          <table:table-cell office:value-type="float" office:value="1.760885" calcext:value-type="float">
            <text:p>1.760885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2.036739" calcext:value-type="float">
            <text:p>2.036739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1.812854" calcext:value-type="float">
            <text:p>1.812854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2.085968" calcext:value-type="float">
            <text:p>2.085968</text:p>
          </table:table-cell>
          <table:table-cell/>
          <table:table-cell office:value-type="float" office:value="4.24" calcext:value-type="float">
            <text:p>4.24</text:p>
          </table:table-cell>
          <table:table-cell office:value-type="float" office:value="1.860981" calcext:value-type="float">
            <text:p>1.860981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2.148362" calcext:value-type="float">
            <text:p>2.148362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.909109" calcext:value-type="float">
            <text:p>1.909109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2.228675" calcext:value-type="float">
            <text:p>2.228675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1.957236" calcext:value-type="float">
            <text:p>1.957236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2.330775" calcext:value-type="float">
            <text:p>2.330775</text:p>
          </table:table-cell>
          <table:table-cell/>
          <table:table-cell office:value-type="float" office:value="4.27" calcext:value-type="float">
            <text:p>4.27</text:p>
          </table:table-cell>
          <table:table-cell office:value-type="float" office:value="2.005364" calcext:value-type="float">
            <text:p>2.005364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2.383155" calcext:value-type="float">
            <text:p>2.383155</text:p>
          </table:table-cell>
          <table:table-cell/>
          <table:table-cell office:value-type="float" office:value="4.28" calcext:value-type="float">
            <text:p>4.28</text:p>
          </table:table-cell>
          <table:table-cell office:value-type="float" office:value="2.046487" calcext:value-type="float">
            <text:p>2.046487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2.36678" calcext:value-type="float">
            <text:p>2.36678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2.081957" calcext:value-type="float">
            <text:p>2.08195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.344609" calcext:value-type="float">
            <text:p>2.34460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2.117426" calcext:value-type="float">
            <text:p>2.117426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2.32188" calcext:value-type="float">
            <text:p>2.32188</text:p>
          </table:table-cell>
          <table:table-cell/>
          <table:table-cell office:value-type="float" office:value="4.31" calcext:value-type="float">
            <text:p>4.31</text:p>
          </table:table-cell>
          <table:table-cell office:value-type="float" office:value="2.152896" calcext:value-type="float">
            <text:p>2.152896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.299937" calcext:value-type="float">
            <text:p>2.299937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2.188365" calcext:value-type="float">
            <text:p>2.188365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2.277613" calcext:value-type="float">
            <text:p>2.277613</text:p>
          </table:table-cell>
          <table:table-cell/>
          <table:table-cell office:value-type="float" office:value="4.33" calcext:value-type="float">
            <text:p>4.33</text:p>
          </table:table-cell>
          <table:table-cell office:value-type="float" office:value="2.233593" calcext:value-type="float">
            <text:p>2.233593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2.255414" calcext:value-type="float">
            <text:p>2.255414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float" office:value="2.2867" calcext:value-type="float">
            <text:p>2.2867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2.234846" calcext:value-type="float">
            <text:p>2.234846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2.339806" calcext:value-type="float">
            <text:p>2.339806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.216136" calcext:value-type="float">
            <text:p>2.216136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2.392913" calcext:value-type="float">
            <text:p>2.392913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2.199557" calcext:value-type="float">
            <text:p>2.199557</text:p>
          </table:table-cell>
          <table:table-cell/>
          <table:table-cell office:value-type="float" office:value="4.37" calcext:value-type="float">
            <text:p>4.37</text:p>
          </table:table-cell>
          <table:table-cell office:value-type="float" office:value="2.44602" calcext:value-type="float">
            <text:p>2.44602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2.178093" calcext:value-type="float">
            <text:p>2.178093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2.471633" calcext:value-type="float">
            <text:p>2.471633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2.154106" calcext:value-type="float">
            <text:p>2.154106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2.475049" calcext:value-type="float">
            <text:p>2.47504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133465" calcext:value-type="float">
            <text:p>2.13346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2.478466" calcext:value-type="float">
            <text:p>2.478466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2.115773" calcext:value-type="float">
            <text:p>2.115773</text:p>
          </table:table-cell>
          <table:table-cell/>
          <table:table-cell office:value-type="float" office:value="4.41" calcext:value-type="float">
            <text:p>4.41</text:p>
          </table:table-cell>
          <table:table-cell office:value-type="float" office:value="2.481882" calcext:value-type="float">
            <text:p>2.481882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2.100657" calcext:value-type="float">
            <text:p>2.100657</text:p>
          </table:table-cell>
          <table:table-cell/>
          <table:table-cell office:value-type="float" office:value="4.42" calcext:value-type="float">
            <text:p>4.42</text:p>
          </table:table-cell>
          <table:table-cell office:value-type="float" office:value="2.485299" calcext:value-type="float">
            <text:p>2.485299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2.104081" calcext:value-type="float">
            <text:p>2.104081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2.482013" calcext:value-type="float">
            <text:p>2.482013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.124098" calcext:value-type="float">
            <text:p>2.124098</text:p>
          </table:table-cell>
          <table:table-cell/>
          <table:table-cell office:value-type="float" office:value="4.44" calcext:value-type="float">
            <text:p>4.44</text:p>
          </table:table-cell>
          <table:table-cell office:value-type="float" office:value="2.473316" calcext:value-type="float">
            <text:p>2.473316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2.148547" calcext:value-type="float">
            <text:p>2.148547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float" office:value="2.464619" calcext:value-type="float">
            <text:p>2.464619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2.1782" calcext:value-type="float">
            <text:p>2.1782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2.455922" calcext:value-type="float">
            <text:p>2.455922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2.213858" calcext:value-type="float">
            <text:p>2.213858</text:p>
          </table:table-cell>
          <table:table-cell/>
          <table:table-cell office:value-type="float" office:value="4.47" calcext:value-type="float">
            <text:p>4.47</text:p>
          </table:table-cell>
          <table:table-cell office:value-type="float" office:value="2.447225" calcext:value-type="float">
            <text:p>2.447225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2.224656" calcext:value-type="float">
            <text:p>2.224656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2.440215" calcext:value-type="float">
            <text:p>2.440215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2.212059" calcext:value-type="float">
            <text:p>2.212059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2.434568" calcext:value-type="float">
            <text:p>2.43456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200145" calcext:value-type="float">
            <text:p>2.20014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428921" calcext:value-type="float">
            <text:p>2.428921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2.188892" calcext:value-type="float">
            <text:p>2.188892</text:p>
          </table:table-cell>
          <table:table-cell/>
          <table:table-cell office:value-type="float" office:value="4.51" calcext:value-type="float">
            <text:p>4.51</text:p>
          </table:table-cell>
          <table:table-cell office:value-type="float" office:value="2.423274" calcext:value-type="float">
            <text:p>2.423274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2.17827" calcext:value-type="float">
            <text:p>2.17827</text:p>
          </table:table-cell>
          <table:table-cell/>
          <table:table-cell office:value-type="float" office:value="4.52" calcext:value-type="float">
            <text:p>4.52</text:p>
          </table:table-cell>
          <table:table-cell office:value-type="float" office:value="2.417626" calcext:value-type="float">
            <text:p>2.417626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2.183954" calcext:value-type="float">
            <text:p>2.183954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2.413142" calcext:value-type="float">
            <text:p>2.413142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2.203964" calcext:value-type="float">
            <text:p>2.203964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2.409598" calcext:value-type="float">
            <text:p>2.409598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2.226059" calcext:value-type="float">
            <text:p>2.226059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2.406053" calcext:value-type="float">
            <text:p>2.406053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2.250363" calcext:value-type="float">
            <text:p>2.250363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2.402509" calcext:value-type="float">
            <text:p>2.402509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2.277" calcext:value-type="float">
            <text:p>2.277</text:p>
          </table:table-cell>
          <table:table-cell/>
          <table:table-cell office:value-type="float" office:value="4.57" calcext:value-type="float">
            <text:p>4.57</text:p>
          </table:table-cell>
          <table:table-cell office:value-type="float" office:value="2.398964" calcext:value-type="float">
            <text:p>2.398964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2.310481" calcext:value-type="float">
            <text:p>2.310481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2.410349" calcext:value-type="float">
            <text:p>2.410349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2.351225" calcext:value-type="float">
            <text:p>2.351225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float" office:value="2.433788" calcext:value-type="float">
            <text:p>2.43378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.396032" calcext:value-type="float">
            <text:p>2.39603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.457226" calcext:value-type="float">
            <text:p>2.457226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2.444823" calcext:value-type="float">
            <text:p>2.444823</text:p>
          </table:table-cell>
          <table:table-cell/>
          <table:table-cell office:value-type="float" office:value="4.61" calcext:value-type="float">
            <text:p>4.61</text:p>
          </table:table-cell>
          <table:table-cell office:value-type="float" office:value="2.480665" calcext:value-type="float">
            <text:p>2.480665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2.497379" calcext:value-type="float">
            <text:p>2.497379</text:p>
          </table:table-cell>
          <table:table-cell/>
          <table:table-cell office:value-type="float" office:value="4.62" calcext:value-type="float">
            <text:p>4.62</text:p>
          </table:table-cell>
          <table:table-cell office:value-type="float" office:value="2.504103" calcext:value-type="float">
            <text:p>2.504103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2.557311" calcext:value-type="float">
            <text:p>2.557311</text:p>
          </table:table-cell>
          <table:table-cell/>
          <table:table-cell office:value-type="float" office:value="4.63" calcext:value-type="float">
            <text:p>4.63</text:p>
          </table:table-cell>
          <table:table-cell office:value-type="float" office:value="2.534628" calcext:value-type="float">
            <text:p>2.534628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2.623853" calcext:value-type="float">
            <text:p>2.623853</text:p>
          </table:table-cell>
          <table:table-cell/>
          <table:table-cell office:value-type="float" office:value="4.64" calcext:value-type="float">
            <text:p>4.64</text:p>
          </table:table-cell>
          <table:table-cell office:value-type="float" office:value="2.570873" calcext:value-type="float">
            <text:p>2.570873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2.693056" calcext:value-type="float">
            <text:p>2.693056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2.607118" calcext:value-type="float">
            <text:p>2.607118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2.763819" calcext:value-type="float">
            <text:p>2.763819</text:p>
          </table:table-cell>
          <table:table-cell/>
          <table:table-cell office:value-type="float" office:value="4.66" calcext:value-type="float">
            <text:p>4.66</text:p>
          </table:table-cell>
          <table:table-cell office:value-type="float" office:value="2.643364" calcext:value-type="float">
            <text:p>2.643364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2.834928" calcext:value-type="float">
            <text:p>2.834928</text:p>
          </table:table-cell>
          <table:table-cell/>
          <table:table-cell office:value-type="float" office:value="4.67" calcext:value-type="float">
            <text:p>4.67</text:p>
          </table:table-cell>
          <table:table-cell office:value-type="float" office:value="2.679609" calcext:value-type="float">
            <text:p>2.679609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2.863349" calcext:value-type="float">
            <text:p>2.863349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2.701834" calcext:value-type="float">
            <text:p>2.701834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2.857649" calcext:value-type="float">
            <text:p>2.857649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2.712739" calcext:value-type="float">
            <text:p>2.71273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.851919" calcext:value-type="float">
            <text:p>2.85191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2.723644" calcext:value-type="float">
            <text:p>2.723644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2.84616" calcext:value-type="float">
            <text:p>2.84616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2.734548" calcext:value-type="float">
            <text:p>2.734548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2.840387" calcext:value-type="float">
            <text:p>2.840387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2.745453" calcext:value-type="float">
            <text:p>2.745453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2.878537" calcext:value-type="float">
            <text:p>2.878537</text:p>
          </table:table-cell>
          <table:table-cell/>
          <table:table-cell office:value-type="float" office:value="4.73" calcext:value-type="float">
            <text:p>4.73</text:p>
          </table:table-cell>
          <table:table-cell office:value-type="float" office:value="2.762342" calcext:value-type="float">
            <text:p>2.762342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2.950662" calcext:value-type="float">
            <text:p>2.950662</text:p>
          </table:table-cell>
          <table:table-cell/>
          <table:table-cell office:value-type="float" office:value="4.74" calcext:value-type="float">
            <text:p>4.74</text:p>
          </table:table-cell>
          <table:table-cell office:value-type="float" office:value="2.784062" calcext:value-type="float">
            <text:p>2.784062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3.01983" calcext:value-type="float">
            <text:p>3.01983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2.805782" calcext:value-type="float">
            <text:p>2.805782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3.085004" calcext:value-type="float">
            <text:p>3.085004</text:p>
          </table:table-cell>
          <table:table-cell/>
          <table:table-cell office:value-type="float" office:value="4.76" calcext:value-type="float">
            <text:p>4.76</text:p>
          </table:table-cell>
          <table:table-cell office:value-type="float" office:value="2.827502" calcext:value-type="float">
            <text:p>2.827502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3.145419" calcext:value-type="float">
            <text:p>3.145419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2.849222" calcext:value-type="float">
            <text:p>2.849222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3.161654" calcext:value-type="float">
            <text:p>3.161654</text:p>
          </table:table-cell>
          <table:table-cell/>
          <table:table-cell office:value-type="float" office:value="4.78" calcext:value-type="float">
            <text:p>4.78</text:p>
          </table:table-cell>
          <table:table-cell office:value-type="float" office:value="2.857233" calcext:value-type="float">
            <text:p>2.857233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3.144889" calcext:value-type="float">
            <text:p>3.144889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2.854177" calcext:value-type="float">
            <text:p>2.85417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27667" calcext:value-type="float">
            <text:p>3.12766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.85112" calcext:value-type="float">
            <text:p>2.85112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3.110004" calcext:value-type="float">
            <text:p>3.110004</text:p>
          </table:table-cell>
          <table:table-cell/>
          <table:table-cell office:value-type="float" office:value="4.81" calcext:value-type="float">
            <text:p>4.81</text:p>
          </table:table-cell>
          <table:table-cell office:value-type="float" office:value="2.848064" calcext:value-type="float">
            <text:p>2.848064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3.091909" calcext:value-type="float">
            <text:p>3.091909</text:p>
          </table:table-cell>
          <table:table-cell/>
          <table:table-cell office:value-type="float" office:value="4.82" calcext:value-type="float">
            <text:p>4.82</text:p>
          </table:table-cell>
          <table:table-cell office:value-type="float" office:value="2.845008" calcext:value-type="float">
            <text:p>2.845008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3.077009" calcext:value-type="float">
            <text:p>3.077009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2.838785" calcext:value-type="float">
            <text:p>2.838785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3.064817" calcext:value-type="float">
            <text:p>3.064817</text:p>
          </table:table-cell>
          <table:table-cell/>
          <table:table-cell office:value-type="float" office:value="4.84" calcext:value-type="float">
            <text:p>4.84</text:p>
          </table:table-cell>
          <table:table-cell office:value-type="float" office:value="2.830007" calcext:value-type="float">
            <text:p>2.830007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3.052482" calcext:value-type="float">
            <text:p>3.052482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2.821228" calcext:value-type="float">
            <text:p>2.821228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3.040011" calcext:value-type="float">
            <text:p>3.040011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2.812449" calcext:value-type="float">
            <text:p>2.812449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3.027416" calcext:value-type="float">
            <text:p>3.027416</text:p>
          </table:table-cell>
          <table:table-cell/>
          <table:table-cell office:value-type="float" office:value="4.87" calcext:value-type="float">
            <text:p>4.87</text:p>
          </table:table-cell>
          <table:table-cell office:value-type="float" office:value="2.803671" calcext:value-type="float">
            <text:p>2.803671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3.021721" calcext:value-type="float">
            <text:p>3.021721</text:p>
          </table:table-cell>
          <table:table-cell/>
          <table:table-cell office:value-type="float" office:value="4.88" calcext:value-type="float">
            <text:p>4.88</text:p>
          </table:table-cell>
          <table:table-cell office:value-type="float" office:value="2.818875" calcext:value-type="float">
            <text:p>2.818875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3.021737" calcext:value-type="float">
            <text:p>3.021737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2.853441" calcext:value-type="float">
            <text:p>2.85344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021886" calcext:value-type="float">
            <text:p>3.02188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.888007" calcext:value-type="float">
            <text:p>2.888007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3.022191" calcext:value-type="float">
            <text:p>3.022191</text:p>
          </table:table-cell>
          <table:table-cell/>
          <table:table-cell office:value-type="float" office:value="4.91" calcext:value-type="float">
            <text:p>4.91</text:p>
          </table:table-cell>
          <table:table-cell office:value-type="float" office:value="2.922574" calcext:value-type="float">
            <text:p>2.922574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3.022686" calcext:value-type="float">
            <text:p>3.022686</text:p>
          </table:table-cell>
          <table:table-cell/>
          <table:table-cell office:value-type="float" office:value="4.92" calcext:value-type="float">
            <text:p>4.92</text:p>
          </table:table-cell>
          <table:table-cell office:value-type="float" office:value="2.95714" calcext:value-type="float">
            <text:p>2.95714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3.004778" calcext:value-type="float">
            <text:p>3.004778</text:p>
          </table:table-cell>
          <table:table-cell/>
          <table:table-cell office:value-type="float" office:value="4.93" calcext:value-type="float">
            <text:p>4.93</text:p>
          </table:table-cell>
          <table:table-cell office:value-type="float" office:value="2.985908" calcext:value-type="float">
            <text:p>2.985908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2.971237" calcext:value-type="float">
            <text:p>2.971237</text:p>
          </table:table-cell>
          <table:table-cell/>
          <table:table-cell office:value-type="float" office:value="4.94" calcext:value-type="float">
            <text:p>4.94</text:p>
          </table:table-cell>
          <table:table-cell office:value-type="float" office:value="3.009996" calcext:value-type="float">
            <text:p>3.009996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2.936965" calcext:value-type="float">
            <text:p>2.936965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3.034084" calcext:value-type="float">
            <text:p>3.034084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2.902117" calcext:value-type="float">
            <text:p>2.902117</text:p>
          </table:table-cell>
          <table:table-cell/>
          <table:table-cell office:value-type="float" office:value="4.96" calcext:value-type="float">
            <text:p>4.96</text:p>
          </table:table-cell>
          <table:table-cell office:value-type="float" office:value="3.058171" calcext:value-type="float">
            <text:p>3.058171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2.866842" calcext:value-type="float">
            <text:p>2.866842</text:p>
          </table:table-cell>
          <table:table-cell/>
          <table:table-cell office:value-type="float" office:value="4.97" calcext:value-type="float">
            <text:p>4.97</text:p>
          </table:table-cell>
          <table:table-cell office:value-type="float" office:value="3.082259" calcext:value-type="float">
            <text:p>3.082259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2.967295" calcext:value-type="float">
            <text:p>2.967295</text:p>
          </table:table-cell>
          <table:table-cell/>
          <table:table-cell office:value-type="float" office:value="4.98" calcext:value-type="float">
            <text:p>4.98</text:p>
          </table:table-cell>
          <table:table-cell office:value-type="float" office:value="3.10109" calcext:value-type="float">
            <text:p>3.10109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3.154445" calcext:value-type="float">
            <text:p>3.154445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3.115679" calcext:value-type="float">
            <text:p>3.1156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97604" calcext:value-type="float">
            <text:p>3.2976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130267" calcext:value-type="float">
            <text:p>3.130267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3.395686" calcext:value-type="float">
            <text:p>3.395686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3.144856" calcext:value-type="float">
            <text:p>3.144856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3.457897" calcext:value-type="float">
            <text:p>3.457897</text:p>
          </table:table-cell>
          <table:table-cell/>
          <table:table-cell office:value-type="float" office:value="5.02" calcext:value-type="float">
            <text:p>5.02</text:p>
          </table:table-cell>
          <table:table-cell office:value-type="float" office:value="3.159444" calcext:value-type="float">
            <text:p>3.159444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3.486031" calcext:value-type="float">
            <text:p>3.486031</text:p>
          </table:table-cell>
          <table:table-cell/>
          <table:table-cell office:value-type="float" office:value="5.03" calcext:value-type="float">
            <text:p>5.03</text:p>
          </table:table-cell>
          <table:table-cell office:value-type="float" office:value="3.170497" calcext:value-type="float">
            <text:p>3.170497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3.499455" calcext:value-type="float">
            <text:p>3.499455</text:p>
          </table:table-cell>
          <table:table-cell/>
          <table:table-cell office:value-type="float" office:value="5.04" calcext:value-type="float">
            <text:p>5.04</text:p>
          </table:table-cell>
          <table:table-cell office:value-type="float" office:value="3.178695" calcext:value-type="float">
            <text:p>3.178695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3.509965" calcext:value-type="float">
            <text:p>3.509965</text:p>
          </table:table-cell>
          <table:table-cell/>
          <table:table-cell office:value-type="float" office:value="5.05" calcext:value-type="float">
            <text:p>5.05</text:p>
          </table:table-cell>
          <table:table-cell office:value-type="float" office:value="3.186894" calcext:value-type="float">
            <text:p>3.186894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3.518147" calcext:value-type="float">
            <text:p>3.518147</text:p>
          </table:table-cell>
          <table:table-cell/>
          <table:table-cell office:value-type="float" office:value="5.06" calcext:value-type="float">
            <text:p>5.06</text:p>
          </table:table-cell>
          <table:table-cell office:value-type="float" office:value="3.195092" calcext:value-type="float">
            <text:p>3.195092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3.524466" calcext:value-type="float">
            <text:p>3.524466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3.20329" calcext:value-type="float">
            <text:p>3.20329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3.521162" calcext:value-type="float">
            <text:p>3.521162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float" office:value="3.218446" calcext:value-type="float">
            <text:p>3.218446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3.506245" calcext:value-type="float">
            <text:p>3.506245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3.239218" calcext:value-type="float">
            <text:p>3.239218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82758" calcext:value-type="float">
            <text:p>3.48275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3.259991" calcext:value-type="float">
            <text:p>3.259991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3.446927" calcext:value-type="float">
            <text:p>3.446927</text:p>
          </table:table-cell>
          <table:table-cell/>
          <table:table-cell office:value-type="float" office:value="5.11" calcext:value-type="float">
            <text:p>5.11</text:p>
          </table:table-cell>
          <table:table-cell office:value-type="float" office:value="3.280764" calcext:value-type="float">
            <text:p>3.280764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3.394739" calcext:value-type="float">
            <text:p>3.394739</text:p>
          </table:table-cell>
          <table:table-cell/>
          <table:table-cell office:value-type="float" office:value="5.12" calcext:value-type="float">
            <text:p>5.12</text:p>
          </table:table-cell>
          <table:table-cell office:value-type="float" office:value="3.301536" calcext:value-type="float">
            <text:p>3.301536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3.373031" calcext:value-type="float">
            <text:p>3.373031</text:p>
          </table:table-cell>
          <table:table-cell/>
          <table:table-cell office:value-type="float" office:value="5.13" calcext:value-type="float">
            <text:p>5.13</text:p>
          </table:table-cell>
          <table:table-cell office:value-type="float" office:value="3.333875" calcext:value-type="float">
            <text:p>3.333875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3.387204" calcext:value-type="float">
            <text:p>3.387204</text:p>
          </table:table-cell>
          <table:table-cell/>
          <table:table-cell office:value-type="float" office:value="5.14" calcext:value-type="float">
            <text:p>5.14</text:p>
          </table:table-cell>
          <table:table-cell office:value-type="float" office:value="3.375552" calcext:value-type="float">
            <text:p>3.375552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3.402077" calcext:value-type="float">
            <text:p>3.402077</text:p>
          </table:table-cell>
          <table:table-cell/>
          <table:table-cell office:value-type="float" office:value="5.15" calcext:value-type="float">
            <text:p>5.15</text:p>
          </table:table-cell>
          <table:table-cell office:value-type="float" office:value="3.417228" calcext:value-type="float">
            <text:p>3.417228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3.417765" calcext:value-type="float">
            <text:p>3.417765</text:p>
          </table:table-cell>
          <table:table-cell/>
          <table:table-cell office:value-type="float" office:value="5.16" calcext:value-type="float">
            <text:p>5.16</text:p>
          </table:table-cell>
          <table:table-cell office:value-type="float" office:value="3.458905" calcext:value-type="float">
            <text:p>3.458905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3.434412" calcext:value-type="float">
            <text:p>3.434412</text:p>
          </table:table-cell>
          <table:table-cell/>
          <table:table-cell office:value-type="float" office:value="5.17" calcext:value-type="float">
            <text:p>5.17</text:p>
          </table:table-cell>
          <table:table-cell office:value-type="float" office:value="3.500581" calcext:value-type="float">
            <text:p>3.500581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3.425169" calcext:value-type="float">
            <text:p>3.425169</text:p>
          </table:table-cell>
          <table:table-cell/>
          <table:table-cell office:value-type="float" office:value="5.18" calcext:value-type="float">
            <text:p>5.18</text:p>
          </table:table-cell>
          <table:table-cell office:value-type="float" office:value="3.518439" calcext:value-type="float">
            <text:p>3.518439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3.398667" calcext:value-type="float">
            <text:p>3.398667</text:p>
          </table:table-cell>
          <table:table-cell/>
          <table:table-cell office:value-type="float" office:value="5.19" calcext:value-type="float">
            <text:p>5.19</text:p>
          </table:table-cell>
          <table:table-cell office:value-type="float" office:value="3.517066" calcext:value-type="float">
            <text:p>3.51706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376472" calcext:value-type="float">
            <text:p>3.37647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3.515692" calcext:value-type="float">
            <text:p>3.515692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3.357461" calcext:value-type="float">
            <text:p>3.357461</text:p>
          </table:table-cell>
          <table:table-cell/>
          <table:table-cell office:value-type="float" office:value="5.21" calcext:value-type="float">
            <text:p>5.21</text:p>
          </table:table-cell>
          <table:table-cell office:value-type="float" office:value="3.514319" calcext:value-type="float">
            <text:p>3.514319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3.340753" calcext:value-type="float">
            <text:p>3.340753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3.512946" calcext:value-type="float">
            <text:p>3.512946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3.327187" calcext:value-type="float">
            <text:p>3.327187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3.504478" calcext:value-type="float">
            <text:p>3.504478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3.31475" calcext:value-type="float">
            <text:p>3.31475</text:p>
          </table:table-cell>
          <table:table-cell/>
          <table:table-cell office:value-type="float" office:value="5.24" calcext:value-type="float">
            <text:p>5.24</text:p>
          </table:table-cell>
          <table:table-cell office:value-type="float" office:value="3.490281" calcext:value-type="float">
            <text:p>3.490281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3.301817" calcext:value-type="float">
            <text:p>3.301817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3.476085" calcext:value-type="float">
            <text:p>3.476085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3.288394" calcext:value-type="float">
            <text:p>3.288394</text:p>
          </table:table-cell>
          <table:table-cell/>
          <table:table-cell office:value-type="float" office:value="5.26" calcext:value-type="float">
            <text:p>5.26</text:p>
          </table:table-cell>
          <table:table-cell office:value-type="float" office:value="3.461889" calcext:value-type="float">
            <text:p>3.461889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3.27449" calcext:value-type="float">
            <text:p>3.27449</text:p>
          </table:table-cell>
          <table:table-cell/>
          <table:table-cell office:value-type="float" office:value="5.27" calcext:value-type="float">
            <text:p>5.27</text:p>
          </table:table-cell>
          <table:table-cell office:value-type="float" office:value="3.447693" calcext:value-type="float">
            <text:p>3.447693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.262374" calcext:value-type="float">
            <text:p>3.262374</text:p>
          </table:table-cell>
          <table:table-cell/>
          <table:table-cell office:value-type="float" office:value="5.28" calcext:value-type="float">
            <text:p>5.28</text:p>
          </table:table-cell>
          <table:table-cell office:value-type="float" office:value="3.434112" calcext:value-type="float">
            <text:p>3.434112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3.251788" calcext:value-type="float">
            <text:p>3.251788</text:p>
          </table:table-cell>
          <table:table-cell/>
          <table:table-cell office:value-type="float" office:value="5.29" calcext:value-type="float">
            <text:p>5.29</text:p>
          </table:table-cell>
          <table:table-cell office:value-type="float" office:value="3.421027" calcext:value-type="float">
            <text:p>3.42102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240967" calcext:value-type="float">
            <text:p>3.24096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3.407942" calcext:value-type="float">
            <text:p>3.407942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3.229901" calcext:value-type="float">
            <text:p>3.229901</text:p>
          </table:table-cell>
          <table:table-cell/>
          <table:table-cell office:value-type="float" office:value="5.31" calcext:value-type="float">
            <text:p>5.31</text:p>
          </table:table-cell>
          <table:table-cell office:value-type="float" office:value="3.394857" calcext:value-type="float">
            <text:p>3.394857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3.218597" calcext:value-type="float">
            <text:p>3.218597</text:p>
          </table:table-cell>
          <table:table-cell/>
          <table:table-cell office:value-type="float" office:value="5.32" calcext:value-type="float">
            <text:p>5.32</text:p>
          </table:table-cell>
          <table:table-cell office:value-type="float" office:value="3.381772" calcext:value-type="float">
            <text:p>3.381772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3.160439" calcext:value-type="float">
            <text:p>3.160439</text:p>
          </table:table-cell>
          <table:table-cell/>
          <table:table-cell office:value-type="float" office:value="5.33" calcext:value-type="float">
            <text:p>5.33</text:p>
          </table:table-cell>
          <table:table-cell office:value-type="float" office:value="3.355182" calcext:value-type="float">
            <text:p>3.355182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3.052746" calcext:value-type="float">
            <text:p>3.052746</text:p>
          </table:table-cell>
          <table:table-cell/>
          <table:table-cell office:value-type="float" office:value="5.34" calcext:value-type="float">
            <text:p>5.34</text:p>
          </table:table-cell>
          <table:table-cell office:value-type="float" office:value="3.317689" calcext:value-type="float">
            <text:p>3.317689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2.933593" calcext:value-type="float">
            <text:p>2.933593</text:p>
          </table:table-cell>
          <table:table-cell/>
          <table:table-cell office:value-type="float" office:value="5.35" calcext:value-type="float">
            <text:p>5.35</text:p>
          </table:table-cell>
          <table:table-cell office:value-type="float" office:value="3.280195" calcext:value-type="float">
            <text:p>3.280195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2.809704" calcext:value-type="float">
            <text:p>2.809704</text:p>
          </table:table-cell>
          <table:table-cell/>
          <table:table-cell office:value-type="float" office:value="5.36" calcext:value-type="float">
            <text:p>5.36</text:p>
          </table:table-cell>
          <table:table-cell office:value-type="float" office:value="3.242701" calcext:value-type="float">
            <text:p>3.242701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2.689235" calcext:value-type="float">
            <text:p>2.689235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3.205208" calcext:value-type="float">
            <text:p>3.205208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2.640905" calcext:value-type="float">
            <text:p>2.640905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3.177677" calcext:value-type="float">
            <text:p>3.177677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2.645043" calcext:value-type="float">
            <text:p>2.645043</text:p>
          </table:table-cell>
          <table:table-cell/>
          <table:table-cell office:value-type="float" office:value="5.39" calcext:value-type="float">
            <text:p>5.39</text:p>
          </table:table-cell>
          <table:table-cell office:value-type="float" office:value="3.158191" calcext:value-type="float">
            <text:p>3.15819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.64921" calcext:value-type="float">
            <text:p>2.6492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3.138705" calcext:value-type="float">
            <text:p>3.138705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2.653401" calcext:value-type="float">
            <text:p>2.653401</text:p>
          </table:table-cell>
          <table:table-cell/>
          <table:table-cell office:value-type="float" office:value="5.41" calcext:value-type="float">
            <text:p>5.41</text:p>
          </table:table-cell>
          <table:table-cell office:value-type="float" office:value="3.119219" calcext:value-type="float">
            <text:p>3.119219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2.657626" calcext:value-type="float">
            <text:p>2.657626</text:p>
          </table:table-cell>
          <table:table-cell/>
          <table:table-cell office:value-type="float" office:value="5.42" calcext:value-type="float">
            <text:p>5.42</text:p>
          </table:table-cell>
          <table:table-cell office:value-type="float" office:value="3.099733" calcext:value-type="float">
            <text:p>3.099733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2.606076" calcext:value-type="float">
            <text:p>2.606076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3.068236" calcext:value-type="float">
            <text:p>3.068236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2.518675" calcext:value-type="float">
            <text:p>2.518675</text:p>
          </table:table-cell>
          <table:table-cell/>
          <table:table-cell office:value-type="float" office:value="5.44" calcext:value-type="float">
            <text:p>5.44</text:p>
          </table:table-cell>
          <table:table-cell office:value-type="float" office:value="3.027041" calcext:value-type="float">
            <text:p>3.027041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2.442116" calcext:value-type="float">
            <text:p>2.442116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float" office:value="2.985846" calcext:value-type="float">
            <text:p>2.985846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2.375432" calcext:value-type="float">
            <text:p>2.375432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2.94465" calcext:value-type="float">
            <text:p>2.94465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2.317733" calcext:value-type="float">
            <text:p>2.317733</text:p>
          </table:table-cell>
          <table:table-cell/>
          <table:table-cell office:value-type="float" office:value="5.47" calcext:value-type="float">
            <text:p>5.47</text:p>
          </table:table-cell>
          <table:table-cell office:value-type="float" office:value="2.903455" calcext:value-type="float">
            <text:p>2.903455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2.302816" calcext:value-type="float">
            <text:p>2.302816</text:p>
          </table:table-cell>
          <table:table-cell/>
          <table:table-cell office:value-type="float" office:value="5.48" calcext:value-type="float">
            <text:p>5.48</text:p>
          </table:table-cell>
          <table:table-cell office:value-type="float" office:value="2.854118" calcext:value-type="float">
            <text:p>2.854118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2.318093" calcext:value-type="float">
            <text:p>2.318093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float" office:value="2.798208" calcext:value-type="float">
            <text:p>2.79820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333988" calcext:value-type="float">
            <text:p>2.33398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.742297" calcext:value-type="float">
            <text:p>2.742297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2.350464" calcext:value-type="float">
            <text:p>2.350464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2.686387" calcext:value-type="float">
            <text:p>2.686387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.36745" calcext:value-type="float">
            <text:p>2.36745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2.630476" calcext:value-type="float">
            <text:p>2.630476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2.371619" calcext:value-type="float">
            <text:p>2.371619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2.58331" calcext:value-type="float">
            <text:p>2.58331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2.364971" calcext:value-type="float">
            <text:p>2.364971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2.543204" calcext:value-type="float">
            <text:p>2.543204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2.35794" calcext:value-type="float">
            <text:p>2.35794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2.503097" calcext:value-type="float">
            <text:p>2.503097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2.35034" calcext:value-type="float">
            <text:p>2.35034</text:p>
          </table:table-cell>
          <table:table-cell/>
          <table:table-cell office:value-type="float" office:value="5.56" calcext:value-type="float">
            <text:p>5.56</text:p>
          </table:table-cell>
          <table:table-cell office:value-type="float" office:value="2.462991" calcext:value-type="float">
            <text:p>2.462991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2.341917" calcext:value-type="float">
            <text:p>2.341917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2.422884" calcext:value-type="float">
            <text:p>2.422884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2.295468" calcext:value-type="float">
            <text:p>2.295468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2.382063" calcext:value-type="float">
            <text:p>2.382063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2.230204" calcext:value-type="float">
            <text:p>2.230204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2.340665" calcext:value-type="float">
            <text:p>2.34066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178232" calcext:value-type="float">
            <text:p>2.17823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2.299266" calcext:value-type="float">
            <text:p>2.299266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2.137702" calcext:value-type="float">
            <text:p>2.137702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2.257868" calcext:value-type="float">
            <text:p>2.257868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2.106627" calcext:value-type="float">
            <text:p>2.106627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2.216469" calcext:value-type="float">
            <text:p>2.216469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2.094128" calcext:value-type="float">
            <text:p>2.094128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2.170729" calcext:value-type="float">
            <text:p>2.170729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.088878" calcext:value-type="float">
            <text:p>2.088878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2.121484" calcext:value-type="float">
            <text:p>2.121484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2.076674" calcext:value-type="float">
            <text:p>2.076674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2.072238" calcext:value-type="float">
            <text:p>2.072238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2.052342" calcext:value-type="float">
            <text:p>2.052342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2.022993" calcext:value-type="float">
            <text:p>2.022993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2.008311" calcext:value-type="float">
            <text:p>2.008311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1.973747" calcext:value-type="float">
            <text:p>1.973747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1.991817" calcext:value-type="float">
            <text:p>1.991817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1.943573" calcext:value-type="float">
            <text:p>1.943573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2.01245" calcext:value-type="float">
            <text:p>2.01245</text:p>
          </table:table-cell>
          <table:table-cell/>
          <table:table-cell office:value-type="float" office:value="5.69" calcext:value-type="float">
            <text:p>5.69</text:p>
          </table:table-cell>
          <table:table-cell office:value-type="float" office:value="1.928795" calcext:value-type="float">
            <text:p>1.92879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031839" calcext:value-type="float">
            <text:p>2.03183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1.914017" calcext:value-type="float">
            <text:p>1.914017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2.05009" calcext:value-type="float">
            <text:p>2.05009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1.89924" calcext:value-type="float">
            <text:p>1.89924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2.067321" calcext:value-type="float">
            <text:p>2.067321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1.884462" calcext:value-type="float">
            <text:p>1.884462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2.069228" calcext:value-type="float">
            <text:p>2.069228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1.874637" calcext:value-type="float">
            <text:p>1.874637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2.060589" calcext:value-type="float">
            <text:p>2.060589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1.86881" calcext:value-type="float">
            <text:p>1.86881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2.053412" calcext:value-type="float">
            <text:p>2.053412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.862983" calcext:value-type="float">
            <text:p>1.862983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.047484" calcext:value-type="float">
            <text:p>2.047484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1.857155" calcext:value-type="float">
            <text:p>1.857155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2.04261" calcext:value-type="float">
            <text:p>2.04261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1.851328" calcext:value-type="float">
            <text:p>1.851328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2.045845" calcext:value-type="float">
            <text:p>2.045845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1.852238" calcext:value-type="float">
            <text:p>1.852238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2.05724" calcext:value-type="float">
            <text:p>2.05724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1.858588" calcext:value-type="float">
            <text:p>1.85858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071965" calcext:value-type="float">
            <text:p>2.07196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1.864938" calcext:value-type="float">
            <text:p>1.864938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2.090767" calcext:value-type="float">
            <text:p>2.090767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1.871287" calcext:value-type="float">
            <text:p>1.871287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2.114473" calcext:value-type="float">
            <text:p>2.114473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1.877637" calcext:value-type="float">
            <text:p>1.877637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2.126795" calcext:value-type="float">
            <text:p>2.126795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1.892121" calcext:value-type="float">
            <text:p>1.892121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2.126546" calcext:value-type="float">
            <text:p>2.126546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1.913172" calcext:value-type="float">
            <text:p>1.913172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2.126164" calcext:value-type="float">
            <text:p>2.126164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1.934223" calcext:value-type="float">
            <text:p>1.934223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2.125653" calcext:value-type="float">
            <text:p>2.125653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1.955274" calcext:value-type="float">
            <text:p>1.955274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2.125014" calcext:value-type="float">
            <text:p>2.125014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1.976326" calcext:value-type="float">
            <text:p>1.976326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.111988" calcext:value-type="float">
            <text:p>2.111988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1.979956" calcext:value-type="float">
            <text:p>1.979956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2.091204" calcext:value-type="float">
            <text:p>2.091204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1.969522" calcext:value-type="float">
            <text:p>1.96952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.072932" calcext:value-type="float">
            <text:p>2.07293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1.959088" calcext:value-type="float">
            <text:p>1.959088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2.056861" calcext:value-type="float">
            <text:p>2.056861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1.948655" calcext:value-type="float">
            <text:p>1.948655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.042698" calcext:value-type="float">
            <text:p>2.042698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1.938221" calcext:value-type="float">
            <text:p>1.938221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2.033066" calcext:value-type="float">
            <text:p>2.033066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1.917241" calcext:value-type="float">
            <text:p>1.917241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2.024042" calcext:value-type="float">
            <text:p>2.024042</text:p>
          </table:table-cell>
          <table:table-cell/>
          <table:table-cell office:value-type="float" office:value="5.94" calcext:value-type="float">
            <text:p>5.94</text:p>
          </table:table-cell>
          <table:table-cell office:value-type="float" office:value="1.887748" calcext:value-type="float">
            <text:p>1.887748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2.011819" calcext:value-type="float">
            <text:p>2.011819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1.858255" calcext:value-type="float">
            <text:p>1.858255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1.995699" calcext:value-type="float">
            <text:p>1.995699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float" office:value="1.828762" calcext:value-type="float">
            <text:p>1.828762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1.974955" calcext:value-type="float">
            <text:p>1.974955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1.799269" calcext:value-type="float">
            <text:p>1.799269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1.966585" calcext:value-type="float">
            <text:p>1.966585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1.77329" calcext:value-type="float">
            <text:p>1.77329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1.971847" calcext:value-type="float">
            <text:p>1.971847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1.750148" calcext:value-type="float">
            <text:p>1.7501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77425" calcext:value-type="float">
            <text:p>1.9774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727006" calcext:value-type="float">
            <text:p>1.727006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.982948" calcext:value-type="float">
            <text:p>1.982948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1.703864" calcext:value-type="float">
            <text:p>1.703864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1.988174" calcext:value-type="float">
            <text:p>1.988174</text:p>
          </table:table-cell>
          <table:table-cell/>
          <table:table-cell office:value-type="float" office:value="6.02" calcext:value-type="float">
            <text:p>6.02</text:p>
          </table:table-cell>
          <table:table-cell office:value-type="float" office:value="1.680722" calcext:value-type="float">
            <text:p>1.680722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2.00715" calcext:value-type="float">
            <text:p>2.00715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1.662794" calcext:value-type="float">
            <text:p>1.662794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2.028131" calcext:value-type="float">
            <text:p>2.028131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1.649075" calcext:value-type="float">
            <text:p>1.649075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2.041447" calcext:value-type="float">
            <text:p>2.041447</text:p>
          </table:table-cell>
          <table:table-cell/>
          <table:table-cell office:value-type="float" office:value="6.05" calcext:value-type="float">
            <text:p>6.05</text:p>
          </table:table-cell>
          <table:table-cell office:value-type="float" office:value="1.635357" calcext:value-type="float">
            <text:p>1.635357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2.050424" calcext:value-type="float">
            <text:p>2.050424</text:p>
          </table:table-cell>
          <table:table-cell/>
          <table:table-cell office:value-type="float" office:value="6.06" calcext:value-type="float">
            <text:p>6.06</text:p>
          </table:table-cell>
          <table:table-cell office:value-type="float" office:value="1.621639" calcext:value-type="float">
            <text:p>1.621639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2.056885" calcext:value-type="float">
            <text:p>2.056885</text:p>
          </table:table-cell>
          <table:table-cell/>
          <table:table-cell office:value-type="float" office:value="6.07" calcext:value-type="float">
            <text:p>6.07</text:p>
          </table:table-cell>
          <table:table-cell office:value-type="float" office:value="1.60792" calcext:value-type="float">
            <text:p>1.60792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2.065671" calcext:value-type="float">
            <text:p>2.065671</text:p>
          </table:table-cell>
          <table:table-cell/>
          <table:table-cell office:value-type="float" office:value="6.08" calcext:value-type="float">
            <text:p>6.08</text:p>
          </table:table-cell>
          <table:table-cell office:value-type="float" office:value="1.608657" calcext:value-type="float">
            <text:p>1.608657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2.079784" calcext:value-type="float">
            <text:p>2.079784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1.621065" calcext:value-type="float">
            <text:p>1.62106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096701" calcext:value-type="float">
            <text:p>2.09670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1.633473" calcext:value-type="float">
            <text:p>1.633473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2.114848" calcext:value-type="float">
            <text:p>2.114848</text:p>
          </table:table-cell>
          <table:table-cell/>
          <table:table-cell office:value-type="float" office:value="6.11" calcext:value-type="float">
            <text:p>6.11</text:p>
          </table:table-cell>
          <table:table-cell office:value-type="float" office:value="1.645881" calcext:value-type="float">
            <text:p>1.645881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.129298" calcext:value-type="float">
            <text:p>2.129298</text:p>
          </table:table-cell>
          <table:table-cell/>
          <table:table-cell office:value-type="float" office:value="6.12" calcext:value-type="float">
            <text:p>6.12</text:p>
          </table:table-cell>
          <table:table-cell office:value-type="float" office:value="1.658289" calcext:value-type="float">
            <text:p>1.658289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2.139404" calcext:value-type="float">
            <text:p>2.139404</text:p>
          </table:table-cell>
          <table:table-cell/>
          <table:table-cell office:value-type="float" office:value="6.13" calcext:value-type="float">
            <text:p>6.13</text:p>
          </table:table-cell>
          <table:table-cell office:value-type="float" office:value="1.703771" calcext:value-type="float">
            <text:p>1.703771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2.148887" calcext:value-type="float">
            <text:p>2.148887</text:p>
          </table:table-cell>
          <table:table-cell/>
          <table:table-cell office:value-type="float" office:value="6.14" calcext:value-type="float">
            <text:p>6.14</text:p>
          </table:table-cell>
          <table:table-cell office:value-type="float" office:value="1.775955" calcext:value-type="float">
            <text:p>1.775955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2.152036" calcext:value-type="float">
            <text:p>2.152036</text:p>
          </table:table-cell>
          <table:table-cell/>
          <table:table-cell office:value-type="float" office:value="6.15" calcext:value-type="float">
            <text:p>6.15</text:p>
          </table:table-cell>
          <table:table-cell office:value-type="float" office:value="1.84814" calcext:value-type="float">
            <text:p>1.84814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2.147594" calcext:value-type="float">
            <text:p>2.147594</text:p>
          </table:table-cell>
          <table:table-cell/>
          <table:table-cell office:value-type="float" office:value="6.16" calcext:value-type="float">
            <text:p>6.16</text:p>
          </table:table-cell>
          <table:table-cell office:value-type="float" office:value="1.920325" calcext:value-type="float">
            <text:p>1.920325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2.135465" calcext:value-type="float">
            <text:p>2.135465</text:p>
          </table:table-cell>
          <table:table-cell/>
          <table:table-cell office:value-type="float" office:value="6.17" calcext:value-type="float">
            <text:p>6.17</text:p>
          </table:table-cell>
          <table:table-cell office:value-type="float" office:value="1.992509" calcext:value-type="float">
            <text:p>1.992509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2.193918" calcext:value-type="float">
            <text:p>2.193918</text:p>
          </table:table-cell>
          <table:table-cell/>
          <table:table-cell office:value-type="float" office:value="6.18" calcext:value-type="float">
            <text:p>6.18</text:p>
          </table:table-cell>
          <table:table-cell office:value-type="float" office:value="2.062954" calcext:value-type="float">
            <text:p>2.062954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2.319219" calcext:value-type="float">
            <text:p>2.319219</text:p>
          </table:table-cell>
          <table:table-cell/>
          <table:table-cell office:value-type="float" office:value="6.19" calcext:value-type="float">
            <text:p>6.19</text:p>
          </table:table-cell>
          <table:table-cell office:value-type="float" office:value="2.131994" calcext:value-type="float">
            <text:p>2.13199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45019" calcext:value-type="float">
            <text:p>2.4501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2.201035" calcext:value-type="float">
            <text:p>2.201035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2.5832" calcext:value-type="float">
            <text:p>2.5832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float" office:value="2.270075" calcext:value-type="float">
            <text:p>2.270075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2.714059" calcext:value-type="float">
            <text:p>2.714059</text:p>
          </table:table-cell>
          <table:table-cell/>
          <table:table-cell office:value-type="float" office:value="6.22" calcext:value-type="float">
            <text:p>6.22</text:p>
          </table:table-cell>
          <table:table-cell office:value-type="float" office:value="2.339115" calcext:value-type="float">
            <text:p>2.339115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2.914885" calcext:value-type="float">
            <text:p>2.914885</text:p>
          </table:table-cell>
          <table:table-cell/>
          <table:table-cell office:value-type="float" office:value="6.23" calcext:value-type="float">
            <text:p>6.23</text:p>
          </table:table-cell>
          <table:table-cell office:value-type="float" office:value="2.398083" calcext:value-type="float">
            <text:p>2.398083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3.130717" calcext:value-type="float">
            <text:p>3.130717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2.448918" calcext:value-type="float">
            <text:p>2.448918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3.28547" calcext:value-type="float">
            <text:p>3.28547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2.499754" calcext:value-type="float">
            <text:p>2.499754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3.387843" calcext:value-type="float">
            <text:p>3.387843</text:p>
          </table:table-cell>
          <table:table-cell/>
          <table:table-cell office:value-type="float" office:value="6.26" calcext:value-type="float">
            <text:p>6.26</text:p>
          </table:table-cell>
          <table:table-cell office:value-type="float" office:value="2.550589" calcext:value-type="float">
            <text:p>2.550589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3.451947" calcext:value-type="float">
            <text:p>3.451947</text:p>
          </table:table-cell>
          <table:table-cell/>
          <table:table-cell office:value-type="float" office:value="6.27" calcext:value-type="float">
            <text:p>6.27</text:p>
          </table:table-cell>
          <table:table-cell office:value-type="float" office:value="2.601424" calcext:value-type="float">
            <text:p>2.601424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3.476701" calcext:value-type="float">
            <text:p>3.476701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float" office:value="2.647976" calcext:value-type="float">
            <text:p>2.647976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3.481987" calcext:value-type="float">
            <text:p>3.481987</text:p>
          </table:table-cell>
          <table:table-cell/>
          <table:table-cell office:value-type="float" office:value="6.29" calcext:value-type="float">
            <text:p>6.29</text:p>
          </table:table-cell>
          <table:table-cell office:value-type="float" office:value="2.69107" calcext:value-type="float">
            <text:p>2.6910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82715" calcext:value-type="float">
            <text:p>3.48271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2.734164" calcext:value-type="float">
            <text:p>2.734164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3.478861" calcext:value-type="float">
            <text:p>3.478861</text:p>
          </table:table-cell>
          <table:table-cell/>
          <table:table-cell office:value-type="float" office:value="6.31" calcext:value-type="float">
            <text:p>6.31</text:p>
          </table:table-cell>
          <table:table-cell office:value-type="float" office:value="2.777257" calcext:value-type="float">
            <text:p>2.777257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3.470171" calcext:value-type="float">
            <text:p>3.470171</text:p>
          </table:table-cell>
          <table:table-cell/>
          <table:table-cell office:value-type="float" office:value="6.32" calcext:value-type="float">
            <text:p>6.32</text:p>
          </table:table-cell>
          <table:table-cell office:value-type="float" office:value="2.820351" calcext:value-type="float">
            <text:p>2.820351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3.494932" calcext:value-type="float">
            <text:p>3.494932</text:p>
          </table:table-cell>
          <table:table-cell/>
          <table:table-cell office:value-type="float" office:value="6.33" calcext:value-type="float">
            <text:p>6.33</text:p>
          </table:table-cell>
          <table:table-cell office:value-type="float" office:value="2.863705" calcext:value-type="float">
            <text:p>2.863705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3.512223" calcext:value-type="float">
            <text:p>3.512223</text:p>
          </table:table-cell>
          <table:table-cell/>
          <table:table-cell office:value-type="float" office:value="6.34" calcext:value-type="float">
            <text:p>6.34</text:p>
          </table:table-cell>
          <table:table-cell office:value-type="float" office:value="2.90727" calcext:value-type="float">
            <text:p>2.90727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3.510216" calcext:value-type="float">
            <text:p>3.510216</text:p>
          </table:table-cell>
          <table:table-cell/>
          <table:table-cell office:value-type="float" office:value="6.35" calcext:value-type="float">
            <text:p>6.35</text:p>
          </table:table-cell>
          <table:table-cell office:value-type="float" office:value="2.950834" calcext:value-type="float">
            <text:p>2.950834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.501545" calcext:value-type="float">
            <text:p>3.501545</text:p>
          </table:table-cell>
          <table:table-cell/>
          <table:table-cell office:value-type="float" office:value="6.36" calcext:value-type="float">
            <text:p>6.36</text:p>
          </table:table-cell>
          <table:table-cell office:value-type="float" office:value="2.994398" calcext:value-type="float">
            <text:p>2.994398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3.490395" calcext:value-type="float">
            <text:p>3.490395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3.037963" calcext:value-type="float">
            <text:p>3.037963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3.482009" calcext:value-type="float">
            <text:p>3.482009</text:p>
          </table:table-cell>
          <table:table-cell/>
          <table:table-cell office:value-type="float" office:value="6.38" calcext:value-type="float">
            <text:p>6.38</text:p>
          </table:table-cell>
          <table:table-cell office:value-type="float" office:value="3.097105" calcext:value-type="float">
            <text:p>3.097105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3.477838" calcext:value-type="float">
            <text:p>3.477838</text:p>
          </table:table-cell>
          <table:table-cell/>
          <table:table-cell office:value-type="float" office:value="6.39" calcext:value-type="float">
            <text:p>6.39</text:p>
          </table:table-cell>
          <table:table-cell office:value-type="float" office:value="3.168825" calcext:value-type="float">
            <text:p>3.16882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478485" calcext:value-type="float">
            <text:p>3.47848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3.240545" calcext:value-type="float">
            <text:p>3.240545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3.487834" calcext:value-type="float">
            <text:p>3.487834</text:p>
          </table:table-cell>
          <table:table-cell/>
          <table:table-cell office:value-type="float" office:value="6.41" calcext:value-type="float">
            <text:p>6.41</text:p>
          </table:table-cell>
          <table:table-cell office:value-type="float" office:value="3.312265" calcext:value-type="float">
            <text:p>3.312265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3.511417" calcext:value-type="float">
            <text:p>3.511417</text:p>
          </table:table-cell>
          <table:table-cell/>
          <table:table-cell office:value-type="float" office:value="6.42" calcext:value-type="float">
            <text:p>6.42</text:p>
          </table:table-cell>
          <table:table-cell office:value-type="float" office:value="3.383985" calcext:value-type="float">
            <text:p>3.383985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3.539516" calcext:value-type="float">
            <text:p>3.539516</text:p>
          </table:table-cell>
          <table:table-cell/>
          <table:table-cell office:value-type="float" office:value="6.43" calcext:value-type="float">
            <text:p>6.43</text:p>
          </table:table-cell>
          <table:table-cell office:value-type="float" office:value="3.444956" calcext:value-type="float">
            <text:p>3.444956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3.556941" calcext:value-type="float">
            <text:p>3.556941</text:p>
          </table:table-cell>
          <table:table-cell/>
          <table:table-cell office:value-type="float" office:value="6.44" calcext:value-type="float">
            <text:p>6.44</text:p>
          </table:table-cell>
          <table:table-cell office:value-type="float" office:value="3.497249" calcext:value-type="float">
            <text:p>3.497249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3.571154" calcext:value-type="float">
            <text:p>3.571154</text:p>
          </table:table-cell>
          <table:table-cell/>
          <table:table-cell office:value-type="float" office:value="6.45" calcext:value-type="float">
            <text:p>6.45</text:p>
          </table:table-cell>
          <table:table-cell office:value-type="float" office:value="3.549541" calcext:value-type="float">
            <text:p>3.549541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3.582506" calcext:value-type="float">
            <text:p>3.582506</text:p>
          </table:table-cell>
          <table:table-cell/>
          <table:table-cell office:value-type="float" office:value="6.46" calcext:value-type="float">
            <text:p>6.46</text:p>
          </table:table-cell>
          <table:table-cell office:value-type="float" office:value="3.601834" calcext:value-type="float">
            <text:p>3.601834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3.591352" calcext:value-type="float">
            <text:p>3.591352</text:p>
          </table:table-cell>
          <table:table-cell/>
          <table:table-cell office:value-type="float" office:value="6.47" calcext:value-type="float">
            <text:p>6.47</text:p>
          </table:table-cell>
          <table:table-cell office:value-type="float" office:value="3.654126" calcext:value-type="float">
            <text:p>3.654126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.615205" calcext:value-type="float">
            <text:p>3.615205</text:p>
          </table:table-cell>
          <table:table-cell/>
          <table:table-cell office:value-type="float" office:value="6.48" calcext:value-type="float">
            <text:p>6.48</text:p>
          </table:table-cell>
          <table:table-cell office:value-type="float" office:value="3.680657" calcext:value-type="float">
            <text:p>3.680657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3.627951" calcext:value-type="float">
            <text:p>3.627951</text:p>
          </table:table-cell>
          <table:table-cell/>
          <table:table-cell office:value-type="float" office:value="6.49" calcext:value-type="float">
            <text:p>6.49</text:p>
          </table:table-cell>
          <table:table-cell office:value-type="float" office:value="3.686389" calcext:value-type="float">
            <text:p>3.68638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625064" calcext:value-type="float">
            <text:p>3.62506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.692121" calcext:value-type="float">
            <text:p>3.692121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3.616511" calcext:value-type="float">
            <text:p>3.616511</text:p>
          </table:table-cell>
          <table:table-cell/>
          <table:table-cell office:value-type="float" office:value="6.51" calcext:value-type="float">
            <text:p>6.51</text:p>
          </table:table-cell>
          <table:table-cell office:value-type="float" office:value="3.697853" calcext:value-type="float">
            <text:p>3.697853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3.60665" calcext:value-type="float">
            <text:p>3.60665</text:p>
          </table:table-cell>
          <table:table-cell/>
          <table:table-cell office:value-type="float" office:value="6.52" calcext:value-type="float">
            <text:p>6.52</text:p>
          </table:table-cell>
          <table:table-cell office:value-type="float" office:value="3.703584" calcext:value-type="float">
            <text:p>3.70358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3.606035" calcext:value-type="float">
            <text:p>3.606035</text:p>
          </table:table-cell>
          <table:table-cell/>
          <table:table-cell office:value-type="float" office:value="6.53" calcext:value-type="float">
            <text:p>6.53</text:p>
          </table:table-cell>
          <table:table-cell office:value-type="float" office:value="3.710631" calcext:value-type="float">
            <text:p>3.710631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3.613224" calcext:value-type="float">
            <text:p>3.613224</text:p>
          </table:table-cell>
          <table:table-cell/>
          <table:table-cell office:value-type="float" office:value="6.54" calcext:value-type="float">
            <text:p>6.54</text:p>
          </table:table-cell>
          <table:table-cell office:value-type="float" office:value="3.718738" calcext:value-type="float">
            <text:p>3.718738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3.621123" calcext:value-type="float">
            <text:p>3.621123</text:p>
          </table:table-cell>
          <table:table-cell/>
          <table:table-cell office:value-type="float" office:value="6.55" calcext:value-type="float">
            <text:p>6.55</text:p>
          </table:table-cell>
          <table:table-cell office:value-type="float" office:value="3.726845" calcext:value-type="float">
            <text:p>3.726845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3.629812" calcext:value-type="float">
            <text:p>3.629812</text:p>
          </table:table-cell>
          <table:table-cell/>
          <table:table-cell office:value-type="float" office:value="6.56" calcext:value-type="float">
            <text:p>6.56</text:p>
          </table:table-cell>
          <table:table-cell office:value-type="float" office:value="3.734953" calcext:value-type="float">
            <text:p>3.734953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3.63938" calcext:value-type="float">
            <text:p>3.63938</text:p>
          </table:table-cell>
          <table:table-cell/>
          <table:table-cell office:value-type="float" office:value="6.57" calcext:value-type="float">
            <text:p>6.57</text:p>
          </table:table-cell>
          <table:table-cell office:value-type="float" office:value="3.74306" calcext:value-type="float">
            <text:p>3.74306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3.694227" calcext:value-type="float">
            <text:p>3.694227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float" office:value="3.780038" calcext:value-type="float">
            <text:p>3.780038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3.847104" calcext:value-type="float">
            <text:p>3.847104</text:p>
          </table:table-cell>
          <table:table-cell/>
          <table:table-cell office:value-type="float" office:value="6.59" calcext:value-type="float">
            <text:p>6.59</text:p>
          </table:table-cell>
          <table:table-cell office:value-type="float" office:value="3.840325" calcext:value-type="float">
            <text:p>3.84032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.108766" calcext:value-type="float">
            <text:p>4.10876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3.900612" calcext:value-type="float">
            <text:p>3.900612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4.471513" calcext:value-type="float">
            <text:p>4.471513</text:p>
          </table:table-cell>
          <table:table-cell/>
          <table:table-cell office:value-type="float" office:value="6.61" calcext:value-type="float">
            <text:p>6.61</text:p>
          </table:table-cell>
          <table:table-cell office:value-type="float" office:value="3.960898" calcext:value-type="float">
            <text:p>3.960898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4.848516" calcext:value-type="float">
            <text:p>4.848516</text:p>
          </table:table-cell>
          <table:table-cell/>
          <table:table-cell office:value-type="float" office:value="6.62" calcext:value-type="float">
            <text:p>6.62</text:p>
          </table:table-cell>
          <table:table-cell office:value-type="float" office:value="4.021185" calcext:value-type="float">
            <text:p>4.021185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5.028921" calcext:value-type="float">
            <text:p>5.028921</text:p>
          </table:table-cell>
          <table:table-cell/>
          <table:table-cell office:value-type="float" office:value="6.63" calcext:value-type="float">
            <text:p>6.63</text:p>
          </table:table-cell>
          <table:table-cell office:value-type="float" office:value="4.078774" calcext:value-type="float">
            <text:p>4.078774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5.085834" calcext:value-type="float">
            <text:p>5.085834</text:p>
          </table:table-cell>
          <table:table-cell/>
          <table:table-cell office:value-type="float" office:value="6.64" calcext:value-type="float">
            <text:p>6.64</text:p>
          </table:table-cell>
          <table:table-cell office:value-type="float" office:value="4.134184" calcext:value-type="float">
            <text:p>4.134184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5.125429" calcext:value-type="float">
            <text:p>5.125429</text:p>
          </table:table-cell>
          <table:table-cell/>
          <table:table-cell office:value-type="float" office:value="6.65" calcext:value-type="float">
            <text:p>6.65</text:p>
          </table:table-cell>
          <table:table-cell office:value-type="float" office:value="4.189595" calcext:value-type="float">
            <text:p>4.189595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5.144111" calcext:value-type="float">
            <text:p>5.144111</text:p>
          </table:table-cell>
          <table:table-cell/>
          <table:table-cell office:value-type="float" office:value="6.66" calcext:value-type="float">
            <text:p>6.66</text:p>
          </table:table-cell>
          <table:table-cell office:value-type="float" office:value="4.245005" calcext:value-type="float">
            <text:p>4.24500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5.137653" calcext:value-type="float">
            <text:p>5.137653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4.300415" calcext:value-type="float">
            <text:p>4.300415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5.072857" calcext:value-type="float">
            <text:p>5.072857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float" office:value="4.316511" calcext:value-type="float">
            <text:p>4.316511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4.939168" calcext:value-type="float">
            <text:p>4.939168</text:p>
          </table:table-cell>
          <table:table-cell/>
          <table:table-cell office:value-type="float" office:value="6.69" calcext:value-type="float">
            <text:p>6.69</text:p>
          </table:table-cell>
          <table:table-cell office:value-type="float" office:value="4.300864" calcext:value-type="float">
            <text:p>4.30086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4.753371" calcext:value-type="float">
            <text:p>4.75337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4.285218" calcext:value-type="float">
            <text:p>4.285218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4.525581" calcext:value-type="float">
            <text:p>4.525581</text:p>
          </table:table-cell>
          <table:table-cell/>
          <table:table-cell office:value-type="float" office:value="6.71" calcext:value-type="float">
            <text:p>6.71</text:p>
          </table:table-cell>
          <table:table-cell office:value-type="float" office:value="4.269572" calcext:value-type="float">
            <text:p>4.269572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4.28172" calcext:value-type="float">
            <text:p>4.28172</text:p>
          </table:table-cell>
          <table:table-cell/>
          <table:table-cell office:value-type="float" office:value="6.72" calcext:value-type="float">
            <text:p>6.72</text:p>
          </table:table-cell>
          <table:table-cell office:value-type="float" office:value="4.253926" calcext:value-type="float">
            <text:p>4.253926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4.145603" calcext:value-type="float">
            <text:p>4.145603</text:p>
          </table:table-cell>
          <table:table-cell/>
          <table:table-cell office:value-type="float" office:value="6.73" calcext:value-type="float">
            <text:p>6.73</text:p>
          </table:table-cell>
          <table:table-cell office:value-type="float" office:value="4.201899" calcext:value-type="float">
            <text:p>4.201899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4.089615" calcext:value-type="float">
            <text:p>4.089615</text:p>
          </table:table-cell>
          <table:table-cell/>
          <table:table-cell office:value-type="float" office:value="6.74" calcext:value-type="float">
            <text:p>6.74</text:p>
          </table:table-cell>
          <table:table-cell office:value-type="float" office:value="4.1205" calcext:value-type="float">
            <text:p>4.1205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4.033066" calcext:value-type="float">
            <text:p>4.033066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4.0391" calcext:value-type="float">
            <text:p>4.0391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3.975929" calcext:value-type="float">
            <text:p>3.975929</text:p>
          </table:table-cell>
          <table:table-cell/>
          <table:table-cell office:value-type="float" office:value="6.76" calcext:value-type="float">
            <text:p>6.76</text:p>
          </table:table-cell>
          <table:table-cell office:value-type="float" office:value="3.957701" calcext:value-type="float">
            <text:p>3.957701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3.918155" calcext:value-type="float">
            <text:p>3.918155</text:p>
          </table:table-cell>
          <table:table-cell/>
          <table:table-cell office:value-type="float" office:value="6.77" calcext:value-type="float">
            <text:p>6.77</text:p>
          </table:table-cell>
          <table:table-cell office:value-type="float" office:value="3.876301" calcext:value-type="float">
            <text:p>3.876301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3.819553" calcext:value-type="float">
            <text:p>3.819553</text:p>
          </table:table-cell>
          <table:table-cell/>
          <table:table-cell office:value-type="float" office:value="6.78" calcext:value-type="float">
            <text:p>6.78</text:p>
          </table:table-cell>
          <table:table-cell office:value-type="float" office:value="3.783432" calcext:value-type="float">
            <text:p>3.783432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3.671748" calcext:value-type="float">
            <text:p>3.671748</text:p>
          </table:table-cell>
          <table:table-cell/>
          <table:table-cell office:value-type="float" office:value="6.79" calcext:value-type="float">
            <text:p>6.79</text:p>
          </table:table-cell>
          <table:table-cell office:value-type="float" office:value="3.681303" calcext:value-type="float">
            <text:p>3.68130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502425" calcext:value-type="float">
            <text:p>3.50242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3.579174" calcext:value-type="float">
            <text:p>3.579174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3.31568" calcext:value-type="float">
            <text:p>3.31568</text:p>
          </table:table-cell>
          <table:table-cell/>
          <table:table-cell office:value-type="float" office:value="6.81" calcext:value-type="float">
            <text:p>6.81</text:p>
          </table:table-cell>
          <table:table-cell office:value-type="float" office:value="3.477045" calcext:value-type="float">
            <text:p>3.477045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3.120823" calcext:value-type="float">
            <text:p>3.120823</text:p>
          </table:table-cell>
          <table:table-cell/>
          <table:table-cell office:value-type="float" office:value="6.82" calcext:value-type="float">
            <text:p>6.82</text:p>
          </table:table-cell>
          <table:table-cell office:value-type="float" office:value="3.374916" calcext:value-type="float">
            <text:p>3.374916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2.877447" calcext:value-type="float">
            <text:p>2.877447</text:p>
          </table:table-cell>
          <table:table-cell/>
          <table:table-cell office:value-type="float" office:value="6.83" calcext:value-type="float">
            <text:p>6.83</text:p>
          </table:table-cell>
          <table:table-cell office:value-type="float" office:value="3.269784" calcext:value-type="float">
            <text:p>3.269784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2.63606" calcext:value-type="float">
            <text:p>2.63606</text:p>
          </table:table-cell>
          <table:table-cell/>
          <table:table-cell office:value-type="float" office:value="6.84" calcext:value-type="float">
            <text:p>6.84</text:p>
          </table:table-cell>
          <table:table-cell office:value-type="float" office:value="3.162228" calcext:value-type="float">
            <text:p>3.162228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2.449548" calcext:value-type="float">
            <text:p>2.449548</text:p>
          </table:table-cell>
          <table:table-cell/>
          <table:table-cell office:value-type="float" office:value="6.85" calcext:value-type="float">
            <text:p>6.85</text:p>
          </table:table-cell>
          <table:table-cell office:value-type="float" office:value="3.054672" calcext:value-type="float">
            <text:p>3.054672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2.312442" calcext:value-type="float">
            <text:p>2.312442</text:p>
          </table:table-cell>
          <table:table-cell/>
          <table:table-cell office:value-type="float" office:value="6.86" calcext:value-type="float">
            <text:p>6.86</text:p>
          </table:table-cell>
          <table:table-cell office:value-type="float" office:value="2.947116" calcext:value-type="float">
            <text:p>2.947116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2.215613" calcext:value-type="float">
            <text:p>2.215613</text:p>
          </table:table-cell>
          <table:table-cell/>
          <table:table-cell office:value-type="float" office:value="6.87" calcext:value-type="float">
            <text:p>6.87</text:p>
          </table:table-cell>
          <table:table-cell office:value-type="float" office:value="2.83956" calcext:value-type="float">
            <text:p>2.83956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2.168704" calcext:value-type="float">
            <text:p>2.168704</text:p>
          </table:table-cell>
          <table:table-cell/>
          <table:table-cell office:value-type="float" office:value="6.88" calcext:value-type="float">
            <text:p>6.88</text:p>
          </table:table-cell>
          <table:table-cell office:value-type="float" office:value="2.75284" calcext:value-type="float">
            <text:p>2.75284</text:p>
          </table:table-cell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2.146362" calcext:value-type="float">
            <text:p>2.146362</text:p>
          </table:table-cell>
          <table:table-cell/>
          <table:table-cell office:value-type="float" office:value="6.89" calcext:value-type="float">
            <text:p>6.89</text:p>
          </table:table-cell>
          <table:table-cell office:value-type="float" office:value="2.682942" calcext:value-type="float">
            <text:p>2.68294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.12743" calcext:value-type="float">
            <text:p>2.1274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2.613045" calcext:value-type="float">
            <text:p>2.613045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2.111351" calcext:value-type="float">
            <text:p>2.111351</text:p>
          </table:table-cell>
          <table:table-cell/>
          <table:table-cell office:value-type="float" office:value="6.91" calcext:value-type="float">
            <text:p>6.91</text:p>
          </table:table-cell>
          <table:table-cell office:value-type="float" office:value="2.543147" calcext:value-type="float">
            <text:p>2.543147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2.097656" calcext:value-type="float">
            <text:p>2.097656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float" office:value="2.473249" calcext:value-type="float">
            <text:p>2.473249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2.093331" calcext:value-type="float">
            <text:p>2.093331</text:p>
          </table:table-cell>
          <table:table-cell/>
          <table:table-cell office:value-type="float" office:value="6.93" calcext:value-type="float">
            <text:p>6.93</text:p>
          </table:table-cell>
          <table:table-cell office:value-type="float" office:value="2.423996" calcext:value-type="float">
            <text:p>2.423996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2.095236" calcext:value-type="float">
            <text:p>2.095236</text:p>
          </table:table-cell>
          <table:table-cell/>
          <table:table-cell office:value-type="float" office:value="6.94" calcext:value-type="float">
            <text:p>6.94</text:p>
          </table:table-cell>
          <table:table-cell office:value-type="float" office:value="2.391411" calcext:value-type="float">
            <text:p>2.391411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2.09684" calcext:value-type="float">
            <text:p>2.09684</text:p>
          </table:table-cell>
          <table:table-cell/>
          <table:table-cell office:value-type="float" office:value="6.95" calcext:value-type="float">
            <text:p>6.95</text:p>
          </table:table-cell>
          <table:table-cell office:value-type="float" office:value="2.358827" calcext:value-type="float">
            <text:p>2.358827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2.097933" calcext:value-type="float">
            <text:p>2.097933</text:p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2.326242" calcext:value-type="float">
            <text:p>2.326242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.09818" calcext:value-type="float">
            <text:p>2.09818</text:p>
          </table:table-cell>
          <table:table-cell/>
          <table:table-cell office:value-type="float" office:value="6.97" calcext:value-type="float">
            <text:p>6.97</text:p>
          </table:table-cell>
          <table:table-cell office:value-type="float" office:value="2.293657" calcext:value-type="float">
            <text:p>2.293657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2.109358" calcext:value-type="float">
            <text:p>2.109358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2.26443" calcext:value-type="float">
            <text:p>2.26443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2.135284" calcext:value-type="float">
            <text:p>2.135284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2.237914" calcext:value-type="float">
            <text:p>2.2379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67314" calcext:value-type="float">
            <text:p>2.1673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211397" calcext:value-type="float">
            <text:p>2.211397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2.20259" calcext:value-type="float">
            <text:p>2.20259</text:p>
          </table:table-cell>
          <table:table-cell/>
          <table:table-cell office:value-type="float" office:value="7.01" calcext:value-type="float">
            <text:p>7.01</text:p>
          </table:table-cell>
          <table:table-cell office:value-type="float" office:value="2.184881" calcext:value-type="float">
            <text:p>2.184881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2.234581" calcext:value-type="float">
            <text:p>2.234581</text:p>
          </table:table-cell>
          <table:table-cell/>
          <table:table-cell office:value-type="float" office:value="7.02" calcext:value-type="float">
            <text:p>7.02</text:p>
          </table:table-cell>
          <table:table-cell office:value-type="float" office:value="2.158364" calcext:value-type="float">
            <text:p>2.158364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2.208283" calcext:value-type="float">
            <text:p>2.208283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float" office:value="2.120661" calcext:value-type="float">
            <text:p>2.120661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2.096337" calcext:value-type="float">
            <text:p>2.096337</text:p>
          </table:table-cell>
          <table:table-cell/>
          <table:table-cell office:value-type="float" office:value="7.04" calcext:value-type="float">
            <text:p>7.04</text:p>
          </table:table-cell>
          <table:table-cell office:value-type="float" office:value="2.073927" calcext:value-type="float">
            <text:p>2.073927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1.950172" calcext:value-type="float">
            <text:p>1.950172</text:p>
          </table:table-cell>
          <table:table-cell/>
          <table:table-cell office:value-type="float" office:value="7.05" calcext:value-type="float">
            <text:p>7.05</text:p>
          </table:table-cell>
          <table:table-cell office:value-type="float" office:value="2.027193" calcext:value-type="float">
            <text:p>2.027193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1.826852" calcext:value-type="float">
            <text:p>1.82685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1.980458" calcext:value-type="float">
            <text:p>1.980458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1.766592" calcext:value-type="float">
            <text:p>1.766592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1.933724" calcext:value-type="float">
            <text:p>1.93372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.714966" calcext:value-type="float">
            <text:p>1.714966</text:p>
          </table:table-cell>
          <table:table-cell/>
          <table:table-cell office:value-type="float" office:value="7.08" calcext:value-type="float">
            <text:p>7.08</text:p>
          </table:table-cell>
          <table:table-cell office:value-type="float" office:value="1.885721" calcext:value-type="float">
            <text:p>1.885721</text:p>
          </table:table-cell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1.636658" calcext:value-type="float">
            <text:p>1.636658</text:p>
          </table:table-cell>
          <table:table-cell/>
          <table:table-cell office:value-type="float" office:value="7.09" calcext:value-type="float">
            <text:p>7.09</text:p>
          </table:table-cell>
          <table:table-cell office:value-type="float" office:value="1.836693" calcext:value-type="float">
            <text:p>1.83669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.566706" calcext:value-type="float">
            <text:p>1.56670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1.787664" calcext:value-type="float">
            <text:p>1.787664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1.508092" calcext:value-type="float">
            <text:p>1.508092</text:p>
          </table:table-cell>
          <table:table-cell/>
          <table:table-cell office:value-type="float" office:value="7.11" calcext:value-type="float">
            <text:p>7.11</text:p>
          </table:table-cell>
          <table:table-cell office:value-type="float" office:value="1.738636" calcext:value-type="float">
            <text:p>1.738636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1.462759" calcext:value-type="float">
            <text:p>1.462759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1.689608" calcext:value-type="float">
            <text:p>1.689608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1.419294" calcext:value-type="float">
            <text:p>1.419294</text:p>
          </table:table-cell>
          <table:table-cell/>
          <table:table-cell office:value-type="float" office:value="7.13" calcext:value-type="float">
            <text:p>7.13</text:p>
          </table:table-cell>
          <table:table-cell office:value-type="float" office:value="1.645288" calcext:value-type="float">
            <text:p>1.645288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1.406309" calcext:value-type="float">
            <text:p>1.406309</text:p>
          </table:table-cell>
          <table:table-cell/>
          <table:table-cell office:value-type="float" office:value="7.14" calcext:value-type="float">
            <text:p>7.14</text:p>
          </table:table-cell>
          <table:table-cell office:value-type="float" office:value="1.604768" calcext:value-type="float">
            <text:p>1.604768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1.4329" calcext:value-type="float">
            <text:p>1.4329</text:p>
          </table:table-cell>
          <table:table-cell/>
          <table:table-cell office:value-type="float" office:value="7.15" calcext:value-type="float">
            <text:p>7.15</text:p>
          </table:table-cell>
          <table:table-cell office:value-type="float" office:value="1.564249" calcext:value-type="float">
            <text:p>1.564249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1.486718" calcext:value-type="float">
            <text:p>1.486718</text:p>
          </table:table-cell>
          <table:table-cell/>
          <table:table-cell office:value-type="float" office:value="7.16" calcext:value-type="float">
            <text:p>7.16</text:p>
          </table:table-cell>
          <table:table-cell office:value-type="float" office:value="1.523729" calcext:value-type="float">
            <text:p>1.523729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1.555337" calcext:value-type="float">
            <text:p>1.555337</text:p>
          </table:table-cell>
          <table:table-cell/>
          <table:table-cell office:value-type="float" office:value="7.17" calcext:value-type="float">
            <text:p>7.17</text:p>
          </table:table-cell>
          <table:table-cell office:value-type="float" office:value="1.483209" calcext:value-type="float">
            <text:p>1.483209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1.575342" calcext:value-type="float">
            <text:p>1.575342</text:p>
          </table:table-cell>
          <table:table-cell/>
          <table:table-cell office:value-type="float" office:value="7.18" calcext:value-type="float">
            <text:p>7.18</text:p>
          </table:table-cell>
          <table:table-cell office:value-type="float" office:value="1.446059" calcext:value-type="float">
            <text:p>1.446059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1.553267" calcext:value-type="float">
            <text:p>1.553267</text:p>
          </table:table-cell>
          <table:table-cell/>
          <table:table-cell office:value-type="float" office:value="7.19" calcext:value-type="float">
            <text:p>7.19</text:p>
          </table:table-cell>
          <table:table-cell office:value-type="float" office:value="1.41163" calcext:value-type="float">
            <text:p>1.4116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.531685" calcext:value-type="float">
            <text:p>1.53168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1.377201" calcext:value-type="float">
            <text:p>1.377201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1.510397" calcext:value-type="float">
            <text:p>1.510397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float" office:value="1.342771" calcext:value-type="float">
            <text:p>1.342771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1.489239" calcext:value-type="float">
            <text:p>1.489239</text:p>
          </table:table-cell>
          <table:table-cell/>
          <table:table-cell office:value-type="float" office:value="7.22" calcext:value-type="float">
            <text:p>7.22</text:p>
          </table:table-cell>
          <table:table-cell office:value-type="float" office:value="1.308342" calcext:value-type="float">
            <text:p>1.308342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1.433706" calcext:value-type="float">
            <text:p>1.433706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1.278845" calcext:value-type="float">
            <text:p>1.278845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1.350802" calcext:value-type="float">
            <text:p>1.350802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1.25333" calcext:value-type="float">
            <text:p>1.25333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.271313" calcext:value-type="float">
            <text:p>1.271313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1.227815" calcext:value-type="float">
            <text:p>1.227815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1.198227" calcext:value-type="float">
            <text:p>1.198227</text:p>
          </table:table-cell>
          <table:table-cell/>
          <table:table-cell office:value-type="float" office:value="7.26" calcext:value-type="float">
            <text:p>7.26</text:p>
          </table:table-cell>
          <table:table-cell office:value-type="float" office:value="1.2023" calcext:value-type="float">
            <text:p>1.2023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1.133581" calcext:value-type="float">
            <text:p>1.133581</text:p>
          </table:table-cell>
          <table:table-cell/>
          <table:table-cell office:value-type="float" office:value="7.27" calcext:value-type="float">
            <text:p>7.27</text:p>
          </table:table-cell>
          <table:table-cell office:value-type="float" office:value="1.176785" calcext:value-type="float">
            <text:p>1.176785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1.08491" calcext:value-type="float">
            <text:p>1.08491</text:p>
          </table:table-cell>
          <table:table-cell/>
          <table:table-cell office:value-type="float" office:value="7.28" calcext:value-type="float">
            <text:p>7.28</text:p>
          </table:table-cell>
          <table:table-cell office:value-type="float" office:value="1.155747" calcext:value-type="float">
            <text:p>1.155747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1.048108" calcext:value-type="float">
            <text:p>1.048108</text:p>
          </table:table-cell>
          <table:table-cell/>
          <table:table-cell office:value-type="float" office:value="7.29" calcext:value-type="float">
            <text:p>7.29</text:p>
          </table:table-cell>
          <table:table-cell office:value-type="float" office:value="1.138321" calcext:value-type="float">
            <text:p>1.138321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.016729" calcext:value-type="float">
            <text:p>1.01672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1.120896" calcext:value-type="float">
            <text:p>1.120896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0.9903282" calcext:value-type="float">
            <text:p>0.9903282</text:p>
          </table:table-cell>
          <table:table-cell/>
          <table:table-cell office:value-type="float" office:value="7.31" calcext:value-type="float">
            <text:p>7.31</text:p>
          </table:table-cell>
          <table:table-cell office:value-type="float" office:value="1.103471" calcext:value-type="float">
            <text:p>1.10347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9683676" calcext:value-type="float">
            <text:p>0.9683676</text:p>
          </table:table-cell>
          <table:table-cell/>
          <table:table-cell office:value-type="float" office:value="7.32" calcext:value-type="float">
            <text:p>7.32</text:p>
          </table:table-cell>
          <table:table-cell office:value-type="float" office:value="1.086046" calcext:value-type="float">
            <text:p>1.086046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0.974003" calcext:value-type="float">
            <text:p>0.974003</text:p>
          </table:table-cell>
          <table:table-cell/>
          <table:table-cell office:value-type="float" office:value="7.33" calcext:value-type="float">
            <text:p>7.33</text:p>
          </table:table-cell>
          <table:table-cell office:value-type="float" office:value="1.085768" calcext:value-type="float">
            <text:p>1.085768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1.004295" calcext:value-type="float">
            <text:p>1.004295</text:p>
          </table:table-cell>
          <table:table-cell/>
          <table:table-cell office:value-type="float" office:value="7.34" calcext:value-type="float">
            <text:p>7.34</text:p>
          </table:table-cell>
          <table:table-cell office:value-type="float" office:value="1.099335" calcext:value-type="float">
            <text:p>1.099335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1.04147" calcext:value-type="float">
            <text:p>1.04147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float" office:value="1.112902" calcext:value-type="float">
            <text:p>1.112902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1.086402" calcext:value-type="float">
            <text:p>1.086402</text:p>
          </table:table-cell>
          <table:table-cell/>
          <table:table-cell office:value-type="float" office:value="7.36" calcext:value-type="float">
            <text:p>7.36</text:p>
          </table:table-cell>
          <table:table-cell office:value-type="float" office:value="1.126469" calcext:value-type="float">
            <text:p>1.126469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.139687" calcext:value-type="float">
            <text:p>1.139687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1.140036" calcext:value-type="float">
            <text:p>1.140036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1.154664" calcext:value-type="float">
            <text:p>1.154664</text:p>
          </table:table-cell>
          <table:table-cell/>
          <table:table-cell office:value-type="float" office:value="7.38" calcext:value-type="float">
            <text:p>7.38</text:p>
          </table:table-cell>
          <table:table-cell office:value-type="float" office:value="1.152323" calcext:value-type="float">
            <text:p>1.152323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1.134553" calcext:value-type="float">
            <text:p>1.134553</text:p>
          </table:table-cell>
          <table:table-cell/>
          <table:table-cell office:value-type="float" office:value="7.39" calcext:value-type="float">
            <text:p>7.39</text:p>
          </table:table-cell>
          <table:table-cell office:value-type="float" office:value="1.163577" calcext:value-type="float">
            <text:p>1.16357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.1155" calcext:value-type="float">
            <text:p>1.115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1.174831" calcext:value-type="float">
            <text:p>1.174831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1.097506" calcext:value-type="float">
            <text:p>1.097506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1.186084" calcext:value-type="float">
            <text:p>1.186084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.08056" calcext:value-type="float">
            <text:p>1.08056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1.197338" calcext:value-type="float">
            <text:p>1.197338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1.087601" calcext:value-type="float">
            <text:p>1.087601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1.203996" calcext:value-type="float">
            <text:p>1.203996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.114975" calcext:value-type="float">
            <text:p>1.114975</text:p>
          </table:table-cell>
          <table:table-cell/>
          <table:table-cell office:value-type="float" office:value="7.44" calcext:value-type="float">
            <text:p>7.44</text:p>
          </table:table-cell>
          <table:table-cell office:value-type="float" office:value="1.206944" calcext:value-type="float">
            <text:p>1.206944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1.14446" calcext:value-type="float">
            <text:p>1.14446</text:p>
          </table:table-cell>
          <table:table-cell/>
          <table:table-cell office:value-type="float" office:value="7.45" calcext:value-type="float">
            <text:p>7.45</text:p>
          </table:table-cell>
          <table:table-cell office:value-type="float" office:value="1.209891" calcext:value-type="float">
            <text:p>1.209891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1.1761" calcext:value-type="float">
            <text:p>1.1761</text:p>
          </table:table-cell>
          <table:table-cell/>
          <table:table-cell office:value-type="float" office:value="7.46" calcext:value-type="float">
            <text:p>7.46</text:p>
          </table:table-cell>
          <table:table-cell office:value-type="float" office:value="1.212839" calcext:value-type="float">
            <text:p>1.212839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1.209866" calcext:value-type="float">
            <text:p>1.209866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float" office:value="1.215786" calcext:value-type="float">
            <text:p>1.215786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1.223762" calcext:value-type="float">
            <text:p>1.223762</text:p>
          </table:table-cell>
          <table:table-cell/>
          <table:table-cell office:value-type="float" office:value="7.48" calcext:value-type="float">
            <text:p>7.48</text:p>
          </table:table-cell>
          <table:table-cell office:value-type="float" office:value="1.216834" calcext:value-type="float">
            <text:p>1.216834</text:p>
          </table:table-cell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1.2206" calcext:value-type="float">
            <text:p>1.2206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.216347" calcext:value-type="float">
            <text:p>1.21634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217635" calcext:value-type="float">
            <text:p>1.21763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.21586" calcext:value-type="float">
            <text:p>1.21586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1.214851" calcext:value-type="float">
            <text:p>1.214851</text:p>
          </table:table-cell>
          <table:table-cell/>
          <table:table-cell office:value-type="float" office:value="7.51" calcext:value-type="float">
            <text:p>7.51</text:p>
          </table:table-cell>
          <table:table-cell office:value-type="float" office:value="1.215373" calcext:value-type="float">
            <text:p>1.215373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1.212216" calcext:value-type="float">
            <text:p>1.212216</text:p>
          </table:table-cell>
          <table:table-cell/>
          <table:table-cell office:value-type="float" office:value="7.52" calcext:value-type="float">
            <text:p>7.52</text:p>
          </table:table-cell>
          <table:table-cell office:value-type="float" office:value="1.214886" calcext:value-type="float">
            <text:p>1.214886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1.339544" calcext:value-type="float">
            <text:p>1.339544</text:p>
          </table:table-cell>
          <table:table-cell/>
          <table:table-cell office:value-type="float" office:value="7.53" calcext:value-type="float">
            <text:p>7.53</text:p>
          </table:table-cell>
          <table:table-cell office:value-type="float" office:value="1.233261" calcext:value-type="float">
            <text:p>1.233261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1.595481" calcext:value-type="float">
            <text:p>1.595481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1.266865" calcext:value-type="float">
            <text:p>1.266865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1.803215" calcext:value-type="float">
            <text:p>1.803215</text:p>
          </table:table-cell>
          <table:table-cell/>
          <table:table-cell office:value-type="float" office:value="7.55" calcext:value-type="float">
            <text:p>7.55</text:p>
          </table:table-cell>
          <table:table-cell office:value-type="float" office:value="1.300469" calcext:value-type="float">
            <text:p>1.300469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.924853" calcext:value-type="float">
            <text:p>1.924853</text:p>
          </table:table-cell>
          <table:table-cell/>
          <table:table-cell office:value-type="float" office:value="7.56" calcext:value-type="float">
            <text:p>7.56</text:p>
          </table:table-cell>
          <table:table-cell office:value-type="float" office:value="1.334073" calcext:value-type="float">
            <text:p>1.334073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1.98248" calcext:value-type="float">
            <text:p>1.98248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float" office:value="1.367677" calcext:value-type="float">
            <text:p>1.367677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1.99272" calcext:value-type="float">
            <text:p>1.99272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1.392994" calcext:value-type="float">
            <text:p>1.392994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1.98607" calcext:value-type="float">
            <text:p>1.98607</text:p>
          </table:table-cell>
          <table:table-cell/>
          <table:table-cell office:value-type="float" office:value="7.59" calcext:value-type="float">
            <text:p>7.59</text:p>
          </table:table-cell>
          <table:table-cell office:value-type="float" office:value="1.41162" calcext:value-type="float">
            <text:p>1.41162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.978311" calcext:value-type="float">
            <text:p>1.97831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.430247" calcext:value-type="float">
            <text:p>1.430247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1.969256" calcext:value-type="float">
            <text:p>1.969256</text:p>
          </table:table-cell>
          <table:table-cell/>
          <table:table-cell office:value-type="float" office:value="7.61" calcext:value-type="float">
            <text:p>7.61</text:p>
          </table:table-cell>
          <table:table-cell office:value-type="float" office:value="1.448873" calcext:value-type="float">
            <text:p>1.448873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1.958694" calcext:value-type="float">
            <text:p>1.958694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1.4675" calcext:value-type="float">
            <text:p>1.4675</text:p>
          </table:table-cell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1.95281" calcext:value-type="float">
            <text:p>1.95281</text:p>
          </table:table-cell>
          <table:table-cell/>
          <table:table-cell office:value-type="float" office:value="7.63" calcext:value-type="float">
            <text:p>7.63</text:p>
          </table:table-cell>
          <table:table-cell office:value-type="float" office:value="1.481843" calcext:value-type="float">
            <text:p>1.481843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1.952086" calcext:value-type="float">
            <text:p>1.952086</text:p>
          </table:table-cell>
          <table:table-cell/>
          <table:table-cell office:value-type="float" office:value="7.64" calcext:value-type="float">
            <text:p>7.64</text:p>
          </table:table-cell>
          <table:table-cell office:value-type="float" office:value="1.492728" calcext:value-type="float">
            <text:p>1.492728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1.952085" calcext:value-type="float">
            <text:p>1.952085</text:p>
          </table:table-cell>
          <table:table-cell/>
          <table:table-cell office:value-type="float" office:value="7.65" calcext:value-type="float">
            <text:p>7.65</text:p>
          </table:table-cell>
          <table:table-cell office:value-type="float" office:value="1.503614" calcext:value-type="float">
            <text:p>1.503614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1.953128" calcext:value-type="float">
            <text:p>1.953128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1.514499" calcext:value-type="float">
            <text:p>1.514499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1.95564" calcext:value-type="float">
            <text:p>1.95564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1.525384" calcext:value-type="float">
            <text:p>1.525384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1.959637" calcext:value-type="float">
            <text:p>1.959637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1.536789" calcext:value-type="float">
            <text:p>1.536789</text:p>
          </table:table-cell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1.963545" calcext:value-type="float">
            <text:p>1.963545</text:p>
          </table:table-cell>
          <table:table-cell/>
          <table:table-cell office:value-type="float" office:value="7.69" calcext:value-type="float">
            <text:p>7.69</text:p>
          </table:table-cell>
          <table:table-cell office:value-type="float" office:value="1.548614" calcext:value-type="float">
            <text:p>1.548614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967233" calcext:value-type="float">
            <text:p>1.96723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1.560438" calcext:value-type="float">
            <text:p>1.560438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1.970706" calcext:value-type="float">
            <text:p>1.970706</text:p>
          </table:table-cell>
          <table:table-cell/>
          <table:table-cell office:value-type="float" office:value="7.71" calcext:value-type="float">
            <text:p>7.71</text:p>
          </table:table-cell>
          <table:table-cell office:value-type="float" office:value="1.572262" calcext:value-type="float">
            <text:p>1.572262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.973971" calcext:value-type="float">
            <text:p>1.973971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1.584087" calcext:value-type="float">
            <text:p>1.584087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1.987013" calcext:value-type="float">
            <text:p>1.987013</text:p>
          </table:table-cell>
          <table:table-cell/>
          <table:table-cell office:value-type="float" office:value="7.73" calcext:value-type="float">
            <text:p>7.73</text:p>
          </table:table-cell>
          <table:table-cell office:value-type="float" office:value="1.593497" calcext:value-type="float">
            <text:p>1.593497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2.003872" calcext:value-type="float">
            <text:p>2.003872</text:p>
          </table:table-cell>
          <table:table-cell/>
          <table:table-cell office:value-type="float" office:value="7.74" calcext:value-type="float">
            <text:p>7.74</text:p>
          </table:table-cell>
          <table:table-cell office:value-type="float" office:value="1.600958" calcext:value-type="float">
            <text:p>1.600958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2.016438" calcext:value-type="float">
            <text:p>2.016438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1.608419" calcext:value-type="float">
            <text:p>1.608419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2.025781" calcext:value-type="float">
            <text:p>2.025781</text:p>
          </table:table-cell>
          <table:table-cell/>
          <table:table-cell office:value-type="float" office:value="7.76" calcext:value-type="float">
            <text:p>7.76</text:p>
          </table:table-cell>
          <table:table-cell office:value-type="float" office:value="1.61588" calcext:value-type="float">
            <text:p>1.61588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2.032735" calcext:value-type="float">
            <text:p>2.032735</text:p>
          </table:table-cell>
          <table:table-cell/>
          <table:table-cell office:value-type="float" office:value="7.77" calcext:value-type="float">
            <text:p>7.77</text:p>
          </table:table-cell>
          <table:table-cell office:value-type="float" office:value="1.623342" calcext:value-type="float">
            <text:p>1.623342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2.036571" calcext:value-type="float">
            <text:p>2.036571</text:p>
          </table:table-cell>
          <table:table-cell/>
          <table:table-cell office:value-type="float" office:value="7.78" calcext:value-type="float">
            <text:p>7.78</text:p>
          </table:table-cell>
          <table:table-cell office:value-type="float" office:value="1.635161" calcext:value-type="float">
            <text:p>1.635161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2.039086" calcext:value-type="float">
            <text:p>2.039086</text:p>
          </table:table-cell>
          <table:table-cell/>
          <table:table-cell office:value-type="float" office:value="7.79" calcext:value-type="float">
            <text:p>7.79</text:p>
          </table:table-cell>
          <table:table-cell office:value-type="float" office:value="1.650498" calcext:value-type="float">
            <text:p>1.65049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.041756" calcext:value-type="float">
            <text:p>2.04175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1.665835" calcext:value-type="float">
            <text:p>1.665835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2.044593" calcext:value-type="float">
            <text:p>2.044593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1.681173" calcext:value-type="float">
            <text:p>1.681173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2.04761" calcext:value-type="float">
            <text:p>2.04761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1.69651" calcext:value-type="float">
            <text:p>1.69651</text:p>
          </table:table-cell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2.052301" calcext:value-type="float">
            <text:p>2.052301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1.716967" calcext:value-type="float">
            <text:p>1.716967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2.057785" calcext:value-type="float">
            <text:p>2.057785</text:p>
          </table:table-cell>
          <table:table-cell/>
          <table:table-cell office:value-type="float" office:value="7.84" calcext:value-type="float">
            <text:p>7.84</text:p>
          </table:table-cell>
          <table:table-cell office:value-type="float" office:value="1.741559" calcext:value-type="float">
            <text:p>1.741559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2.062846" calcext:value-type="float">
            <text:p>2.062846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1.76615" calcext:value-type="float">
            <text:p>1.76615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2.067629" calcext:value-type="float">
            <text:p>2.067629</text:p>
          </table:table-cell>
          <table:table-cell/>
          <table:table-cell office:value-type="float" office:value="7.86" calcext:value-type="float">
            <text:p>7.86</text:p>
          </table:table-cell>
          <table:table-cell office:value-type="float" office:value="1.790741" calcext:value-type="float">
            <text:p>1.790741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2.072248" calcext:value-type="float">
            <text:p>2.072248</text:p>
          </table:table-cell>
          <table:table-cell/>
          <table:table-cell office:value-type="float" office:value="7.87" calcext:value-type="float">
            <text:p>7.87</text:p>
          </table:table-cell>
          <table:table-cell office:value-type="float" office:value="1.815333" calcext:value-type="float">
            <text:p>1.815333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2.081629" calcext:value-type="float">
            <text:p>2.081629</text:p>
          </table:table-cell>
          <table:table-cell/>
          <table:table-cell office:value-type="float" office:value="7.88" calcext:value-type="float">
            <text:p>7.88</text:p>
          </table:table-cell>
          <table:table-cell office:value-type="float" office:value="1.834871" calcext:value-type="float">
            <text:p>1.834871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2.097" calcext:value-type="float">
            <text:p>2.097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float" office:value="1.85033" calcext:value-type="float">
            <text:p>1.850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.115534" calcext:value-type="float">
            <text:p>2.11553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.865789" calcext:value-type="float">
            <text:p>1.865789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2.13784" calcext:value-type="float">
            <text:p>2.13784</text:p>
          </table:table-cell>
          <table:table-cell/>
          <table:table-cell office:value-type="float" office:value="7.91" calcext:value-type="float">
            <text:p>7.91</text:p>
          </table:table-cell>
          <table:table-cell office:value-type="float" office:value="1.881248" calcext:value-type="float">
            <text:p>1.881248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2.164568" calcext:value-type="float">
            <text:p>2.164568</text:p>
          </table:table-cell>
          <table:table-cell/>
          <table:table-cell office:value-type="float" office:value="7.92" calcext:value-type="float">
            <text:p>7.92</text:p>
          </table:table-cell>
          <table:table-cell office:value-type="float" office:value="1.896707" calcext:value-type="float">
            <text:p>1.896707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2.184626" calcext:value-type="float">
            <text:p>2.184626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1.917886" calcext:value-type="float">
            <text:p>1.917886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2.196417" calcext:value-type="float">
            <text:p>2.196417</text:p>
          </table:table-cell>
          <table:table-cell/>
          <table:table-cell office:value-type="float" office:value="7.94" calcext:value-type="float">
            <text:p>7.94</text:p>
          </table:table-cell>
          <table:table-cell office:value-type="float" office:value="1.943683" calcext:value-type="float">
            <text:p>1.943683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2.208665" calcext:value-type="float">
            <text:p>2.208665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1.96948" calcext:value-type="float">
            <text:p>1.96948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2.221584" calcext:value-type="float">
            <text:p>2.221584</text:p>
          </table:table-cell>
          <table:table-cell/>
          <table:table-cell office:value-type="float" office:value="7.96" calcext:value-type="float">
            <text:p>7.96</text:p>
          </table:table-cell>
          <table:table-cell office:value-type="float" office:value="1.995277" calcext:value-type="float">
            <text:p>1.995277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2.235266" calcext:value-type="float">
            <text:p>2.235266</text:p>
          </table:table-cell>
          <table:table-cell/>
          <table:table-cell office:value-type="float" office:value="7.97" calcext:value-type="float">
            <text:p>7.97</text:p>
          </table:table-cell>
          <table:table-cell office:value-type="float" office:value="2.021075" calcext:value-type="float">
            <text:p>2.021075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2.232795" calcext:value-type="float">
            <text:p>2.232795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2.05939" calcext:value-type="float">
            <text:p>2.05939</text:p>
          </table:table-cell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2.217279" calcext:value-type="float">
            <text:p>2.217279</text:p>
          </table:table-cell>
          <table:table-cell/>
          <table:table-cell office:value-type="float" office:value="7.99" calcext:value-type="float">
            <text:p>7.99</text:p>
          </table:table-cell>
          <table:table-cell office:value-type="float" office:value="2.107812" calcext:value-type="float">
            <text:p>2.1078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02579" calcext:value-type="float">
            <text:p>2.2025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156235" calcext:value-type="float">
            <text:p>2.156235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2.188817" calcext:value-type="float">
            <text:p>2.188817</text:p>
          </table:table-cell>
          <table:table-cell/>
          <table:table-cell office:value-type="float" office:value="8.01" calcext:value-type="float">
            <text:p>8.01</text:p>
          </table:table-cell>
          <table:table-cell office:value-type="float" office:value="2.204657" calcext:value-type="float">
            <text:p>2.204657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2.176056" calcext:value-type="float">
            <text:p>2.176056</text:p>
          </table:table-cell>
          <table:table-cell/>
          <table:table-cell office:value-type="float" office:value="8.02" calcext:value-type="float">
            <text:p>8.02</text:p>
          </table:table-cell>
          <table:table-cell office:value-type="float" office:value="2.253079" calcext:value-type="float">
            <text:p>2.253079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2.166358" calcext:value-type="float">
            <text:p>2.166358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2.271788" calcext:value-type="float">
            <text:p>2.271788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2.158751" calcext:value-type="float">
            <text:p>2.158751</text:p>
          </table:table-cell>
          <table:table-cell/>
          <table:table-cell office:value-type="float" office:value="8.04" calcext:value-type="float">
            <text:p>8.04</text:p>
          </table:table-cell>
          <table:table-cell office:value-type="float" office:value="2.266508" calcext:value-type="float">
            <text:p>2.266508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2.151349" calcext:value-type="float">
            <text:p>2.151349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2.261227" calcext:value-type="float">
            <text:p>2.261227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2.144014" calcext:value-type="float">
            <text:p>2.144014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2.255947" calcext:value-type="float">
            <text:p>2.255947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2.136527" calcext:value-type="float">
            <text:p>2.136527</text:p>
          </table:table-cell>
          <table:table-cell/>
          <table:table-cell office:value-type="float" office:value="8.07" calcext:value-type="float">
            <text:p>8.07</text:p>
          </table:table-cell>
          <table:table-cell office:value-type="float" office:value="2.250666" calcext:value-type="float">
            <text:p>2.250666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2.144127" calcext:value-type="float">
            <text:p>2.144127</text:p>
          </table:table-cell>
          <table:table-cell/>
          <table:table-cell office:value-type="float" office:value="8.08" calcext:value-type="float">
            <text:p>8.08</text:p>
          </table:table-cell>
          <table:table-cell office:value-type="float" office:value="2.244685" calcext:value-type="float">
            <text:p>2.244685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2.166672" calcext:value-type="float">
            <text:p>2.166672</text:p>
          </table:table-cell>
          <table:table-cell/>
          <table:table-cell office:value-type="float" office:value="8.09" calcext:value-type="float">
            <text:p>8.09</text:p>
          </table:table-cell>
          <table:table-cell office:value-type="float" office:value="2.238137" calcext:value-type="float">
            <text:p>2.23813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.192777" calcext:value-type="float">
            <text:p>2.19277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2.23159" calcext:value-type="float">
            <text:p>2.23159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2.222828" calcext:value-type="float">
            <text:p>2.222828</text:p>
          </table:table-cell>
          <table:table-cell/>
          <table:table-cell office:value-type="float" office:value="8.11" calcext:value-type="float">
            <text:p>8.11</text:p>
          </table:table-cell>
          <table:table-cell office:value-type="float" office:value="2.225042" calcext:value-type="float">
            <text:p>2.225042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2.257181" calcext:value-type="float">
            <text:p>2.257181</text:p>
          </table:table-cell>
          <table:table-cell/>
          <table:table-cell office:value-type="float" office:value="8.12" calcext:value-type="float">
            <text:p>8.12</text:p>
          </table:table-cell>
          <table:table-cell office:value-type="float" office:value="2.218495" calcext:value-type="float">
            <text:p>2.218495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2.225416" calcext:value-type="float">
            <text:p>2.225416</text:p>
          </table:table-cell>
          <table:table-cell/>
          <table:table-cell office:value-type="float" office:value="8.13" calcext:value-type="float">
            <text:p>8.13</text:p>
          </table:table-cell>
          <table:table-cell office:value-type="float" office:value="2.196376" calcext:value-type="float">
            <text:p>2.196376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2.156497" calcext:value-type="float">
            <text:p>2.156497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2.161686" calcext:value-type="float">
            <text:p>2.161686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2.107188" calcext:value-type="float">
            <text:p>2.107188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2.126996" calcext:value-type="float">
            <text:p>2.126996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2.071968" calcext:value-type="float">
            <text:p>2.071968</text:p>
          </table:table-cell>
          <table:table-cell/>
          <table:table-cell office:value-type="float" office:value="8.16" calcext:value-type="float">
            <text:p>8.16</text:p>
          </table:table-cell>
          <table:table-cell office:value-type="float" office:value="2.092305" calcext:value-type="float">
            <text:p>2.092305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2.046104" calcext:value-type="float">
            <text:p>2.046104</text:p>
          </table:table-cell>
          <table:table-cell/>
          <table:table-cell office:value-type="float" office:value="8.17" calcext:value-type="float">
            <text:p>8.17</text:p>
          </table:table-cell>
          <table:table-cell office:value-type="float" office:value="2.057615" calcext:value-type="float">
            <text:p>2.057615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2.03688" calcext:value-type="float">
            <text:p>2.03688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float" office:value="2.019572" calcext:value-type="float">
            <text:p>2.019572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2.037496" calcext:value-type="float">
            <text:p>2.037496</text:p>
          </table:table-cell>
          <table:table-cell/>
          <table:table-cell office:value-type="float" office:value="8.19" calcext:value-type="float">
            <text:p>8.19</text:p>
          </table:table-cell>
          <table:table-cell office:value-type="float" office:value="1.978821" calcext:value-type="float">
            <text:p>1.978821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.038168" calcext:value-type="float">
            <text:p>2.03816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1.93807" calcext:value-type="float">
            <text:p>1.93807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2.038916" calcext:value-type="float">
            <text:p>2.038916</text:p>
          </table:table-cell>
          <table:table-cell/>
          <table:table-cell office:value-type="float" office:value="8.21" calcext:value-type="float">
            <text:p>8.21</text:p>
          </table:table-cell>
          <table:table-cell office:value-type="float" office:value="1.89732" calcext:value-type="float">
            <text:p>1.89732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2.039762" calcext:value-type="float">
            <text:p>2.039762</text:p>
          </table:table-cell>
          <table:table-cell/>
          <table:table-cell office:value-type="float" office:value="8.22" calcext:value-type="float">
            <text:p>8.22</text:p>
          </table:table-cell>
          <table:table-cell office:value-type="float" office:value="1.856569" calcext:value-type="float">
            <text:p>1.856569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2.034244" calcext:value-type="float">
            <text:p>2.034244</text:p>
          </table:table-cell>
          <table:table-cell/>
          <table:table-cell office:value-type="float" office:value="8.23" calcext:value-type="float">
            <text:p>8.23</text:p>
          </table:table-cell>
          <table:table-cell office:value-type="float" office:value="1.818801" calcext:value-type="float">
            <text:p>1.818801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2.021968" calcext:value-type="float">
            <text:p>2.021968</text:p>
          </table:table-cell>
          <table:table-cell/>
          <table:table-cell office:value-type="float" office:value="8.24" calcext:value-type="float">
            <text:p>8.24</text:p>
          </table:table-cell>
          <table:table-cell office:value-type="float" office:value="1.78344" calcext:value-type="float">
            <text:p>1.78344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2.001911" calcext:value-type="float">
            <text:p>2.001911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1.748079" calcext:value-type="float">
            <text:p>1.748079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1.965923" calcext:value-type="float">
            <text:p>1.965923</text:p>
          </table:table-cell>
          <table:table-cell/>
          <table:table-cell office:value-type="float" office:value="8.26" calcext:value-type="float">
            <text:p>8.26</text:p>
          </table:table-cell>
          <table:table-cell office:value-type="float" office:value="1.712718" calcext:value-type="float">
            <text:p>1.712718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1.902958" calcext:value-type="float">
            <text:p>1.902958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1.677357" calcext:value-type="float">
            <text:p>1.677357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.876574" calcext:value-type="float">
            <text:p>1.876574</text:p>
          </table:table-cell>
          <table:table-cell/>
          <table:table-cell office:value-type="float" office:value="8.28" calcext:value-type="float">
            <text:p>8.28</text:p>
          </table:table-cell>
          <table:table-cell office:value-type="float" office:value="1.64783" calcext:value-type="float">
            <text:p>1.64783</text:p>
          </table:table-cell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1.89923" calcext:value-type="float">
            <text:p>1.89923</text:p>
          </table:table-cell>
          <table:table-cell/>
          <table:table-cell office:value-type="float" office:value="8.29" calcext:value-type="float">
            <text:p>8.29</text:p>
          </table:table-cell>
          <table:table-cell office:value-type="float" office:value="1.623014" calcext:value-type="float">
            <text:p>1.623014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91905" calcext:value-type="float">
            <text:p>1.9190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1.598198" calcext:value-type="float">
            <text:p>1.598198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1.936275" calcext:value-type="float">
            <text:p>1.936275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float" office:value="1.573382" calcext:value-type="float">
            <text:p>1.573382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.951154" calcext:value-type="float">
            <text:p>1.951154</text:p>
          </table:table-cell>
          <table:table-cell/>
          <table:table-cell office:value-type="float" office:value="8.32" calcext:value-type="float">
            <text:p>8.32</text:p>
          </table:table-cell>
          <table:table-cell office:value-type="float" office:value="1.548566" calcext:value-type="float">
            <text:p>1.548566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1.950463" calcext:value-type="float">
            <text:p>1.950463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1.539789" calcext:value-type="float">
            <text:p>1.539789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1.93691" calcext:value-type="float">
            <text:p>1.93691</text:p>
          </table:table-cell>
          <table:table-cell/>
          <table:table-cell office:value-type="float" office:value="8.34" calcext:value-type="float">
            <text:p>8.34</text:p>
          </table:table-cell>
          <table:table-cell office:value-type="float" office:value="1.54396" calcext:value-type="float">
            <text:p>1.54396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1.921174" calcext:value-type="float">
            <text:p>1.921174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1.548131" calcext:value-type="float">
            <text:p>1.548131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1.903037" calcext:value-type="float">
            <text:p>1.903037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1.552302" calcext:value-type="float">
            <text:p>1.552302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1.882302" calcext:value-type="float">
            <text:p>1.882302</text:p>
          </table:table-cell>
          <table:table-cell/>
          <table:table-cell office:value-type="float" office:value="8.37" calcext:value-type="float">
            <text:p>8.37</text:p>
          </table:table-cell>
          <table:table-cell office:value-type="float" office:value="1.556473" calcext:value-type="float">
            <text:p>1.556473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1.887917" calcext:value-type="float">
            <text:p>1.887917</text:p>
          </table:table-cell>
          <table:table-cell/>
          <table:table-cell office:value-type="float" office:value="8.38" calcext:value-type="float">
            <text:p>8.38</text:p>
          </table:table-cell>
          <table:table-cell office:value-type="float" office:value="1.576752" calcext:value-type="float">
            <text:p>1.576752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1.915619" calcext:value-type="float">
            <text:p>1.915619</text:p>
          </table:table-cell>
          <table:table-cell/>
          <table:table-cell office:value-type="float" office:value="8.39" calcext:value-type="float">
            <text:p>8.39</text:p>
          </table:table-cell>
          <table:table-cell office:value-type="float" office:value="1.610035" calcext:value-type="float">
            <text:p>1.61003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942567" calcext:value-type="float">
            <text:p>1.94256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1.643318" calcext:value-type="float">
            <text:p>1.643318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1.969073" calcext:value-type="float">
            <text:p>1.969073</text:p>
          </table:table-cell>
          <table:table-cell/>
          <table:table-cell office:value-type="float" office:value="8.41" calcext:value-type="float">
            <text:p>8.41</text:p>
          </table:table-cell>
          <table:table-cell office:value-type="float" office:value="1.6766" calcext:value-type="float">
            <text:p>1.6766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1.995487" calcext:value-type="float">
            <text:p>1.995487</text:p>
          </table:table-cell>
          <table:table-cell/>
          <table:table-cell office:value-type="float" office:value="8.42" calcext:value-type="float">
            <text:p>8.42</text:p>
          </table:table-cell>
          <table:table-cell office:value-type="float" office:value="1.709883" calcext:value-type="float">
            <text:p>1.709883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2.002437" calcext:value-type="float">
            <text:p>2.002437</text:p>
          </table:table-cell>
          <table:table-cell/>
          <table:table-cell office:value-type="float" office:value="8.43" calcext:value-type="float">
            <text:p>8.43</text:p>
          </table:table-cell>
          <table:table-cell office:value-type="float" office:value="1.728658" calcext:value-type="float">
            <text:p>1.728658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1.992611" calcext:value-type="float">
            <text:p>1.992611</text:p>
          </table:table-cell>
          <table:table-cell/>
          <table:table-cell office:value-type="float" office:value="8.44" calcext:value-type="float">
            <text:p>8.44</text:p>
          </table:table-cell>
          <table:table-cell office:value-type="float" office:value="1.735719" calcext:value-type="float">
            <text:p>1.735719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1.981478" calcext:value-type="float">
            <text:p>1.981478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1.74278" calcext:value-type="float">
            <text:p>1.74278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1.968934" calcext:value-type="float">
            <text:p>1.968934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1.749841" calcext:value-type="float">
            <text:p>1.749841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1.954878" calcext:value-type="float">
            <text:p>1.954878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1.756902" calcext:value-type="float">
            <text:p>1.756902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1.950894" calcext:value-type="float">
            <text:p>1.950894</text:p>
          </table:table-cell>
          <table:table-cell/>
          <table:table-cell office:value-type="float" office:value="8.48" calcext:value-type="float">
            <text:p>8.48</text:p>
          </table:table-cell>
          <table:table-cell office:value-type="float" office:value="1.755035" calcext:value-type="float">
            <text:p>1.755035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1.958602" calcext:value-type="float">
            <text:p>1.958602</text:p>
          </table:table-cell>
          <table:table-cell/>
          <table:table-cell office:value-type="float" office:value="8.49" calcext:value-type="float">
            <text:p>8.49</text:p>
          </table:table-cell>
          <table:table-cell office:value-type="float" office:value="1.745959" calcext:value-type="float">
            <text:p>1.74595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970327" calcext:value-type="float">
            <text:p>1.97032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.736883" calcext:value-type="float">
            <text:p>1.736883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1.9868" calcext:value-type="float">
            <text:p>1.9868</text:p>
          </table:table-cell>
          <table:table-cell/>
          <table:table-cell office:value-type="float" office:value="8.51" calcext:value-type="float">
            <text:p>8.51</text:p>
          </table:table-cell>
          <table:table-cell office:value-type="float" office:value="1.727807" calcext:value-type="float">
            <text:p>1.727807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.008689" calcext:value-type="float">
            <text:p>2.008689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1.718732" calcext:value-type="float">
            <text:p>1.718732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2.100377" calcext:value-type="float">
            <text:p>2.100377</text:p>
          </table:table-cell>
          <table:table-cell/>
          <table:table-cell office:value-type="float" office:value="8.53" calcext:value-type="float">
            <text:p>8.53</text:p>
          </table:table-cell>
          <table:table-cell office:value-type="float" office:value="1.722308" calcext:value-type="float">
            <text:p>1.722308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2.178733" calcext:value-type="float">
            <text:p>2.178733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1.736099" calcext:value-type="float">
            <text:p>1.736099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2.200742" calcext:value-type="float">
            <text:p>2.200742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1.74989" calcext:value-type="float">
            <text:p>1.74989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2.196442" calcext:value-type="float">
            <text:p>2.196442</text:p>
          </table:table-cell>
          <table:table-cell/>
          <table:table-cell office:value-type="float" office:value="8.56" calcext:value-type="float">
            <text:p>8.56</text:p>
          </table:table-cell>
          <table:table-cell office:value-type="float" office:value="1.763681" calcext:value-type="float">
            <text:p>1.763681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2.182046" calcext:value-type="float">
            <text:p>2.182046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1.777473" calcext:value-type="float">
            <text:p>1.777473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2.151362" calcext:value-type="float">
            <text:p>2.151362</text:p>
          </table:table-cell>
          <table:table-cell/>
          <table:table-cell office:value-type="float" office:value="8.58" calcext:value-type="float">
            <text:p>8.58</text:p>
          </table:table-cell>
          <table:table-cell office:value-type="float" office:value="1.796687" calcext:value-type="float">
            <text:p>1.796687</text:p>
          </table:table-cell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2.117314" calcext:value-type="float">
            <text:p>2.117314</text:p>
          </table:table-cell>
          <table:table-cell/>
          <table:table-cell office:value-type="float" office:value="8.59" calcext:value-type="float">
            <text:p>8.59</text:p>
          </table:table-cell>
          <table:table-cell office:value-type="float" office:value="1.820279" calcext:value-type="float">
            <text:p>1.82027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.091609" calcext:value-type="float">
            <text:p>2.09160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1.843872" calcext:value-type="float">
            <text:p>1.843872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2.072522" calcext:value-type="float">
            <text:p>2.072522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1.867464" calcext:value-type="float">
            <text:p>1.867464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2.058506" calcext:value-type="float">
            <text:p>2.058506</text:p>
          </table:table-cell>
          <table:table-cell/>
          <table:table-cell office:value-type="float" office:value="8.62" calcext:value-type="float">
            <text:p>8.62</text:p>
          </table:table-cell>
          <table:table-cell office:value-type="float" office:value="1.891056" calcext:value-type="float">
            <text:p>1.891056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2.057223" calcext:value-type="float">
            <text:p>2.057223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1.930094" calcext:value-type="float">
            <text:p>1.930094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.06492" calcext:value-type="float">
            <text:p>2.06492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1.981601" calcext:value-type="float">
            <text:p>1.981601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2.074189" calcext:value-type="float">
            <text:p>2.074189</text:p>
          </table:table-cell>
          <table:table-cell/>
          <table:table-cell office:value-type="float" office:value="8.65" calcext:value-type="float">
            <text:p>8.65</text:p>
          </table:table-cell>
          <table:table-cell office:value-type="float" office:value="2.033108" calcext:value-type="float">
            <text:p>2.033108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2.085331" calcext:value-type="float">
            <text:p>2.085331</text:p>
          </table:table-cell>
          <table:table-cell/>
          <table:table-cell office:value-type="float" office:value="8.66" calcext:value-type="float">
            <text:p>8.66</text:p>
          </table:table-cell>
          <table:table-cell office:value-type="float" office:value="2.084615" calcext:value-type="float">
            <text:p>2.084615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2.098695" calcext:value-type="float">
            <text:p>2.098695</text:p>
          </table:table-cell>
          <table:table-cell/>
          <table:table-cell office:value-type="float" office:value="8.67" calcext:value-type="float">
            <text:p>8.67</text:p>
          </table:table-cell>
          <table:table-cell office:value-type="float" office:value="2.136122" calcext:value-type="float">
            <text:p>2.136122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2.109011" calcext:value-type="float">
            <text:p>2.109011</text:p>
          </table:table-cell>
          <table:table-cell/>
          <table:table-cell office:value-type="float" office:value="8.68" calcext:value-type="float">
            <text:p>8.68</text:p>
          </table:table-cell>
          <table:table-cell office:value-type="float" office:value="2.172225" calcext:value-type="float">
            <text:p>2.172225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2.115804" calcext:value-type="float">
            <text:p>2.115804</text:p>
          </table:table-cell>
          <table:table-cell/>
          <table:table-cell office:value-type="float" office:value="8.69" calcext:value-type="float">
            <text:p>8.69</text:p>
          </table:table-cell>
          <table:table-cell office:value-type="float" office:value="2.195892" calcext:value-type="float">
            <text:p>2.195892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.123129" calcext:value-type="float">
            <text:p>2.12312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.219559" calcext:value-type="float">
            <text:p>2.219559</text:p>
          </table:table-cell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2.130969" calcext:value-type="float">
            <text:p>2.130969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2.243226" calcext:value-type="float">
            <text:p>2.243226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2.139294" calcext:value-type="float">
            <text:p>2.139294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2.266893" calcext:value-type="float">
            <text:p>2.266893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2.152634" calcext:value-type="float">
            <text:p>2.152634</text:p>
          </table:table-cell>
          <table:table-cell/>
          <table:table-cell office:value-type="float" office:value="8.73" calcext:value-type="float">
            <text:p>8.73</text:p>
          </table:table-cell>
          <table:table-cell office:value-type="float" office:value="2.274864" calcext:value-type="float">
            <text:p>2.274864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2.171481" calcext:value-type="float">
            <text:p>2.171481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2.270161" calcext:value-type="float">
            <text:p>2.270161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2.192714" calcext:value-type="float">
            <text:p>2.192714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2.265459" calcext:value-type="float">
            <text:p>2.265459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.216538" calcext:value-type="float">
            <text:p>2.216538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2.260757" calcext:value-type="float">
            <text:p>2.260757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2.243148" calcext:value-type="float">
            <text:p>2.243148</text:p>
          </table:table-cell>
          <table:table-cell/>
          <table:table-cell office:value-type="float" office:value="8.77" calcext:value-type="float">
            <text:p>8.77</text:p>
          </table:table-cell>
          <table:table-cell office:value-type="float" office:value="2.256054" calcext:value-type="float">
            <text:p>2.256054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2.246949" calcext:value-type="float">
            <text:p>2.246949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2.24886" calcext:value-type="float">
            <text:p>2.24886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2.23141" calcext:value-type="float">
            <text:p>2.23141</text:p>
          </table:table-cell>
          <table:table-cell/>
          <table:table-cell office:value-type="float" office:value="8.79" calcext:value-type="float">
            <text:p>8.79</text:p>
          </table:table-cell>
          <table:table-cell office:value-type="float" office:value="2.239652" calcext:value-type="float">
            <text:p>2.23965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.216887" calcext:value-type="float">
            <text:p>2.21688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2.230445" calcext:value-type="float">
            <text:p>2.230445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2.203387" calcext:value-type="float">
            <text:p>2.203387</text:p>
          </table:table-cell>
          <table:table-cell/>
          <table:table-cell office:value-type="float" office:value="8.81" calcext:value-type="float">
            <text:p>8.81</text:p>
          </table:table-cell>
          <table:table-cell office:value-type="float" office:value="2.221238" calcext:value-type="float">
            <text:p>2.221238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2.190934" calcext:value-type="float">
            <text:p>2.190934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2.21203" calcext:value-type="float">
            <text:p>2.21203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2.160044" calcext:value-type="float">
            <text:p>2.160044</text:p>
          </table:table-cell>
          <table:table-cell/>
          <table:table-cell office:value-type="float" office:value="8.83" calcext:value-type="float">
            <text:p>8.83</text:p>
          </table:table-cell>
          <table:table-cell office:value-type="float" office:value="2.196147" calcext:value-type="float">
            <text:p>2.196147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2.12368" calcext:value-type="float">
            <text:p>2.12368</text:p>
          </table:table-cell>
          <table:table-cell/>
          <table:table-cell office:value-type="float" office:value="8.84" calcext:value-type="float">
            <text:p>8.84</text:p>
          </table:table-cell>
          <table:table-cell office:value-type="float" office:value="2.174873" calcext:value-type="float">
            <text:p>2.174873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2.098168" calcext:value-type="float">
            <text:p>2.098168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2.1536" calcext:value-type="float">
            <text:p>2.1536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2.081481" calcext:value-type="float">
            <text:p>2.081481</text:p>
          </table:table-cell>
          <table:table-cell/>
          <table:table-cell office:value-type="float" office:value="8.86" calcext:value-type="float">
            <text:p>8.86</text:p>
          </table:table-cell>
          <table:table-cell office:value-type="float" office:value="2.132326" calcext:value-type="float">
            <text:p>2.132326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2.072192" calcext:value-type="float">
            <text:p>2.072192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float" office:value="2.111052" calcext:value-type="float">
            <text:p>2.111052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.063687" calcext:value-type="float">
            <text:p>2.063687</text:p>
          </table:table-cell>
          <table:table-cell/>
          <table:table-cell office:value-type="float" office:value="8.88" calcext:value-type="float">
            <text:p>8.88</text:p>
          </table:table-cell>
          <table:table-cell office:value-type="float" office:value="2.082476" calcext:value-type="float">
            <text:p>2.082476</text:p>
          </table:table-cell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2.054339" calcext:value-type="float">
            <text:p>2.054339</text:p>
          </table:table-cell>
          <table:table-cell/>
          <table:table-cell office:value-type="float" office:value="8.89" calcext:value-type="float">
            <text:p>8.89</text:p>
          </table:table-cell>
          <table:table-cell office:value-type="float" office:value="2.048005" calcext:value-type="float">
            <text:p>2.04800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.047057" calcext:value-type="float">
            <text:p>2.04705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2.013534" calcext:value-type="float">
            <text:p>2.013534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2.040799" calcext:value-type="float">
            <text:p>2.040799</text:p>
          </table:table-cell>
          <table:table-cell/>
          <table:table-cell office:value-type="float" office:value="8.91" calcext:value-type="float">
            <text:p>8.91</text:p>
          </table:table-cell>
          <table:table-cell office:value-type="float" office:value="1.979063" calcext:value-type="float">
            <text:p>1.979063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2.034648" calcext:value-type="float">
            <text:p>2.034648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1.944592" calcext:value-type="float">
            <text:p>1.944592</text:p>
          </table:table-cell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2.028964" calcext:value-type="float">
            <text:p>2.028964</text:p>
          </table:table-cell>
          <table:table-cell/>
          <table:table-cell office:value-type="float" office:value="8.93" calcext:value-type="float">
            <text:p>8.93</text:p>
          </table:table-cell>
          <table:table-cell office:value-type="float" office:value="1.907959" calcext:value-type="float">
            <text:p>1.907959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2.021516" calcext:value-type="float">
            <text:p>2.021516</text:p>
          </table:table-cell>
          <table:table-cell/>
          <table:table-cell office:value-type="float" office:value="8.94" calcext:value-type="float">
            <text:p>8.94</text:p>
          </table:table-cell>
          <table:table-cell office:value-type="float" office:value="1.869581" calcext:value-type="float">
            <text:p>1.869581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2.008985" calcext:value-type="float">
            <text:p>2.008985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1.831202" calcext:value-type="float">
            <text:p>1.831202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1.988407" calcext:value-type="float">
            <text:p>1.988407</text:p>
          </table:table-cell>
          <table:table-cell/>
          <table:table-cell office:value-type="float" office:value="8.96" calcext:value-type="float">
            <text:p>8.96</text:p>
          </table:table-cell>
          <table:table-cell office:value-type="float" office:value="1.792824" calcext:value-type="float">
            <text:p>1.792824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1.955708" calcext:value-type="float">
            <text:p>1.955708</text:p>
          </table:table-cell>
          <table:table-cell/>
          <table:table-cell office:value-type="float" office:value="8.97" calcext:value-type="float">
            <text:p>8.97</text:p>
          </table:table-cell>
          <table:table-cell office:value-type="float" office:value="1.754445" calcext:value-type="float">
            <text:p>1.754445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1.935088" calcext:value-type="float">
            <text:p>1.935088</text:p>
          </table:table-cell>
          <table:table-cell/>
          <table:table-cell office:value-type="float" office:value="8.98" calcext:value-type="float">
            <text:p>8.98</text:p>
          </table:table-cell>
          <table:table-cell office:value-type="float" office:value="1.722974" calcext:value-type="float">
            <text:p>1.722974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1.933684" calcext:value-type="float">
            <text:p>1.933684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1.697079" calcext:value-type="float">
            <text:p>1.6970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93227" calcext:value-type="float">
            <text:p>1.932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671183" calcext:value-type="float">
            <text:p>1.671183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1.930854" calcext:value-type="float">
            <text:p>1.930854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1.645288" calcext:value-type="float">
            <text:p>1.645288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.929457" calcext:value-type="float">
            <text:p>1.929457</text:p>
          </table:table-cell>
          <table:table-cell/>
          <table:table-cell office:value-type="float" office:value="9.02" calcext:value-type="float">
            <text:p>9.02</text:p>
          </table:table-cell>
          <table:table-cell office:value-type="float" office:value="1.619393" calcext:value-type="float">
            <text:p>1.619393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1.922757" calcext:value-type="float">
            <text:p>1.922757</text:p>
          </table:table-cell>
          <table:table-cell/>
          <table:table-cell office:value-type="float" office:value="9.03" calcext:value-type="float">
            <text:p>9.03</text:p>
          </table:table-cell>
          <table:table-cell office:value-type="float" office:value="1.602118" calcext:value-type="float">
            <text:p>1.602118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1.910837" calcext:value-type="float">
            <text:p>1.910837</text:p>
          </table:table-cell>
          <table:table-cell/>
          <table:table-cell office:value-type="float" office:value="9.04" calcext:value-type="float">
            <text:p>9.04</text:p>
          </table:table-cell>
          <table:table-cell office:value-type="float" office:value="1.591802" calcext:value-type="float">
            <text:p>1.591802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1.897714" calcext:value-type="float">
            <text:p>1.897714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1.581487" calcext:value-type="float">
            <text:p>1.581487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1.883389" calcext:value-type="float">
            <text:p>1.883389</text:p>
          </table:table-cell>
          <table:table-cell/>
          <table:table-cell office:value-type="float" office:value="9.06" calcext:value-type="float">
            <text:p>9.06</text:p>
          </table:table-cell>
          <table:table-cell office:value-type="float" office:value="1.571171" calcext:value-type="float">
            <text:p>1.571171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1.867909" calcext:value-type="float">
            <text:p>1.867909</text:p>
          </table:table-cell>
          <table:table-cell/>
          <table:table-cell office:value-type="float" office:value="9.07" calcext:value-type="float">
            <text:p>9.07</text:p>
          </table:table-cell>
          <table:table-cell office:value-type="float" office:value="1.560856" calcext:value-type="float">
            <text:p>1.560856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.827557" calcext:value-type="float">
            <text:p>1.827557</text:p>
          </table:table-cell>
          <table:table-cell/>
          <table:table-cell office:value-type="float" office:value="9.08" calcext:value-type="float">
            <text:p>9.08</text:p>
          </table:table-cell>
          <table:table-cell office:value-type="float" office:value="1.543822" calcext:value-type="float">
            <text:p>1.543822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1.757977" calcext:value-type="float">
            <text:p>1.757977</text:p>
          </table:table-cell>
          <table:table-cell/>
          <table:table-cell office:value-type="float" office:value="9.09" calcext:value-type="float">
            <text:p>9.09</text:p>
          </table:table-cell>
          <table:table-cell office:value-type="float" office:value="1.521363" calcext:value-type="float">
            <text:p>1.52136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67695" calcext:value-type="float">
            <text:p>1.6769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498904" calcext:value-type="float">
            <text:p>1.498904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1.587566" calcext:value-type="float">
            <text:p>1.587566</text:p>
          </table:table-cell>
          <table:table-cell/>
          <table:table-cell office:value-type="float" office:value="9.11" calcext:value-type="float">
            <text:p>9.11</text:p>
          </table:table-cell>
          <table:table-cell office:value-type="float" office:value="1.476445" calcext:value-type="float">
            <text:p>1.476445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.494662" calcext:value-type="float">
            <text:p>1.494662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float" office:value="1.453986" calcext:value-type="float">
            <text:p>1.453986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1.39987" calcext:value-type="float">
            <text:p>1.39987</text:p>
          </table:table-cell>
          <table:table-cell/>
          <table:table-cell office:value-type="float" office:value="9.13" calcext:value-type="float">
            <text:p>9.13</text:p>
          </table:table-cell>
          <table:table-cell office:value-type="float" office:value="1.42604" calcext:value-type="float">
            <text:p>1.42604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1.308808" calcext:value-type="float">
            <text:p>1.308808</text:p>
          </table:table-cell>
          <table:table-cell/>
          <table:table-cell office:value-type="float" office:value="9.14" calcext:value-type="float">
            <text:p>9.14</text:p>
          </table:table-cell>
          <table:table-cell office:value-type="float" office:value="1.393663" calcext:value-type="float">
            <text:p>1.393663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1.227961" calcext:value-type="float">
            <text:p>1.227961</text:p>
          </table:table-cell>
          <table:table-cell/>
          <table:table-cell office:value-type="float" office:value="9.15" calcext:value-type="float">
            <text:p>9.15</text:p>
          </table:table-cell>
          <table:table-cell office:value-type="float" office:value="1.361286" calcext:value-type="float">
            <text:p>1.361286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.159" calcext:value-type="float">
            <text:p>1.159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1.328908" calcext:value-type="float">
            <text:p>1.328908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1.102134" calcext:value-type="float">
            <text:p>1.102134</text:p>
          </table:table-cell>
          <table:table-cell/>
          <table:table-cell office:value-type="float" office:value="9.17" calcext:value-type="float">
            <text:p>9.17</text:p>
          </table:table-cell>
          <table:table-cell office:value-type="float" office:value="1.296531" calcext:value-type="float">
            <text:p>1.296531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1.067236" calcext:value-type="float">
            <text:p>1.067236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1.262834" calcext:value-type="float">
            <text:p>1.262834</text:p>
          </table:table-cell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1.045198" calcext:value-type="float">
            <text:p>1.045198</text:p>
          </table:table-cell>
          <table:table-cell/>
          <table:table-cell office:value-type="float" office:value="9.19" calcext:value-type="float">
            <text:p>9.19</text:p>
          </table:table-cell>
          <table:table-cell office:value-type="float" office:value="1.22807" calcext:value-type="float">
            <text:p>1.2280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025251" calcext:value-type="float">
            <text:p>1.02525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1.193307" calcext:value-type="float">
            <text:p>1.193307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1.007117" calcext:value-type="float">
            <text:p>1.007117</text:p>
          </table:table-cell>
          <table:table-cell/>
          <table:table-cell office:value-type="float" office:value="9.21" calcext:value-type="float">
            <text:p>9.21</text:p>
          </table:table-cell>
          <table:table-cell office:value-type="float" office:value="1.158544" calcext:value-type="float">
            <text:p>1.158544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0.9905438" calcext:value-type="float">
            <text:p>0.9905438</text:p>
          </table:table-cell>
          <table:table-cell/>
          <table:table-cell office:value-type="float" office:value="9.22" calcext:value-type="float">
            <text:p>9.22</text:p>
          </table:table-cell>
          <table:table-cell office:value-type="float" office:value="1.12378" calcext:value-type="float">
            <text:p>1.12378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0.9898409" calcext:value-type="float">
            <text:p>0.9898409</text:p>
          </table:table-cell>
          <table:table-cell/>
          <table:table-cell office:value-type="float" office:value="9.23" calcext:value-type="float">
            <text:p>9.23</text:p>
          </table:table-cell>
          <table:table-cell office:value-type="float" office:value="1.097095" calcext:value-type="float">
            <text:p>1.097095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.005335" calcext:value-type="float">
            <text:p>1.005335</text:p>
          </table:table-cell>
          <table:table-cell/>
          <table:table-cell office:value-type="float" office:value="9.24" calcext:value-type="float">
            <text:p>9.24</text:p>
          </table:table-cell>
          <table:table-cell office:value-type="float" office:value="1.076933" calcext:value-type="float">
            <text:p>1.076933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.0261" calcext:value-type="float">
            <text:p>1.0261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1.056771" calcext:value-type="float">
            <text:p>1.056771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1.052067" calcext:value-type="float">
            <text:p>1.052067</text:p>
          </table:table-cell>
          <table:table-cell/>
          <table:table-cell office:value-type="float" office:value="9.26" calcext:value-type="float">
            <text:p>9.26</text:p>
          </table:table-cell>
          <table:table-cell office:value-type="float" office:value="1.036609" calcext:value-type="float">
            <text:p>1.036609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1.083184" calcext:value-type="float">
            <text:p>1.083184</text:p>
          </table:table-cell>
          <table:table-cell/>
          <table:table-cell office:value-type="float" office:value="9.27" calcext:value-type="float">
            <text:p>9.27</text:p>
          </table:table-cell>
          <table:table-cell office:value-type="float" office:value="1.016447" calcext:value-type="float">
            <text:p>1.016447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.071178" calcext:value-type="float">
            <text:p>1.071178</text:p>
          </table:table-cell>
          <table:table-cell/>
          <table:table-cell office:value-type="float" office:value="9.28" calcext:value-type="float">
            <text:p>9.28</text:p>
          </table:table-cell>
          <table:table-cell office:value-type="float" office:value="0.9986068" calcext:value-type="float">
            <text:p>0.9986068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1.027806" calcext:value-type="float">
            <text:p>1.027806</text:p>
          </table:table-cell>
          <table:table-cell/>
          <table:table-cell office:value-type="float" office:value="9.29" calcext:value-type="float">
            <text:p>9.29</text:p>
          </table:table-cell>
          <table:table-cell office:value-type="float" office:value="0.9826421" calcext:value-type="float">
            <text:p>0.9826421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9921684" calcext:value-type="float">
            <text:p>0.992168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9666774" calcext:value-type="float">
            <text:p>0.9666774</text:p>
          </table:table-cell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0.9633977" calcext:value-type="float">
            <text:p>0.9633977</text:p>
          </table:table-cell>
          <table:table-cell/>
          <table:table-cell office:value-type="float" office:value="9.31" calcext:value-type="float">
            <text:p>9.31</text:p>
          </table:table-cell>
          <table:table-cell office:value-type="float" office:value="0.9507127" calcext:value-type="float">
            <text:p>0.9507127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.9404693" calcext:value-type="float">
            <text:p>0.9404693</text:p>
          </table:table-cell>
          <table:table-cell/>
          <table:table-cell office:value-type="float" office:value="9.32" calcext:value-type="float">
            <text:p>9.32</text:p>
          </table:table-cell>
          <table:table-cell office:value-type="float" office:value="0.934748" calcext:value-type="float">
            <text:p>0.934748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0.9328249" calcext:value-type="float">
            <text:p>0.9328249</text:p>
          </table:table-cell>
          <table:table-cell/>
          <table:table-cell office:value-type="float" office:value="9.33" calcext:value-type="float">
            <text:p>9.33</text:p>
          </table:table-cell>
          <table:table-cell office:value-type="float" office:value="0.9273714" calcext:value-type="float">
            <text:p>0.9273714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9345652" calcext:value-type="float">
            <text:p>0.9345652</text:p>
          </table:table-cell>
          <table:table-cell/>
          <table:table-cell office:value-type="float" office:value="9.34" calcext:value-type="float">
            <text:p>9.34</text:p>
          </table:table-cell>
          <table:table-cell office:value-type="float" office:value="0.9269287" calcext:value-type="float">
            <text:p>0.9269287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9362143" calcext:value-type="float">
            <text:p>0.9362143</text:p>
          </table:table-cell>
          <table:table-cell/>
          <table:table-cell office:value-type="float" office:value="9.35" calcext:value-type="float">
            <text:p>9.35</text:p>
          </table:table-cell>
          <table:table-cell office:value-type="float" office:value="0.926486" calcext:value-type="float">
            <text:p>0.926486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9377473" calcext:value-type="float">
            <text:p>0.9377473</text:p>
          </table:table-cell>
          <table:table-cell/>
          <table:table-cell office:value-type="float" office:value="9.36" calcext:value-type="float">
            <text:p>9.36</text:p>
          </table:table-cell>
          <table:table-cell office:value-type="float" office:value="0.9260433" calcext:value-type="float">
            <text:p>0.9260433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9391219" calcext:value-type="float">
            <text:p>0.9391219</text:p>
          </table:table-cell>
          <table:table-cell/>
          <table:table-cell office:value-type="float" office:value="9.37" calcext:value-type="float">
            <text:p>9.37</text:p>
          </table:table-cell>
          <table:table-cell office:value-type="float" office:value="0.9256006" calcext:value-type="float">
            <text:p>0.9256006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9420564" calcext:value-type="float">
            <text:p>0.9420564</text:p>
          </table:table-cell>
          <table:table-cell/>
          <table:table-cell office:value-type="float" office:value="9.38" calcext:value-type="float">
            <text:p>9.38</text:p>
          </table:table-cell>
          <table:table-cell office:value-type="float" office:value="0.9349413" calcext:value-type="float">
            <text:p>0.9349413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0.9464651" calcext:value-type="float">
            <text:p>0.9464651</text:p>
          </table:table-cell>
          <table:table-cell/>
          <table:table-cell office:value-type="float" office:value="9.39" calcext:value-type="float">
            <text:p>9.39</text:p>
          </table:table-cell>
          <table:table-cell office:value-type="float" office:value="0.9521808" calcext:value-type="float">
            <text:p>0.9521808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950975" calcext:value-type="float">
            <text:p>0.95097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9694204" calcext:value-type="float">
            <text:p>0.9694204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0.9555578" calcext:value-type="float">
            <text:p>0.9555578</text:p>
          </table:table-cell>
          <table:table-cell/>
          <table:table-cell office:value-type="float" office:value="9.41" calcext:value-type="float">
            <text:p>9.41</text:p>
          </table:table-cell>
          <table:table-cell office:value-type="float" office:value="0.9866599" calcext:value-type="float">
            <text:p>0.9866599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9601739" calcext:value-type="float">
            <text:p>0.9601739</text:p>
          </table:table-cell>
          <table:table-cell/>
          <table:table-cell office:value-type="float" office:value="9.42" calcext:value-type="float">
            <text:p>9.42</text:p>
          </table:table-cell>
          <table:table-cell office:value-type="float" office:value="1.003899" calcext:value-type="float">
            <text:p>1.003899</text:p>
          </table:table-cell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9737076" calcext:value-type="float">
            <text:p>0.9737076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1.022632" calcext:value-type="float">
            <text:p>1.022632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9954415" calcext:value-type="float">
            <text:p>0.9954415</text:p>
          </table:table-cell>
          <table:table-cell/>
          <table:table-cell office:value-type="float" office:value="9.44" calcext:value-type="float">
            <text:p>9.44</text:p>
          </table:table-cell>
          <table:table-cell office:value-type="float" office:value="1.042571" calcext:value-type="float">
            <text:p>1.042571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1.019264" calcext:value-type="float">
            <text:p>1.019264</text:p>
          </table:table-cell>
          <table:table-cell/>
          <table:table-cell office:value-type="float" office:value="9.45" calcext:value-type="float">
            <text:p>9.45</text:p>
          </table:table-cell>
          <table:table-cell office:value-type="float" office:value="1.062509" calcext:value-type="float">
            <text:p>1.062509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1.045839" calcext:value-type="float">
            <text:p>1.045839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float" office:value="1.082447" calcext:value-type="float">
            <text:p>1.082447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1.07563" calcext:value-type="float">
            <text:p>1.07563</text:p>
          </table:table-cell>
          <table:table-cell/>
          <table:table-cell office:value-type="float" office:value="9.47" calcext:value-type="float">
            <text:p>9.47</text:p>
          </table:table-cell>
          <table:table-cell office:value-type="float" office:value="1.102386" calcext:value-type="float">
            <text:p>1.102386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1.088341" calcext:value-type="float">
            <text:p>1.088341</text:p>
          </table:table-cell>
          <table:table-cell/>
          <table:table-cell office:value-type="float" office:value="9.48" calcext:value-type="float">
            <text:p>9.48</text:p>
          </table:table-cell>
          <table:table-cell office:value-type="float" office:value="1.117098" calcext:value-type="float">
            <text:p>1.117098</text:p>
          </table:table-cell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1.085293" calcext:value-type="float">
            <text:p>1.085293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float" office:value="1.127592" calcext:value-type="float">
            <text:p>1.12759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08233" calcext:value-type="float">
            <text:p>1.0823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.138086" calcext:value-type="float">
            <text:p>1.138086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1.079457" calcext:value-type="float">
            <text:p>1.079457</text:p>
          </table:table-cell>
          <table:table-cell/>
          <table:table-cell office:value-type="float" office:value="9.51" calcext:value-type="float">
            <text:p>9.51</text:p>
          </table:table-cell>
          <table:table-cell office:value-type="float" office:value="1.148579" calcext:value-type="float">
            <text:p>1.148579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1.076673" calcext:value-type="float">
            <text:p>1.076673</text:p>
          </table:table-cell>
          <table:table-cell/>
          <table:table-cell office:value-type="float" office:value="9.52" calcext:value-type="float">
            <text:p>9.52</text:p>
          </table:table-cell>
          <table:table-cell office:value-type="float" office:value="1.159073" calcext:value-type="float">
            <text:p>1.159073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1.088854" calcext:value-type="float">
            <text:p>1.088854</text:p>
          </table:table-cell>
          <table:table-cell/>
          <table:table-cell office:value-type="float" office:value="9.53" calcext:value-type="float">
            <text:p>9.53</text:p>
          </table:table-cell>
          <table:table-cell office:value-type="float" office:value="1.163528" calcext:value-type="float">
            <text:p>1.163528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1.115132" calcext:value-type="float">
            <text:p>1.115132</text:p>
          </table:table-cell>
          <table:table-cell/>
          <table:table-cell office:value-type="float" office:value="9.54" calcext:value-type="float">
            <text:p>9.54</text:p>
          </table:table-cell>
          <table:table-cell office:value-type="float" office:value="1.163109" calcext:value-type="float">
            <text:p>1.163109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1.144083" calcext:value-type="float">
            <text:p>1.144083</text:p>
          </table:table-cell>
          <table:table-cell/>
          <table:table-cell office:value-type="float" office:value="9.55" calcext:value-type="float">
            <text:p>9.55</text:p>
          </table:table-cell>
          <table:table-cell office:value-type="float" office:value="1.16269" calcext:value-type="float">
            <text:p>1.16269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1.17562" calcext:value-type="float">
            <text:p>1.17562</text:p>
          </table:table-cell>
          <table:table-cell/>
          <table:table-cell office:value-type="float" office:value="9.56" calcext:value-type="float">
            <text:p>9.56</text:p>
          </table:table-cell>
          <table:table-cell office:value-type="float" office:value="1.16227" calcext:value-type="float">
            <text:p>1.16227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1.209525" calcext:value-type="float">
            <text:p>1.209525</text:p>
          </table:table-cell>
          <table:table-cell/>
          <table:table-cell office:value-type="float" office:value="9.57" calcext:value-type="float">
            <text:p>9.57</text:p>
          </table:table-cell>
          <table:table-cell office:value-type="float" office:value="1.161851" calcext:value-type="float">
            <text:p>1.161851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1.29125" calcext:value-type="float">
            <text:p>1.29125</text:p>
          </table:table-cell>
          <table:table-cell/>
          <table:table-cell office:value-type="float" office:value="9.58" calcext:value-type="float">
            <text:p>9.58</text:p>
          </table:table-cell>
          <table:table-cell office:value-type="float" office:value="1.166394" calcext:value-type="float">
            <text:p>1.166394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1.420585" calcext:value-type="float">
            <text:p>1.420585</text:p>
          </table:table-cell>
          <table:table-cell/>
          <table:table-cell office:value-type="float" office:value="9.59" calcext:value-type="float">
            <text:p>9.59</text:p>
          </table:table-cell>
          <table:table-cell office:value-type="float" office:value="1.174945" calcext:value-type="float">
            <text:p>1.17494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552016" calcext:value-type="float">
            <text:p>1.55201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1.183495" calcext:value-type="float">
            <text:p>1.183495</text:p>
          </table:table-cell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1.672281" calcext:value-type="float">
            <text:p>1.672281</text:p>
          </table:table-cell>
          <table:table-cell/>
          <table:table-cell office:value-type="float" office:value="9.61" calcext:value-type="float">
            <text:p>9.61</text:p>
          </table:table-cell>
          <table:table-cell office:value-type="float" office:value="1.192045" calcext:value-type="float">
            <text:p>1.192045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1.772269" calcext:value-type="float">
            <text:p>1.772269</text:p>
          </table:table-cell>
          <table:table-cell/>
          <table:table-cell office:value-type="float" office:value="9.62" calcext:value-type="float">
            <text:p>9.62</text:p>
          </table:table-cell>
          <table:table-cell office:value-type="float" office:value="1.200595" calcext:value-type="float">
            <text:p>1.200595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1.798936" calcext:value-type="float">
            <text:p>1.798936</text:p>
          </table:table-cell>
          <table:table-cell/>
          <table:table-cell office:value-type="float" office:value="9.63" calcext:value-type="float">
            <text:p>9.63</text:p>
          </table:table-cell>
          <table:table-cell office:value-type="float" office:value="1.204884" calcext:value-type="float">
            <text:p>1.204884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1.779121" calcext:value-type="float">
            <text:p>1.779121</text:p>
          </table:table-cell>
          <table:table-cell/>
          <table:table-cell office:value-type="float" office:value="9.64" calcext:value-type="float">
            <text:p>9.64</text:p>
          </table:table-cell>
          <table:table-cell office:value-type="float" office:value="1.205732" calcext:value-type="float">
            <text:p>1.205732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1.758104" calcext:value-type="float">
            <text:p>1.758104</text:p>
          </table:table-cell>
          <table:table-cell/>
          <table:table-cell office:value-type="float" office:value="9.65" calcext:value-type="float">
            <text:p>9.65</text:p>
          </table:table-cell>
          <table:table-cell office:value-type="float" office:value="1.20658" calcext:value-type="float">
            <text:p>1.20658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1.735887" calcext:value-type="float">
            <text:p>1.735887</text:p>
          </table:table-cell>
          <table:table-cell/>
          <table:table-cell office:value-type="float" office:value="9.66" calcext:value-type="float">
            <text:p>9.66</text:p>
          </table:table-cell>
          <table:table-cell office:value-type="float" office:value="1.207428" calcext:value-type="float">
            <text:p>1.207428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1.712475" calcext:value-type="float">
            <text:p>1.712475</text:p>
          </table:table-cell>
          <table:table-cell/>
          <table:table-cell office:value-type="float" office:value="9.67" calcext:value-type="float">
            <text:p>9.67</text:p>
          </table:table-cell>
          <table:table-cell office:value-type="float" office:value="1.208276" calcext:value-type="float">
            <text:p>1.208276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1.731258" calcext:value-type="float">
            <text:p>1.731258</text:p>
          </table:table-cell>
          <table:table-cell/>
          <table:table-cell office:value-type="float" office:value="9.68" calcext:value-type="float">
            <text:p>9.68</text:p>
          </table:table-cell>
          <table:table-cell office:value-type="float" office:value="1.218848" calcext:value-type="float">
            <text:p>1.218848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1.779972" calcext:value-type="float">
            <text:p>1.779972</text:p>
          </table:table-cell>
          <table:table-cell/>
          <table:table-cell office:value-type="float" office:value="9.69" calcext:value-type="float">
            <text:p>9.69</text:p>
          </table:table-cell>
          <table:table-cell office:value-type="float" office:value="1.23727" calcext:value-type="float">
            <text:p>1.2372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.822439" calcext:value-type="float">
            <text:p>1.82243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.255693" calcext:value-type="float">
            <text:p>1.255693</text:p>
          </table:table-cell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1.858903" calcext:value-type="float">
            <text:p>1.858903</text:p>
          </table:table-cell>
          <table:table-cell/>
          <table:table-cell office:value-type="float" office:value="9.71" calcext:value-type="float">
            <text:p>9.71</text:p>
          </table:table-cell>
          <table:table-cell office:value-type="float" office:value="1.274116" calcext:value-type="float">
            <text:p>1.274116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.889843" calcext:value-type="float">
            <text:p>1.889843</text:p>
          </table:table-cell>
          <table:table-cell/>
          <table:table-cell office:value-type="float" office:value="9.72" calcext:value-type="float">
            <text:p>9.72</text:p>
          </table:table-cell>
          <table:table-cell office:value-type="float" office:value="1.292538" calcext:value-type="float">
            <text:p>1.292538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1.887957" calcext:value-type="float">
            <text:p>1.887957</text:p>
          </table:table-cell>
          <table:table-cell/>
          <table:table-cell office:value-type="float" office:value="9.73" calcext:value-type="float">
            <text:p>9.73</text:p>
          </table:table-cell>
          <table:table-cell office:value-type="float" office:value="1.307771" calcext:value-type="float">
            <text:p>1.307771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1.858537" calcext:value-type="float">
            <text:p>1.858537</text:p>
          </table:table-cell>
          <table:table-cell/>
          <table:table-cell office:value-type="float" office:value="9.74" calcext:value-type="float">
            <text:p>9.74</text:p>
          </table:table-cell>
          <table:table-cell office:value-type="float" office:value="1.320428" calcext:value-type="float">
            <text:p>1.320428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.823523" calcext:value-type="float">
            <text:p>1.823523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1.333086" calcext:value-type="float">
            <text:p>1.333086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1.782477" calcext:value-type="float">
            <text:p>1.782477</text:p>
          </table:table-cell>
          <table:table-cell/>
          <table:table-cell office:value-type="float" office:value="9.76" calcext:value-type="float">
            <text:p>9.76</text:p>
          </table:table-cell>
          <table:table-cell office:value-type="float" office:value="1.345743" calcext:value-type="float">
            <text:p>1.345743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1.735194" calcext:value-type="float">
            <text:p>1.735194</text:p>
          </table:table-cell>
          <table:table-cell/>
          <table:table-cell office:value-type="float" office:value="9.77" calcext:value-type="float">
            <text:p>9.77</text:p>
          </table:table-cell>
          <table:table-cell office:value-type="float" office:value="1.3584" calcext:value-type="float">
            <text:p>1.3584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1.728417" calcext:value-type="float">
            <text:p>1.728417</text:p>
          </table:table-cell>
          <table:table-cell/>
          <table:table-cell office:value-type="float" office:value="9.78" calcext:value-type="float">
            <text:p>9.78</text:p>
          </table:table-cell>
          <table:table-cell office:value-type="float" office:value="1.368681" calcext:value-type="float">
            <text:p>1.368681</text:p>
          </table:table-cell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1.75712" calcext:value-type="float">
            <text:p>1.75712</text:p>
          </table:table-cell>
          <table:table-cell/>
          <table:table-cell office:value-type="float" office:value="9.79" calcext:value-type="float">
            <text:p>9.79</text:p>
          </table:table-cell>
          <table:table-cell office:value-type="float" office:value="1.377043" calcext:value-type="float">
            <text:p>1.37704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.784943" calcext:value-type="float">
            <text:p>1.78494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1.385406" calcext:value-type="float">
            <text:p>1.385406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1.812199" calcext:value-type="float">
            <text:p>1.812199</text:p>
          </table:table-cell>
          <table:table-cell/>
          <table:table-cell office:value-type="float" office:value="9.81" calcext:value-type="float">
            <text:p>9.81</text:p>
          </table:table-cell>
          <table:table-cell office:value-type="float" office:value="1.393768" calcext:value-type="float">
            <text:p>1.393768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1.839336" calcext:value-type="float">
            <text:p>1.839336</text:p>
          </table:table-cell>
          <table:table-cell/>
          <table:table-cell office:value-type="float" office:value="9.82" calcext:value-type="float">
            <text:p>9.82</text:p>
          </table:table-cell>
          <table:table-cell office:value-type="float" office:value="1.40213" calcext:value-type="float">
            <text:p>1.40213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1.840364" calcext:value-type="float">
            <text:p>1.840364</text:p>
          </table:table-cell>
          <table:table-cell/>
          <table:table-cell office:value-type="float" office:value="9.83" calcext:value-type="float">
            <text:p>9.83</text:p>
          </table:table-cell>
          <table:table-cell office:value-type="float" office:value="1.405605" calcext:value-type="float">
            <text:p>1.405605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.818746" calcext:value-type="float">
            <text:p>1.818746</text:p>
          </table:table-cell>
          <table:table-cell/>
          <table:table-cell office:value-type="float" office:value="9.84" calcext:value-type="float">
            <text:p>9.84</text:p>
          </table:table-cell>
          <table:table-cell office:value-type="float" office:value="1.405134" calcext:value-type="float">
            <text:p>1.405134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1.795421" calcext:value-type="float">
            <text:p>1.795421</text:p>
          </table:table-cell>
          <table:table-cell/>
          <table:table-cell office:value-type="float" office:value="9.85" calcext:value-type="float">
            <text:p>9.85</text:p>
          </table:table-cell>
          <table:table-cell office:value-type="float" office:value="1.404663" calcext:value-type="float">
            <text:p>1.404663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1.770476" calcext:value-type="float">
            <text:p>1.770476</text:p>
          </table:table-cell>
          <table:table-cell/>
          <table:table-cell office:value-type="float" office:value="9.86" calcext:value-type="float">
            <text:p>9.86</text:p>
          </table:table-cell>
          <table:table-cell office:value-type="float" office:value="1.404193" calcext:value-type="float">
            <text:p>1.404193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1.74407" calcext:value-type="float">
            <text:p>1.74407</text:p>
          </table:table-cell>
          <table:table-cell/>
          <table:table-cell office:value-type="float" office:value="9.87" calcext:value-type="float">
            <text:p>9.87</text:p>
          </table:table-cell>
          <table:table-cell office:value-type="float" office:value="1.403722" calcext:value-type="float">
            <text:p>1.403722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1.720601" calcext:value-type="float">
            <text:p>1.720601</text:p>
          </table:table-cell>
          <table:table-cell/>
          <table:table-cell office:value-type="float" office:value="9.88" calcext:value-type="float">
            <text:p>9.88</text:p>
          </table:table-cell>
          <table:table-cell office:value-type="float" office:value="1.391999" calcext:value-type="float">
            <text:p>1.391999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1.701039" calcext:value-type="float">
            <text:p>1.701039</text:p>
          </table:table-cell>
          <table:table-cell/>
          <table:table-cell office:value-type="float" office:value="9.89" calcext:value-type="float">
            <text:p>9.89</text:p>
          </table:table-cell>
          <table:table-cell office:value-type="float" office:value="1.371191" calcext:value-type="float">
            <text:p>1.37119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.682284" calcext:value-type="float">
            <text:p>1.68228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1.350383" calcext:value-type="float">
            <text:p>1.350383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1.664115" calcext:value-type="float">
            <text:p>1.664115</text:p>
          </table:table-cell>
          <table:table-cell/>
          <table:table-cell office:value-type="float" office:value="9.91" calcext:value-type="float">
            <text:p>9.91</text:p>
          </table:table-cell>
          <table:table-cell office:value-type="float" office:value="1.329575" calcext:value-type="float">
            <text:p>1.329575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1.646325" calcext:value-type="float">
            <text:p>1.646325</text:p>
          </table:table-cell>
          <table:table-cell/>
          <table:table-cell office:value-type="float" office:value="9.92" calcext:value-type="float">
            <text:p>9.92</text:p>
          </table:table-cell>
          <table:table-cell office:value-type="float" office:value="1.308767" calcext:value-type="float">
            <text:p>1.308767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1.592174" calcext:value-type="float">
            <text:p>1.592174</text:p>
          </table:table-cell>
          <table:table-cell/>
          <table:table-cell office:value-type="float" office:value="9.93" calcext:value-type="float">
            <text:p>9.93</text:p>
          </table:table-cell>
          <table:table-cell office:value-type="float" office:value="1.28106" calcext:value-type="float">
            <text:p>1.28106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1.504469" calcext:value-type="float">
            <text:p>1.504469</text:p>
          </table:table-cell>
          <table:table-cell/>
          <table:table-cell office:value-type="float" office:value="9.94" calcext:value-type="float">
            <text:p>9.94</text:p>
          </table:table-cell>
          <table:table-cell office:value-type="float" office:value="1.247782" calcext:value-type="float">
            <text:p>1.247782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1.414021" calcext:value-type="float">
            <text:p>1.414021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float" office:value="1.214505" calcext:value-type="float">
            <text:p>1.214505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.324524" calcext:value-type="float">
            <text:p>1.324524</text:p>
          </table:table-cell>
          <table:table-cell/>
          <table:table-cell office:value-type="float" office:value="9.96" calcext:value-type="float">
            <text:p>9.96</text:p>
          </table:table-cell>
          <table:table-cell office:value-type="float" office:value="1.181228" calcext:value-type="float">
            <text:p>1.181228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1.239792" calcext:value-type="float">
            <text:p>1.239792</text:p>
          </table:table-cell>
          <table:table-cell/>
          <table:table-cell office:value-type="float" office:value="9.97" calcext:value-type="float">
            <text:p>9.97</text:p>
          </table:table-cell>
          <table:table-cell office:value-type="float" office:value="1.147951" calcext:value-type="float">
            <text:p>1.147951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1.195573" calcext:value-type="float">
            <text:p>1.195573</text:p>
          </table:table-cell>
          <table:table-cell/>
          <table:table-cell office:value-type="float" office:value="9.98" calcext:value-type="float">
            <text:p>9.98</text:p>
          </table:table-cell>
          <table:table-cell office:value-type="float" office:value="1.11884" calcext:value-type="float">
            <text:p>1.11884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1.180042" calcext:value-type="float">
            <text:p>1.180042</text:p>
          </table:table-cell>
          <table:table-cell/>
          <table:table-cell office:value-type="float" office:value="9.99" calcext:value-type="float">
            <text:p>9.99</text:p>
          </table:table-cell>
          <table:table-cell office:value-type="float" office:value="1.093092" calcext:value-type="float">
            <text:p>1.093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06T13:25:45.746847123</dc:date>
    <meta:editing-duration>PT2M50S</meta:editing-duration>
    <meta:editing-cycles>2</meta:editing-cycles>
    <meta:generator>LibreOffice/6.4.7.2$Linux_X86_64 LibreOffice_project/40$Build-2</meta:generator>
    <meta:document-statistic meta:table-count="1" meta:cell-count="40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58cm" svg:height="17.585cm" xlink:href=".." xlink:type="simple" chart:class="chart:scatter" chart:style-name="ch1">
        <chart:legend chart:legend-position="end" svg:x="23.106cm" svg:y="8.244cm" style:legend-expansion="high" chart:style-name="ch2"/>
        <chart:plot-area chart:style-name="ch3" table:cell-range-address="PredictionTS.A2:PredictionTS.B1001 PredictionTS.E2:PredictionTS.E1001" svg:x="0.519cm" svg:y="0.351cm" svg:width="22.068cm" svg:height="16.883cm">
          <chartooo:coordinate-region svg:x="0.955cm" svg:y="0.551cm" svg:width="21.445cm" svg:height="16.0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edictionTS.B2:PredictionTS.B1001" chart:class="chart:scatter">
            <chart:domain table:cell-range-address="PredictionTS.A2:PredictionTS.A1001"/>
            <chart:data-point chart:repeated="1000"/>
          </chart:series>
          <chart:series chart:style-name="ch7" chart:values-cell-range-address="PredictionTS.E2:PredictionTS.E1001" chart:class="chart:scatte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edictionTS.A2:PredictionTS.A1001</svg:desc>
                </draw:g>
              </table:table-cell>
              <table:table-cell office:value-type="float" office:value="0.890433">
                <text:p>0.890433</text:p>
                <draw:g>
                  <svg:desc>PredictionTS.B2:PredictionTS.B1001</svg:desc>
                </draw:g>
              </table:table-cell>
              <table:table-cell office:value-type="float" office:value="0.7844456">
                <text:p>0.7844456</text:p>
                <draw:g>
                  <svg:desc>PredictionTS.E2:PredictionTS.E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9053688">
                <text:p>0.9053688</text:p>
              </table:table-cell>
              <table:table-cell office:value-type="float" office:value="0.8052947">
                <text:p>0.8052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9209095">
                <text:p>0.9209095</text:p>
              </table:table-cell>
              <table:table-cell office:value-type="float" office:value="0.8261439">
                <text:p>0.8261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9426543">
                <text:p>0.9426543</text:p>
              </table:table-cell>
              <table:table-cell office:value-type="float" office:value="0.8485361">
                <text:p>0.8485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970079">
                <text:p>0.970079</text:p>
              </table:table-cell>
              <table:table-cell office:value-type="float" office:value="0.872174">
                <text:p>0.872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9997335">
                <text:p>0.9997335</text:p>
              </table:table-cell>
              <table:table-cell office:value-type="float" office:value="0.8958119">
                <text:p>0.8958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.032272">
                <text:p>1.032272</text:p>
              </table:table-cell>
              <table:table-cell office:value-type="float" office:value="0.9194498">
                <text:p>0.9194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.068161">
                <text:p>1.068161</text:p>
              </table:table-cell>
              <table:table-cell office:value-type="float" office:value="0.9430878">
                <text:p>0.94308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.113318">
                <text:p>1.113318</text:p>
              </table:table-cell>
              <table:table-cell office:value-type="float" office:value="0.9657618">
                <text:p>0.9657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.166794">
                <text:p>1.166794</text:p>
              </table:table-cell>
              <table:table-cell office:value-type="float" office:value="0.9876576">
                <text:p>0.9876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.223894">
                <text:p>1.223894</text:p>
              </table:table-cell>
              <table:table-cell office:value-type="float" office:value="1.009553">
                <text:p>1.009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.283961">
                <text:p>1.283961</text:p>
              </table:table-cell>
              <table:table-cell office:value-type="float" office:value="1.031449">
                <text:p>1.031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.34581">
                <text:p>1.34581</text:p>
              </table:table-cell>
              <table:table-cell office:value-type="float" office:value="1.053345">
                <text:p>1.053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.399999">
                <text:p>1.399999</text:p>
              </table:table-cell>
              <table:table-cell office:value-type="float" office:value="1.070981">
                <text:p>1.070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.447745">
                <text:p>1.447745</text:p>
              </table:table-cell>
              <table:table-cell office:value-type="float" office:value="1.085176">
                <text:p>1.085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.495033">
                <text:p>1.495033</text:p>
              </table:table-cell>
              <table:table-cell office:value-type="float" office:value="1.099372">
                <text:p>1.0993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.541353">
                <text:p>1.541353</text:p>
              </table:table-cell>
              <table:table-cell office:value-type="float" office:value="1.113568">
                <text:p>1.113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.586214">
                <text:p>1.586214</text:p>
              </table:table-cell>
              <table:table-cell office:value-type="float" office:value="1.127764">
                <text:p>1.127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.665118">
                <text:p>1.665118</text:p>
              </table:table-cell>
              <table:table-cell office:value-type="float" office:value="1.155421">
                <text:p>1.155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1.759427">
                <text:p>1.759427</text:p>
              </table:table-cell>
              <table:table-cell office:value-type="float" office:value="1.193945">
                <text:p>1.1939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.834879">
                <text:p>1.834879</text:p>
              </table:table-cell>
              <table:table-cell office:value-type="float" office:value="1.232469">
                <text:p>1.2324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1.892215">
                <text:p>1.892215</text:p>
              </table:table-cell>
              <table:table-cell office:value-type="float" office:value="1.270993">
                <text:p>1.2709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1.934187">
                <text:p>1.934187</text:p>
              </table:table-cell>
              <table:table-cell office:value-type="float" office:value="1.309518">
                <text:p>1.309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1.96139">
                <text:p>1.96139</text:p>
              </table:table-cell>
              <table:table-cell office:value-type="float" office:value="1.349818">
                <text:p>1.3498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.97912">
                <text:p>1.97912</text:p>
              </table:table-cell>
              <table:table-cell office:value-type="float" office:value="1.391553">
                <text:p>1.3915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.99134">
                <text:p>1.99134</text:p>
              </table:table-cell>
              <table:table-cell office:value-type="float" office:value="1.433287">
                <text:p>1.433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1.998528">
                <text:p>1.998528</text:p>
              </table:table-cell>
              <table:table-cell office:value-type="float" office:value="1.475022">
                <text:p>1.475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2.000484">
                <text:p>2.000484</text:p>
              </table:table-cell>
              <table:table-cell office:value-type="float" office:value="1.516756">
                <text:p>1.516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2.004361">
                <text:p>2.004361</text:p>
              </table:table-cell>
              <table:table-cell office:value-type="float" office:value="1.552053">
                <text:p>1.5520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2.015207">
                <text:p>2.015207</text:p>
              </table:table-cell>
              <table:table-cell office:value-type="float" office:value="1.582153">
                <text:p>1.582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2.029486">
                <text:p>2.029486</text:p>
              </table:table-cell>
              <table:table-cell office:value-type="float" office:value="1.612253">
                <text:p>1.6122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2.048662">
                <text:p>2.048662</text:p>
              </table:table-cell>
              <table:table-cell office:value-type="float" office:value="1.642352">
                <text:p>1.6423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2.074663">
                <text:p>2.074663</text:p>
              </table:table-cell>
              <table:table-cell office:value-type="float" office:value="1.672452">
                <text:p>1.6724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.110814">
                <text:p>2.110814</text:p>
              </table:table-cell>
              <table:table-cell office:value-type="float" office:value="1.713157">
                <text:p>1.7131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2.151119">
                <text:p>2.151119</text:p>
              </table:table-cell>
              <table:table-cell office:value-type="float" office:value="1.762426">
                <text:p>1.7624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2.181962">
                <text:p>2.181962</text:p>
              </table:table-cell>
              <table:table-cell office:value-type="float" office:value="1.811694">
                <text:p>1.8116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2.190796">
                <text:p>2.190796</text:p>
              </table:table-cell>
              <table:table-cell office:value-type="float" office:value="1.860963">
                <text:p>1.8609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2.195094">
                <text:p>2.195094</text:p>
              </table:table-cell>
              <table:table-cell office:value-type="float" office:value="1.910231">
                <text:p>1.910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2.28487">
                <text:p>2.28487</text:p>
              </table:table-cell>
              <table:table-cell office:value-type="float" office:value="1.965088">
                <text:p>1.965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2.41267">
                <text:p>2.41267</text:p>
              </table:table-cell>
              <table:table-cell office:value-type="float" office:value="2.024456">
                <text:p>2.0244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2.431601">
                <text:p>2.431601</text:p>
              </table:table-cell>
              <table:table-cell office:value-type="float" office:value="2.083825">
                <text:p>2.0838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2.378503">
                <text:p>2.378503</text:p>
              </table:table-cell>
              <table:table-cell office:value-type="float" office:value="2.143193">
                <text:p>2.1431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2.308421">
                <text:p>2.308421</text:p>
              </table:table-cell>
              <table:table-cell office:value-type="float" office:value="2.202561">
                <text:p>2.2025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2.277488">
                <text:p>2.277488</text:p>
              </table:table-cell>
              <table:table-cell office:value-type="float" office:value="2.276971">
                <text:p>2.2769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2.274092">
                <text:p>2.274092</text:p>
              </table:table-cell>
              <table:table-cell office:value-type="float" office:value="2.363523">
                <text:p>2.363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2.270457">
                <text:p>2.270457</text:p>
              </table:table-cell>
              <table:table-cell office:value-type="float" office:value="2.450076">
                <text:p>2.4500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2.267682">
                <text:p>2.267682</text:p>
              </table:table-cell>
              <table:table-cell office:value-type="float" office:value="2.536628">
                <text:p>2.5366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2.266917">
                <text:p>2.266917</text:p>
              </table:table-cell>
              <table:table-cell office:value-type="float" office:value="2.623181">
                <text:p>2.623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2.270215">
                <text:p>2.270215</text:p>
              </table:table-cell>
              <table:table-cell office:value-type="float" office:value="2.685688">
                <text:p>2.6856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2.2749">
                <text:p>2.2749</text:p>
              </table:table-cell>
              <table:table-cell office:value-type="float" office:value="2.728783">
                <text:p>2.7287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2.279851">
                <text:p>2.279851</text:p>
              </table:table-cell>
              <table:table-cell office:value-type="float" office:value="2.771878">
                <text:p>2.7718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2.285088">
                <text:p>2.285088</text:p>
              </table:table-cell>
              <table:table-cell office:value-type="float" office:value="2.814972">
                <text:p>2.8149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2.290639">
                <text:p>2.290639</text:p>
              </table:table-cell>
              <table:table-cell office:value-type="float" office:value="2.858067">
                <text:p>2.8580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2.295489">
                <text:p>2.295489</text:p>
              </table:table-cell>
              <table:table-cell office:value-type="float" office:value="2.868088">
                <text:p>2.8680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2.299597">
                <text:p>2.299597</text:p>
              </table:table-cell>
              <table:table-cell office:value-type="float" office:value="2.851408">
                <text:p>2.8514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2.303714">
                <text:p>2.303714</text:p>
              </table:table-cell>
              <table:table-cell office:value-type="float" office:value="2.834727">
                <text:p>2.834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2.307832">
                <text:p>2.307832</text:p>
              </table:table-cell>
              <table:table-cell office:value-type="float" office:value="2.818046">
                <text:p>2.8180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2.311934">
                <text:p>2.311934</text:p>
              </table:table-cell>
              <table:table-cell office:value-type="float" office:value="2.801365">
                <text:p>2.8013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2.289505">
                <text:p>2.289505</text:p>
              </table:table-cell>
              <table:table-cell office:value-type="float" office:value="2.763093">
                <text:p>2.7630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2.250025">
                <text:p>2.250025</text:p>
              </table:table-cell>
              <table:table-cell office:value-type="float" office:value="2.707388">
                <text:p>2.7073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2.215623">
                <text:p>2.215623</text:p>
              </table:table-cell>
              <table:table-cell office:value-type="float" office:value="2.651683">
                <text:p>2.6516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2.185686">
                <text:p>2.185686</text:p>
              </table:table-cell>
              <table:table-cell office:value-type="float" office:value="2.595978">
                <text:p>2.5959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2.159575">
                <text:p>2.159575</text:p>
              </table:table-cell>
              <table:table-cell office:value-type="float" office:value="2.540273">
                <text:p>2.5402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2.127149">
                <text:p>2.127149</text:p>
              </table:table-cell>
              <table:table-cell office:value-type="float" office:value="2.485133">
                <text:p>2.4851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2.096748">
                <text:p>2.096748</text:p>
              </table:table-cell>
              <table:table-cell office:value-type="float" office:value="2.430451">
                <text:p>2.4304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2.075489">
                <text:p>2.075489</text:p>
              </table:table-cell>
              <table:table-cell office:value-type="float" office:value="2.375768">
                <text:p>2.3757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2.060942">
                <text:p>2.060942</text:p>
              </table:table-cell>
              <table:table-cell office:value-type="float" office:value="2.321086">
                <text:p>2.3210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2.051244">
                <text:p>2.051244</text:p>
              </table:table-cell>
              <table:table-cell office:value-type="float" office:value="2.266404">
                <text:p>2.2664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2.045047">
                <text:p>2.045047</text:p>
              </table:table-cell>
              <table:table-cell office:value-type="float" office:value="2.221976">
                <text:p>2.2219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2.040803">
                <text:p>2.040803</text:p>
              </table:table-cell>
              <table:table-cell office:value-type="float" office:value="2.185826">
                <text:p>2.1858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2.037695">
                <text:p>2.037695</text:p>
              </table:table-cell>
              <table:table-cell office:value-type="float" office:value="2.149677">
                <text:p>2.1496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2.035317">
                <text:p>2.035317</text:p>
              </table:table-cell>
              <table:table-cell office:value-type="float" office:value="2.113528">
                <text:p>2.1135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2.03341">
                <text:p>2.03341</text:p>
              </table:table-cell>
              <table:table-cell office:value-type="float" office:value="2.077379">
                <text:p>2.0773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2.033805">
                <text:p>2.033805</text:p>
              </table:table-cell>
              <table:table-cell office:value-type="float" office:value="2.05118">
                <text:p>2.051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2.036058">
                <text:p>2.036058</text:p>
              </table:table-cell>
              <table:table-cell office:value-type="float" office:value="2.033015">
                <text:p>2.0330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2.038426">
                <text:p>2.038426</text:p>
              </table:table-cell>
              <table:table-cell office:value-type="float" office:value="2.01485">
                <text:p>2.014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2.040645">
                <text:p>2.040645</text:p>
              </table:table-cell>
              <table:table-cell office:value-type="float" office:value="1.996685">
                <text:p>1.9966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2.042252">
                <text:p>2.042252</text:p>
              </table:table-cell>
              <table:table-cell office:value-type="float" office:value="1.978519">
                <text:p>1.9785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2.046186">
                <text:p>2.046186</text:p>
              </table:table-cell>
              <table:table-cell office:value-type="float" office:value="1.976851">
                <text:p>1.9768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2.054196">
                <text:p>2.054196</text:p>
              </table:table-cell>
              <table:table-cell office:value-type="float" office:value="1.9885">
                <text:p>1.98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2.064553">
                <text:p>2.064553</text:p>
              </table:table-cell>
              <table:table-cell office:value-type="float" office:value="2.00015">
                <text:p>2.000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2.077839">
                <text:p>2.077839</text:p>
              </table:table-cell>
              <table:table-cell office:value-type="float" office:value="2.0118">
                <text:p>2.01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2.094724">
                <text:p>2.094724</text:p>
              </table:table-cell>
              <table:table-cell office:value-type="float" office:value="2.023449">
                <text:p>2.0234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2.115948">
                <text:p>2.115948</text:p>
              </table:table-cell>
              <table:table-cell office:value-type="float" office:value="2.037347">
                <text:p>2.0373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2.142119">
                <text:p>2.142119</text:p>
              </table:table-cell>
              <table:table-cell office:value-type="float" office:value="2.053059">
                <text:p>2.053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2.173897">
                <text:p>2.173897</text:p>
              </table:table-cell>
              <table:table-cell office:value-type="float" office:value="2.068771">
                <text:p>2.0687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2.211878">
                <text:p>2.211878</text:p>
              </table:table-cell>
              <table:table-cell office:value-type="float" office:value="2.084483">
                <text:p>2.0844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2.256462">
                <text:p>2.256462</text:p>
              </table:table-cell>
              <table:table-cell office:value-type="float" office:value="2.100196">
                <text:p>2.1001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2.284168">
                <text:p>2.284168</text:p>
              </table:table-cell>
              <table:table-cell office:value-type="float" office:value="2.105353">
                <text:p>2.1053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2.294527">
                <text:p>2.294527</text:p>
              </table:table-cell>
              <table:table-cell office:value-type="float" office:value="2.101988">
                <text:p>2.1019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2.305135">
                <text:p>2.305135</text:p>
              </table:table-cell>
              <table:table-cell office:value-type="float" office:value="2.098624">
                <text:p>2.0986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2.315986">
                <text:p>2.315986</text:p>
              </table:table-cell>
              <table:table-cell office:value-type="float" office:value="2.09526">
                <text:p>2.095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2.327079">
                <text:p>2.327079</text:p>
              </table:table-cell>
              <table:table-cell office:value-type="float" office:value="2.091895">
                <text:p>2.0918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2.351177">
                <text:p>2.351177</text:p>
              </table:table-cell>
              <table:table-cell office:value-type="float" office:value="2.090208">
                <text:p>2.0902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2.375685">
                <text:p>2.375685</text:p>
              </table:table-cell>
              <table:table-cell office:value-type="float" office:value="2.089875">
                <text:p>2.089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2.39059">
                <text:p>2.39059</text:p>
              </table:table-cell>
              <table:table-cell office:value-type="float" office:value="2.089541">
                <text:p>2.0895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2.398921">
                <text:p>2.398921</text:p>
              </table:table-cell>
              <table:table-cell office:value-type="float" office:value="2.089208">
                <text:p>2.0892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2.402869">
                <text:p>2.402869</text:p>
              </table:table-cell>
              <table:table-cell office:value-type="float" office:value="2.088875">
                <text:p>2.088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2.401202">
                <text:p>2.401202</text:p>
              </table:table-cell>
              <table:table-cell office:value-type="float" office:value="2.091649">
                <text:p>2.0916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2.393866">
                <text:p>2.393866</text:p>
              </table:table-cell>
              <table:table-cell office:value-type="float" office:value="2.096931">
                <text:p>2.0969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.384507">
                <text:p>2.384507</text:p>
              </table:table-cell>
              <table:table-cell office:value-type="float" office:value="2.102214">
                <text:p>2.1022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2.374182">
                <text:p>2.374182</text:p>
              </table:table-cell>
              <table:table-cell office:value-type="float" office:value="2.107497">
                <text:p>2.107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2.363295">
                <text:p>2.363295</text:p>
              </table:table-cell>
              <table:table-cell office:value-type="float" office:value="2.11278">
                <text:p>2.112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2.321926">
                <text:p>2.321926</text:p>
              </table:table-cell>
              <table:table-cell office:value-type="float" office:value="2.131384">
                <text:p>2.1313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2.263161">
                <text:p>2.263161</text:p>
              </table:table-cell>
              <table:table-cell office:value-type="float" office:value="2.160742">
                <text:p>2.1607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2.213924">
                <text:p>2.213924</text:p>
              </table:table-cell>
              <table:table-cell office:value-type="float" office:value="2.1901">
                <text:p>2.19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2.173725">
                <text:p>2.173725</text:p>
              </table:table-cell>
              <table:table-cell office:value-type="float" office:value="2.219458">
                <text:p>2.2194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2.141661">
                <text:p>2.141661</text:p>
              </table:table-cell>
              <table:table-cell office:value-type="float" office:value="2.248816">
                <text:p>2.2488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2.139311">
                <text:p>2.139311</text:p>
              </table:table-cell>
              <table:table-cell office:value-type="float" office:value="2.298182">
                <text:p>2.2981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2.15857">
                <text:p>2.15857</text:p>
              </table:table-cell>
              <table:table-cell office:value-type="float" office:value="2.363701">
                <text:p>2.3637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2.180594">
                <text:p>2.180594</text:p>
              </table:table-cell>
              <table:table-cell office:value-type="float" office:value="2.42922">
                <text:p>2.429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2.205675">
                <text:p>2.205675</text:p>
              </table:table-cell>
              <table:table-cell office:value-type="float" office:value="2.494739">
                <text:p>2.4947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2.234099">
                <text:p>2.234099</text:p>
              </table:table-cell>
              <table:table-cell office:value-type="float" office:value="2.560258">
                <text:p>2.5602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2.255123">
                <text:p>2.255123</text:p>
              </table:table-cell>
              <table:table-cell office:value-type="float" office:value="2.589214">
                <text:p>2.5892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2.269153">
                <text:p>2.269153</text:p>
              </table:table-cell>
              <table:table-cell office:value-type="float" office:value="2.588651">
                <text:p>2.5886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2.284322">
                <text:p>2.284322</text:p>
              </table:table-cell>
              <table:table-cell office:value-type="float" office:value="2.588087">
                <text:p>2.5880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2.300442">
                <text:p>2.300442</text:p>
              </table:table-cell>
              <table:table-cell office:value-type="float" office:value="2.587523">
                <text:p>2.5875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2.317318">
                <text:p>2.317318</text:p>
              </table:table-cell>
              <table:table-cell office:value-type="float" office:value="2.58696">
                <text:p>2.586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2.357618">
                <text:p>2.357618</text:p>
              </table:table-cell>
              <table:table-cell office:value-type="float" office:value="2.583566">
                <text:p>2.5835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2.422672">
                <text:p>2.422672</text:p>
              </table:table-cell>
              <table:table-cell office:value-type="float" office:value="2.577886">
                <text:p>2.5778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2.495322">
                <text:p>2.495322</text:p>
              </table:table-cell>
              <table:table-cell office:value-type="float" office:value="2.572207">
                <text:p>2.5722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2.574693">
                <text:p>2.574693</text:p>
              </table:table-cell>
              <table:table-cell office:value-type="float" office:value="2.566528">
                <text:p>2.5665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2.659346">
                <text:p>2.659346</text:p>
              </table:table-cell>
              <table:table-cell office:value-type="float" office:value="2.560849">
                <text:p>2.5608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2.638864">
                <text:p>2.638864</text:p>
              </table:table-cell>
              <table:table-cell office:value-type="float" office:value="2.557681">
                <text:p>2.5576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2.536192">
                <text:p>2.536192</text:p>
              </table:table-cell>
              <table:table-cell office:value-type="float" office:value="2.55654">
                <text:p>2.556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2.44268">
                <text:p>2.44268</text:p>
              </table:table-cell>
              <table:table-cell office:value-type="float" office:value="2.5554">
                <text:p>2.55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2.360506">
                <text:p>2.360506</text:p>
              </table:table-cell>
              <table:table-cell office:value-type="float" office:value="2.554259">
                <text:p>2.5542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2.290546">
                <text:p>2.290546</text:p>
              </table:table-cell>
              <table:table-cell office:value-type="float" office:value="2.553119">
                <text:p>2.5531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2.230572">
                <text:p>2.230572</text:p>
              </table:table-cell>
              <table:table-cell office:value-type="float" office:value="2.539138">
                <text:p>2.5391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2.18142">
                <text:p>2.18142</text:p>
              </table:table-cell>
              <table:table-cell office:value-type="float" office:value="2.514791">
                <text:p>2.5147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2.143457">
                <text:p>2.143457</text:p>
              </table:table-cell>
              <table:table-cell office:value-type="float" office:value="2.490443">
                <text:p>2.4904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2.114893">
                <text:p>2.114893</text:p>
              </table:table-cell>
              <table:table-cell office:value-type="float" office:value="2.466096">
                <text:p>2.4660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2.094092">
                <text:p>2.094092</text:p>
              </table:table-cell>
              <table:table-cell office:value-type="float" office:value="2.441748">
                <text:p>2.4417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2.09409">
                <text:p>2.09409</text:p>
              </table:table-cell>
              <table:table-cell office:value-type="float" office:value="2.435208">
                <text:p>2.4352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2.109126">
                <text:p>2.109126</text:p>
              </table:table-cell>
              <table:table-cell office:value-type="float" office:value="2.443044">
                <text:p>2.4430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2.127328">
                <text:p>2.127328</text:p>
              </table:table-cell>
              <table:table-cell office:value-type="float" office:value="2.45088">
                <text:p>2.450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2.149258">
                <text:p>2.149258</text:p>
              </table:table-cell>
              <table:table-cell office:value-type="float" office:value="2.458715">
                <text:p>2.458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2.175528">
                <text:p>2.175528</text:p>
              </table:table-cell>
              <table:table-cell office:value-type="float" office:value="2.466551">
                <text:p>2.4665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2.177735">
                <text:p>2.177735</text:p>
              </table:table-cell>
              <table:table-cell office:value-type="float" office:value="2.463168">
                <text:p>2.4631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2.160177">
                <text:p>2.160177</text:p>
              </table:table-cell>
              <table:table-cell office:value-type="float" office:value="2.450726">
                <text:p>2.4507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2.145093">
                <text:p>2.145093</text:p>
              </table:table-cell>
              <table:table-cell office:value-type="float" office:value="2.438284">
                <text:p>2.4382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2.131882">
                <text:p>2.131882</text:p>
              </table:table-cell>
              <table:table-cell office:value-type="float" office:value="2.425842">
                <text:p>2.4258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2.120147">
                <text:p>2.120147</text:p>
              </table:table-cell>
              <table:table-cell office:value-type="float" office:value="2.4134">
                <text:p>2.41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2.131992">
                <text:p>2.131992</text:p>
              </table:table-cell>
              <table:table-cell office:value-type="float" office:value="2.384517">
                <text:p>2.3845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2.169425">
                <text:p>2.169425</text:p>
              </table:table-cell>
              <table:table-cell office:value-type="float" office:value="2.34236">
                <text:p>2.342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2.217906">
                <text:p>2.217906</text:p>
              </table:table-cell>
              <table:table-cell office:value-type="float" office:value="2.300203">
                <text:p>2.3002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2.279254">
                <text:p>2.279254</text:p>
              </table:table-cell>
              <table:table-cell office:value-type="float" office:value="2.258047">
                <text:p>2.2580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2.354665">
                <text:p>2.354665</text:p>
              </table:table-cell>
              <table:table-cell office:value-type="float" office:value="2.21589">
                <text:p>2.215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2.395544">
                <text:p>2.395544</text:p>
              </table:table-cell>
              <table:table-cell office:value-type="float" office:value="2.194491">
                <text:p>2.1944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2.400263">
                <text:p>2.400263</text:p>
              </table:table-cell>
              <table:table-cell office:value-type="float" office:value="2.189852">
                <text:p>2.1898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2.405053">
                <text:p>2.405053</text:p>
              </table:table-cell>
              <table:table-cell office:value-type="float" office:value="2.185213">
                <text:p>2.1852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2.409986">
                <text:p>2.409986</text:p>
              </table:table-cell>
              <table:table-cell office:value-type="float" office:value="2.180574">
                <text:p>2.1805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2.415185">
                <text:p>2.415185</text:p>
              </table:table-cell>
              <table:table-cell office:value-type="float" office:value="2.175934">
                <text:p>2.1759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2.33512">
                <text:p>2.33512</text:p>
              </table:table-cell>
              <table:table-cell office:value-type="float" office:value="2.188526">
                <text:p>2.1885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2.219521">
                <text:p>2.219521</text:p>
              </table:table-cell>
              <table:table-cell office:value-type="float" office:value="2.215028">
                <text:p>2.2150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2.144322">
                <text:p>2.144322</text:p>
              </table:table-cell>
              <table:table-cell office:value-type="float" office:value="2.24153">
                <text:p>2.241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2.100539">
                <text:p>2.100539</text:p>
              </table:table-cell>
              <table:table-cell office:value-type="float" office:value="2.268033">
                <text:p>2.2680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2.07957">
                <text:p>2.07957</text:p>
              </table:table-cell>
              <table:table-cell office:value-type="float" office:value="2.294535">
                <text:p>2.2945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2.06989">
                <text:p>2.06989</text:p>
              </table:table-cell>
              <table:table-cell office:value-type="float" office:value="2.290886">
                <text:p>2.2908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2.07078">
                <text:p>2.07078</text:p>
              </table:table-cell>
              <table:table-cell office:value-type="float" office:value="2.262894">
                <text:p>2.2628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2.079414">
                <text:p>2.079414</text:p>
              </table:table-cell>
              <table:table-cell office:value-type="float" office:value="2.234901">
                <text:p>2.2349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2.090613">
                <text:p>2.090613</text:p>
              </table:table-cell>
              <table:table-cell office:value-type="float" office:value="2.206909">
                <text:p>2.2069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2.098146">
                <text:p>2.098146</text:p>
              </table:table-cell>
              <table:table-cell office:value-type="float" office:value="2.178916">
                <text:p>2.1789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2.122618">
                <text:p>2.122618</text:p>
              </table:table-cell>
              <table:table-cell office:value-type="float" office:value="2.147351">
                <text:p>2.1473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2.186736">
                <text:p>2.186736</text:p>
              </table:table-cell>
              <table:table-cell office:value-type="float" office:value="2.112902">
                <text:p>2.1129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2.278971">
                <text:p>2.278971</text:p>
              </table:table-cell>
              <table:table-cell office:value-type="float" office:value="2.078452">
                <text:p>2.0784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2.400962">
                <text:p>2.400962</text:p>
              </table:table-cell>
              <table:table-cell office:value-type="float" office:value="2.044003">
                <text:p>2.0440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2.545632">
                <text:p>2.545632</text:p>
              </table:table-cell>
              <table:table-cell office:value-type="float" office:value="2.009554">
                <text:p>2.0095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2.618215">
                <text:p>2.618215</text:p>
              </table:table-cell>
              <table:table-cell office:value-type="float" office:value="1.991212">
                <text:p>1.9912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2.578509">
                <text:p>2.578509</text:p>
              </table:table-cell>
              <table:table-cell office:value-type="float" office:value="1.985874">
                <text:p>1.9858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2.510615">
                <text:p>2.510615</text:p>
              </table:table-cell>
              <table:table-cell office:value-type="float" office:value="1.980537">
                <text:p>1.9805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2.435796">
                <text:p>2.435796</text:p>
              </table:table-cell>
              <table:table-cell office:value-type="float" office:value="1.975199">
                <text:p>1.9751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2.360806">
                <text:p>2.360806</text:p>
              </table:table-cell>
              <table:table-cell office:value-type="float" office:value="1.969862">
                <text:p>1.9698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2.318148">
                <text:p>2.318148</text:p>
              </table:table-cell>
              <table:table-cell office:value-type="float" office:value="1.986608">
                <text:p>1.9866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2.298741">
                <text:p>2.298741</text:p>
              </table:table-cell>
              <table:table-cell office:value-type="float" office:value="2.021183">
                <text:p>2.0211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2.277686">
                <text:p>2.277686</text:p>
              </table:table-cell>
              <table:table-cell office:value-type="float" office:value="2.055757">
                <text:p>2.0557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2.256931">
                <text:p>2.256931</text:p>
              </table:table-cell>
              <table:table-cell office:value-type="float" office:value="2.090332">
                <text:p>2.0903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2.237286">
                <text:p>2.237286</text:p>
              </table:table-cell>
              <table:table-cell office:value-type="float" office:value="2.124907">
                <text:p>2.1249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2.262528">
                <text:p>2.262528</text:p>
              </table:table-cell>
              <table:table-cell office:value-type="float" office:value="2.181975">
                <text:p>2.1819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2.334226">
                <text:p>2.334226</text:p>
              </table:table-cell>
              <table:table-cell office:value-type="float" office:value="2.257204">
                <text:p>2.2572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2.420562">
                <text:p>2.420562</text:p>
              </table:table-cell>
              <table:table-cell office:value-type="float" office:value="2.332432">
                <text:p>2.3324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2.52051">
                <text:p>2.52051</text:p>
              </table:table-cell>
              <table:table-cell office:value-type="float" office:value="2.40766">
                <text:p>2.407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2.630748">
                <text:p>2.630748</text:p>
              </table:table-cell>
              <table:table-cell office:value-type="float" office:value="2.482889">
                <text:p>2.4828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2.703097">
                <text:p>2.703097</text:p>
              </table:table-cell>
              <table:table-cell office:value-type="float" office:value="2.540425">
                <text:p>2.5404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2.741043">
                <text:p>2.741043</text:p>
              </table:table-cell>
              <table:table-cell office:value-type="float" office:value="2.583677">
                <text:p>2.5836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2.778515">
                <text:p>2.778515</text:p>
              </table:table-cell>
              <table:table-cell office:value-type="float" office:value="2.626929">
                <text:p>2.6269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2.815577">
                <text:p>2.815577</text:p>
              </table:table-cell>
              <table:table-cell office:value-type="float" office:value="2.67018">
                <text:p>2.670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2.85221">
                <text:p>2.85221</text:p>
              </table:table-cell>
              <table:table-cell office:value-type="float" office:value="2.713432">
                <text:p>2.7134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2.974383">
                <text:p>2.974383</text:p>
              </table:table-cell>
              <table:table-cell office:value-type="float" office:value="2.743956">
                <text:p>2.7439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3.145283">
                <text:p>3.145283</text:p>
              </table:table-cell>
              <table:table-cell office:value-type="float" office:value="2.764203">
                <text:p>2.7642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3.279338">
                <text:p>3.279338</text:p>
              </table:table-cell>
              <table:table-cell office:value-type="float" office:value="2.78445">
                <text:p>2.784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3.375327">
                <text:p>3.375327</text:p>
              </table:table-cell>
              <table:table-cell office:value-type="float" office:value="2.804697">
                <text:p>2.8046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3.439667">
                <text:p>3.439667</text:p>
              </table:table-cell>
              <table:table-cell office:value-type="float" office:value="2.824945">
                <text:p>2.8249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3.465471">
                <text:p>3.465471</text:p>
              </table:table-cell>
              <table:table-cell office:value-type="float" office:value="2.840154">
                <text:p>2.8401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3.473863">
                <text:p>3.473863</text:p>
              </table:table-cell>
              <table:table-cell office:value-type="float" office:value="2.851297">
                <text:p>2.8512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3.481457">
                <text:p>3.481457</text:p>
              </table:table-cell>
              <table:table-cell office:value-type="float" office:value="2.862439">
                <text:p>2.8624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3.488335">
                <text:p>3.488335</text:p>
              </table:table-cell>
              <table:table-cell office:value-type="float" office:value="2.873582">
                <text:p>2.8735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3.494576">
                <text:p>3.494576</text:p>
              </table:table-cell>
              <table:table-cell office:value-type="float" office:value="2.884724">
                <text:p>2.8847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3.472093">
                <text:p>3.472093</text:p>
              </table:table-cell>
              <table:table-cell office:value-type="float" office:value="2.907746">
                <text:p>2.9077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3.392646">
                <text:p>3.392646</text:p>
              </table:table-cell>
              <table:table-cell office:value-type="float" office:value="2.940357">
                <text:p>2.940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3.246417">
                <text:p>3.246417</text:p>
              </table:table-cell>
              <table:table-cell office:value-type="float" office:value="2.972969">
                <text:p>2.9729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3.020932">
                <text:p>3.020932</text:p>
              </table:table-cell>
              <table:table-cell office:value-type="float" office:value="3.00558">
                <text:p>3.005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2.760654">
                <text:p>2.760654</text:p>
              </table:table-cell>
              <table:table-cell office:value-type="float" office:value="3.038192">
                <text:p>3.038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2.666083">
                <text:p>2.666083</text:p>
              </table:table-cell>
              <table:table-cell office:value-type="float" office:value="3.083606">
                <text:p>3.0836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2.735242">
                <text:p>2.735242</text:p>
              </table:table-cell>
              <table:table-cell office:value-type="float" office:value="3.139357">
                <text:p>3.1393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2.910212">
                <text:p>2.910212</text:p>
              </table:table-cell>
              <table:table-cell office:value-type="float" office:value="3.195108">
                <text:p>3.1951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3.194732">
                <text:p>3.194732</text:p>
              </table:table-cell>
              <table:table-cell office:value-type="float" office:value="3.250859">
                <text:p>3.2508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3.523743">
                <text:p>3.523743</text:p>
              </table:table-cell>
              <table:table-cell office:value-type="float" office:value="3.306609">
                <text:p>3.3066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3.621511">
                <text:p>3.621511</text:p>
              </table:table-cell>
              <table:table-cell office:value-type="float" office:value="3.328135">
                <text:p>3.3281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3.552934">
                <text:p>3.552934</text:p>
              </table:table-cell>
              <table:table-cell office:value-type="float" office:value="3.322029">
                <text:p>3.3220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3.482292">
                <text:p>3.482292</text:p>
              </table:table-cell>
              <table:table-cell office:value-type="float" office:value="3.315923">
                <text:p>3.3159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3.412068">
                <text:p>3.412068</text:p>
              </table:table-cell>
              <table:table-cell office:value-type="float" office:value="3.309816">
                <text:p>3.3098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3.344936">
                <text:p>3.344936</text:p>
              </table:table-cell>
              <table:table-cell office:value-type="float" office:value="3.30371">
                <text:p>3.303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3.105424">
                <text:p>3.105424</text:p>
              </table:table-cell>
              <table:table-cell office:value-type="float" office:value="3.254695">
                <text:p>3.2546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2.836932">
                <text:p>2.836932</text:p>
              </table:table-cell>
              <table:table-cell office:value-type="float" office:value="3.171036">
                <text:p>3.1710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2.717114">
                <text:p>2.717114</text:p>
              </table:table-cell>
              <table:table-cell office:value-type="float" office:value="3.087378">
                <text:p>3.0873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2.690762">
                <text:p>2.690762</text:p>
              </table:table-cell>
              <table:table-cell office:value-type="float" office:value="3.003719">
                <text:p>3.0037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2.708847">
                <text:p>2.708847</text:p>
              </table:table-cell>
              <table:table-cell office:value-type="float" office:value="2.920061">
                <text:p>2.9200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2.656498">
                <text:p>2.656498</text:p>
              </table:table-cell>
              <table:table-cell office:value-type="float" office:value="2.828931">
                <text:p>2.8289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2.541177">
                <text:p>2.541177</text:p>
              </table:table-cell>
              <table:table-cell office:value-type="float" office:value="2.731769">
                <text:p>2.7317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2.43614">
                <text:p>2.43614</text:p>
              </table:table-cell>
              <table:table-cell office:value-type="float" office:value="2.634608">
                <text:p>2.634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2.343825">
                <text:p>2.343825</text:p>
              </table:table-cell>
              <table:table-cell office:value-type="float" office:value="2.537446">
                <text:p>2.5374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2.26481">
                <text:p>2.26481</text:p>
              </table:table-cell>
              <table:table-cell office:value-type="float" office:value="2.440284">
                <text:p>2.4402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2.178152">
                <text:p>2.178152</text:p>
              </table:table-cell>
              <table:table-cell office:value-type="float" office:value="2.361772">
                <text:p>2.3617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2.111992">
                <text:p>2.111992</text:p>
              </table:table-cell>
              <table:table-cell office:value-type="float" office:value="2.298317">
                <text:p>2.2983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2.076681">
                <text:p>2.076681</text:p>
              </table:table-cell>
              <table:table-cell office:value-type="float" office:value="2.234861">
                <text:p>2.2348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2.060056">
                <text:p>2.060056</text:p>
              </table:table-cell>
              <table:table-cell office:value-type="float" office:value="2.171406">
                <text:p>2.1714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2.05445">
                <text:p>2.05445</text:p>
              </table:table-cell>
              <table:table-cell office:value-type="float" office:value="2.107951">
                <text:p>2.1079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2.052852">
                <text:p>2.052852</text:p>
              </table:table-cell>
              <table:table-cell office:value-type="float" office:value="2.057148">
                <text:p>2.0571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2.049792">
                <text:p>2.049792</text:p>
              </table:table-cell>
              <table:table-cell office:value-type="float" office:value="2.016561">
                <text:p>2.0165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2.045929">
                <text:p>2.045929</text:p>
              </table:table-cell>
              <table:table-cell office:value-type="float" office:value="1.975973">
                <text:p>1.9759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2.040859">
                <text:p>2.040859</text:p>
              </table:table-cell>
              <table:table-cell office:value-type="float" office:value="1.935386">
                <text:p>1.9353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2.033983">
                <text:p>2.033983</text:p>
              </table:table-cell>
              <table:table-cell office:value-type="float" office:value="1.894799">
                <text:p>1.8947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2.027946">
                <text:p>2.027946</text:p>
              </table:table-cell>
              <table:table-cell office:value-type="float" office:value="1.862842">
                <text:p>1.8628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2.021591">
                <text:p>2.021591</text:p>
              </table:table-cell>
              <table:table-cell office:value-type="float" office:value="1.837853">
                <text:p>1.8378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2.010521">
                <text:p>2.010521</text:p>
              </table:table-cell>
              <table:table-cell office:value-type="float" office:value="1.812864">
                <text:p>1.8128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1.993033">
                <text:p>1.993033</text:p>
              </table:table-cell>
              <table:table-cell office:value-type="float" office:value="1.787874">
                <text:p>1.7878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1.969905">
                <text:p>1.969905</text:p>
              </table:table-cell>
              <table:table-cell office:value-type="float" office:value="1.762885">
                <text:p>1.7628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1.896592">
                <text:p>1.896592</text:p>
              </table:table-cell>
              <table:table-cell office:value-type="float" office:value="1.731943">
                <text:p>1.7319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1.765779">
                <text:p>1.765779</text:p>
              </table:table-cell>
              <table:table-cell office:value-type="float" office:value="1.696194">
                <text:p>1.6961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1.640736">
                <text:p>1.640736</text:p>
              </table:table-cell>
              <table:table-cell office:value-type="float" office:value="1.660446">
                <text:p>1.6604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1.554267">
                <text:p>1.554267</text:p>
              </table:table-cell>
              <table:table-cell office:value-type="float" office:value="1.624697">
                <text:p>1.6246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1.520509">
                <text:p>1.520509</text:p>
              </table:table-cell>
              <table:table-cell office:value-type="float" office:value="1.588948">
                <text:p>1.5889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1.494398">
                <text:p>1.494398</text:p>
              </table:table-cell>
              <table:table-cell office:value-type="float" office:value="1.54374">
                <text:p>1.543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1.451867">
                <text:p>1.451867</text:p>
              </table:table-cell>
              <table:table-cell office:value-type="float" office:value="1.490896">
                <text:p>1.4908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1.416127">
                <text:p>1.416127</text:p>
              </table:table-cell>
              <table:table-cell office:value-type="float" office:value="1.438051">
                <text:p>1.4380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1.385759">
                <text:p>1.385759</text:p>
              </table:table-cell>
              <table:table-cell office:value-type="float" office:value="1.385207">
                <text:p>1.3852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1.359571">
                <text:p>1.359571</text:p>
              </table:table-cell>
              <table:table-cell office:value-type="float" office:value="1.332362">
                <text:p>1.3323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1.296522">
                <text:p>1.296522</text:p>
              </table:table-cell>
              <table:table-cell office:value-type="float" office:value="1.282476">
                <text:p>1.2824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1.213167">
                <text:p>1.213167</text:p>
              </table:table-cell>
              <table:table-cell office:value-type="float" office:value="1.234979">
                <text:p>1.2349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1.144957">
                <text:p>1.144957</text:p>
              </table:table-cell>
              <table:table-cell office:value-type="float" office:value="1.187482">
                <text:p>1.1874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1.091114">
                <text:p>1.091114</text:p>
              </table:table-cell>
              <table:table-cell office:value-type="float" office:value="1.139985">
                <text:p>1.1399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1.049904">
                <text:p>1.049904</text:p>
              </table:table-cell>
              <table:table-cell office:value-type="float" office:value="1.092487">
                <text:p>1.0924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1.018976">
                <text:p>1.018976</text:p>
              </table:table-cell>
              <table:table-cell office:value-type="float" office:value="1.053348">
                <text:p>1.0533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1.006595">
                <text:p>1.006595</text:p>
              </table:table-cell>
              <table:table-cell office:value-type="float" office:value="1.020958">
                <text:p>1.0209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1.011699">
                <text:p>1.011699</text:p>
              </table:table-cell>
              <table:table-cell office:value-type="float" office:value="0.9885676">
                <text:p>0.98856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1.029385">
                <text:p>1.029385</text:p>
              </table:table-cell>
              <table:table-cell office:value-type="float" office:value="0.9561771">
                <text:p>0.95617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1.052872">
                <text:p>1.052872</text:p>
              </table:table-cell>
              <table:table-cell office:value-type="float" office:value="0.9237867">
                <text:p>0.92378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1.015758">
                <text:p>1.015758</text:p>
              </table:table-cell>
              <table:table-cell office:value-type="float" office:value="0.8949585">
                <text:p>0.89495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0.9406811">
                <text:p>0.9406811</text:p>
              </table:table-cell>
              <table:table-cell office:value-type="float" office:value="0.8690065">
                <text:p>0.86900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0.877409">
                <text:p>0.877409</text:p>
              </table:table-cell>
              <table:table-cell office:value-type="float" office:value="0.8430544">
                <text:p>0.84305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0.8247959">
                <text:p>0.8247959</text:p>
              </table:table-cell>
              <table:table-cell office:value-type="float" office:value="0.8171024">
                <text:p>0.81710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0.7814369">
                <text:p>0.7814369</text:p>
              </table:table-cell>
              <table:table-cell office:value-type="float" office:value="0.7911503">
                <text:p>0.79115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0.7583952">
                <text:p>0.7583952</text:p>
              </table:table-cell>
              <table:table-cell office:value-type="float" office:value="0.7665264">
                <text:p>0.76652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0.7567421">
                <text:p>0.7567421</text:p>
              </table:table-cell>
              <table:table-cell office:value-type="float" office:value="0.7429748">
                <text:p>0.74297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0.7640927">
                <text:p>0.7640927</text:p>
              </table:table-cell>
              <table:table-cell office:value-type="float" office:value="0.7194232">
                <text:p>0.71942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0.7775485">
                <text:p>0.7775485</text:p>
              </table:table-cell>
              <table:table-cell office:value-type="float" office:value="0.6958715">
                <text:p>0.69587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0.7954735">
                <text:p>0.7954735</text:p>
              </table:table-cell>
              <table:table-cell office:value-type="float" office:value="0.6723199">
                <text:p>0.67231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0.806189">
                <text:p>0.806189</text:p>
              </table:table-cell>
              <table:table-cell office:value-type="float" office:value="0.6538176">
                <text:p>0.65381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0.8087914">
                <text:p>0.8087914</text:p>
              </table:table-cell>
              <table:table-cell office:value-type="float" office:value="0.639392">
                <text:p>0.6393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0.8113692">
                <text:p>0.8113692</text:p>
              </table:table-cell>
              <table:table-cell office:value-type="float" office:value="0.6249664">
                <text:p>0.62496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0.8139201">
                <text:p>0.8139201</text:p>
              </table:table-cell>
              <table:table-cell office:value-type="float" office:value="0.6105408">
                <text:p>0.61054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0.8164425">
                <text:p>0.8164425</text:p>
              </table:table-cell>
              <table:table-cell office:value-type="float" office:value="0.5961151">
                <text:p>0.59611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0.8144327">
                <text:p>0.8144327</text:p>
              </table:table-cell>
              <table:table-cell office:value-type="float" office:value="0.5820042">
                <text:p>0.58200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0.8091736">
                <text:p>0.8091736</text:p>
              </table:table-cell>
              <table:table-cell office:value-type="float" office:value="0.5681473">
                <text:p>0.56814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0.8043729">
                <text:p>0.8043729</text:p>
              </table:table-cell>
              <table:table-cell office:value-type="float" office:value="0.5542903">
                <text:p>0.55429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0.7999813">
                <text:p>0.7999813</text:p>
              </table:table-cell>
              <table:table-cell office:value-type="float" office:value="0.5404334">
                <text:p>0.54043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0.7959539">
                <text:p>0.7959539</text:p>
              </table:table-cell>
              <table:table-cell office:value-type="float" office:value="0.5265765">
                <text:p>0.52657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0.7900847">
                <text:p>0.7900847</text:p>
              </table:table-cell>
              <table:table-cell office:value-type="float" office:value="0.5142153">
                <text:p>0.51421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0.7823537">
                <text:p>0.7823537</text:p>
              </table:table-cell>
              <table:table-cell office:value-type="float" office:value="0.5030618">
                <text:p>0.50306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0.7743671">
                <text:p>0.7743671</text:p>
              </table:table-cell>
              <table:table-cell office:value-type="float" office:value="0.4919083">
                <text:p>0.49190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0.7660999">
                <text:p>0.7660999</text:p>
              </table:table-cell>
              <table:table-cell office:value-type="float" office:value="0.4807547">
                <text:p>0.48075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0.7575261">
                <text:p>0.7575261</text:p>
              </table:table-cell>
              <table:table-cell office:value-type="float" office:value="0.4696012">
                <text:p>0.46960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0.7410708">
                <text:p>0.7410708</text:p>
              </table:table-cell>
              <table:table-cell office:value-type="float" office:value="0.4609558">
                <text:p>0.46095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0.7164892">
                <text:p>0.7164892</text:p>
              </table:table-cell>
              <table:table-cell office:value-type="float" office:value="0.4543354">
                <text:p>0.45433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0.689035">
                <text:p>0.689035</text:p>
              </table:table-cell>
              <table:table-cell office:value-type="float" office:value="0.4477149">
                <text:p>0.44771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0.6582826">
                <text:p>0.6582826</text:p>
              </table:table-cell>
              <table:table-cell office:value-type="float" office:value="0.4410945">
                <text:p>0.44109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0.623804">
                <text:p>0.623804</text:p>
              </table:table-cell>
              <table:table-cell office:value-type="float" office:value="0.4344741">
                <text:p>0.43447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0.6011445">
                <text:p>0.6011445</text:p>
              </table:table-cell>
              <table:table-cell office:value-type="float" office:value="0.4301344">
                <text:p>0.43013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0.5901887">
                <text:p>0.5901887</text:p>
              </table:table-cell>
              <table:table-cell office:value-type="float" office:value="0.4276362">
                <text:p>0.42763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0.578955">
                <text:p>0.578955</text:p>
              </table:table-cell>
              <table:table-cell office:value-type="float" office:value="0.425138">
                <text:p>0.4251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0.5674477">
                <text:p>0.5674477</text:p>
              </table:table-cell>
              <table:table-cell office:value-type="float" office:value="0.4226397">
                <text:p>0.42263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0.5556735">
                <text:p>0.5556735</text:p>
              </table:table-cell>
              <table:table-cell office:value-type="float" office:value="0.4201415">
                <text:p>0.42014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0.5725487">
                <text:p>0.5725487</text:p>
              </table:table-cell>
              <table:table-cell office:value-type="float" office:value="0.4186431">
                <text:p>0.41864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0.6091979">
                <text:p>0.6091979</text:p>
              </table:table-cell>
              <table:table-cell office:value-type="float" office:value="0.4179519">
                <text:p>0.41795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0.6414204">
                <text:p>0.6414204</text:p>
              </table:table-cell>
              <table:table-cell office:value-type="float" office:value="0.4172607">
                <text:p>0.41726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0.6693083">
                <text:p>0.6693083</text:p>
              </table:table-cell>
              <table:table-cell office:value-type="float" office:value="0.4165694">
                <text:p>0.41656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0.692892">
                <text:p>0.692892</text:p>
              </table:table-cell>
              <table:table-cell office:value-type="float" office:value="0.4158782">
                <text:p>0.41587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0.7017288">
                <text:p>0.7017288</text:p>
              </table:table-cell>
              <table:table-cell office:value-type="float" office:value="0.4159928">
                <text:p>0.41599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0.7012047">
                <text:p>0.7012047</text:p>
              </table:table-cell>
              <table:table-cell office:value-type="float" office:value="0.4167579">
                <text:p>0.41675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0.7006804">
                <text:p>0.7006804</text:p>
              </table:table-cell>
              <table:table-cell office:value-type="float" office:value="0.4175231">
                <text:p>0.41752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0.7001557">
                <text:p>0.7001557</text:p>
              </table:table-cell>
              <table:table-cell office:value-type="float" office:value="0.4182882">
                <text:p>0.41828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0.6996309">
                <text:p>0.6996309</text:p>
              </table:table-cell>
              <table:table-cell office:value-type="float" office:value="0.4190534">
                <text:p>0.41905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0.701512">
                <text:p>0.701512</text:p>
              </table:table-cell>
              <table:table-cell office:value-type="float" office:value="0.4247563">
                <text:p>0.42475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0.7053138">
                <text:p>0.7053138</text:p>
              </table:table-cell>
              <table:table-cell office:value-type="float" office:value="0.4344458">
                <text:p>0.43444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0.7091002">
                <text:p>0.7091002</text:p>
              </table:table-cell>
              <table:table-cell office:value-type="float" office:value="0.4441354">
                <text:p>0.44413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0.7128904">
                <text:p>0.7128904</text:p>
              </table:table-cell>
              <table:table-cell office:value-type="float" office:value="0.4538249">
                <text:p>0.45382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0.7167067">
                <text:p>0.7167067</text:p>
              </table:table-cell>
              <table:table-cell office:value-type="float" office:value="0.4635144">
                <text:p>0.46351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0.7237768">
                <text:p>0.7237768</text:p>
              </table:table-cell>
              <table:table-cell office:value-type="float" office:value="0.4732688">
                <text:p>0.47326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0.7329344">
                <text:p>0.7329344</text:p>
              </table:table-cell>
              <table:table-cell office:value-type="float" office:value="0.4830755">
                <text:p>0.48307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0.7414629">
                <text:p>0.7414629</text:p>
              </table:table-cell>
              <table:table-cell office:value-type="float" office:value="0.4928822">
                <text:p>0.49288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0.7493964">
                <text:p>0.7493964</text:p>
              </table:table-cell>
              <table:table-cell office:value-type="float" office:value="0.5026889">
                <text:p>0.50268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0.7567672">
                <text:p>0.7567672</text:p>
              </table:table-cell>
              <table:table-cell office:value-type="float" office:value="0.5124956">
                <text:p>0.51249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0.7664906">
                <text:p>0.7664906</text:p>
              </table:table-cell>
              <table:table-cell office:value-type="float" office:value="0.5246765">
                <text:p>0.52467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0.777093">
                <text:p>0.777093</text:p>
              </table:table-cell>
              <table:table-cell office:value-type="float" office:value="0.5387742">
                <text:p>0.53877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0.7860976">
                <text:p>0.7860976</text:p>
              </table:table-cell>
              <table:table-cell office:value-type="float" office:value="0.5528719">
                <text:p>0.55287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0.7936296">
                <text:p>0.7936296</text:p>
              </table:table-cell>
              <table:table-cell office:value-type="float" office:value="0.5669696">
                <text:p>0.56696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0.7997965">
                <text:p>0.7997965</text:p>
              </table:table-cell>
              <table:table-cell office:value-type="float" office:value="0.5810673">
                <text:p>0.58106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0.8045695">
                <text:p>0.8045695</text:p>
              </table:table-cell>
              <table:table-cell office:value-type="float" office:value="0.5964024">
                <text:p>0.59640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0.8089688">
                <text:p>0.8089688</text:p>
              </table:table-cell>
              <table:table-cell office:value-type="float" office:value="0.6127366">
                <text:p>0.61273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0.813397">
                <text:p>0.813397</text:p>
              </table:table-cell>
              <table:table-cell office:value-type="float" office:value="0.6290707">
                <text:p>0.62907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0.8178899">
                <text:p>0.8178899</text:p>
              </table:table-cell>
              <table:table-cell office:value-type="float" office:value="0.6454049">
                <text:p>0.64540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0.8224832">
                <text:p>0.8224832</text:p>
              </table:table-cell>
              <table:table-cell office:value-type="float" office:value="0.6617391">
                <text:p>0.66173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0.8372953">
                <text:p>0.8372953</text:p>
              </table:table-cell>
              <table:table-cell office:value-type="float" office:value="0.6837153">
                <text:p>0.68371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0.8630795">
                <text:p>0.8630795</text:p>
              </table:table-cell>
              <table:table-cell office:value-type="float" office:value="0.7102467">
                <text:p>0.71024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0.8945294">
                <text:p>0.8945294</text:p>
              </table:table-cell>
              <table:table-cell office:value-type="float" office:value="0.7367781">
                <text:p>0.73677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0.9343313">
                <text:p>0.9343313</text:p>
              </table:table-cell>
              <table:table-cell office:value-type="float" office:value="0.7633095">
                <text:p>0.76330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0.9853033">
                <text:p>0.9853033</text:p>
              </table:table-cell>
              <table:table-cell office:value-type="float" office:value="0.7898409">
                <text:p>0.78984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1.013969">
                <text:p>1.013969</text:p>
              </table:table-cell>
              <table:table-cell office:value-type="float" office:value="0.813347">
                <text:p>0.8133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1.016713">
                <text:p>1.016713</text:p>
              </table:table-cell>
              <table:table-cell office:value-type="float" office:value="0.8344106">
                <text:p>0.83441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1.019317">
                <text:p>1.019317</text:p>
              </table:table-cell>
              <table:table-cell office:value-type="float" office:value="0.8554742">
                <text:p>0.85547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1.021815">
                <text:p>1.021815</text:p>
              </table:table-cell>
              <table:table-cell office:value-type="float" office:value="0.8765379">
                <text:p>0.87653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1.024234">
                <text:p>1.024234</text:p>
              </table:table-cell>
              <table:table-cell office:value-type="float" office:value="0.8976015">
                <text:p>0.89760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1.045902">
                <text:p>1.045902</text:p>
              </table:table-cell>
              <table:table-cell office:value-type="float" office:value="0.91842">
                <text:p>0.918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1.086762">
                <text:p>1.086762</text:p>
              </table:table-cell>
              <table:table-cell office:value-type="float" office:value="0.9390405">
                <text:p>0.93904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1.132373">
                <text:p>1.132373</text:p>
              </table:table-cell>
              <table:table-cell office:value-type="float" office:value="0.959661">
                <text:p>0.9596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1.182599">
                <text:p>1.182599</text:p>
              </table:table-cell>
              <table:table-cell office:value-type="float" office:value="0.9802816">
                <text:p>0.98028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1.237017">
                <text:p>1.237017</text:p>
              </table:table-cell>
              <table:table-cell office:value-type="float" office:value="1.000902">
                <text:p>1.0009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1.267463">
                <text:p>1.267463</text:p>
              </table:table-cell>
              <table:table-cell office:value-type="float" office:value="1.017288">
                <text:p>1.0172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1.276483">
                <text:p>1.276483</text:p>
              </table:table-cell>
              <table:table-cell office:value-type="float" office:value="1.030254">
                <text:p>1.0302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1.285568">
                <text:p>1.285568</text:p>
              </table:table-cell>
              <table:table-cell office:value-type="float" office:value="1.043221">
                <text:p>1.0432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1.294708">
                <text:p>1.294708</text:p>
              </table:table-cell>
              <table:table-cell office:value-type="float" office:value="1.056188">
                <text:p>1.0561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1.303901">
                <text:p>1.303901</text:p>
              </table:table-cell>
              <table:table-cell office:value-type="float" office:value="1.069154">
                <text:p>1.0691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1.334312">
                <text:p>1.334312</text:p>
              </table:table-cell>
              <table:table-cell office:value-type="float" office:value="1.07918">
                <text:p>1.079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1.38141">
                <text:p>1.38141</text:p>
              </table:table-cell>
              <table:table-cell office:value-type="float" office:value="1.08683">
                <text:p>1.086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1.427815">
                <text:p>1.427815</text:p>
              </table:table-cell>
              <table:table-cell office:value-type="float" office:value="1.09448">
                <text:p>1.094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1.473307">
                <text:p>1.473307</text:p>
              </table:table-cell>
              <table:table-cell office:value-type="float" office:value="1.10213">
                <text:p>1.102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1.517629">
                <text:p>1.517629</text:p>
              </table:table-cell>
              <table:table-cell office:value-type="float" office:value="1.109781">
                <text:p>1.1097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1.559095">
                <text:p>1.559095</text:p>
              </table:table-cell>
              <table:table-cell office:value-type="float" office:value="1.117856">
                <text:p>1.1178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1.597261">
                <text:p>1.597261</text:p>
              </table:table-cell>
              <table:table-cell office:value-type="float" office:value="1.126273">
                <text:p>1.1262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1.633042">
                <text:p>1.633042</text:p>
              </table:table-cell>
              <table:table-cell office:value-type="float" office:value="1.134691">
                <text:p>1.1346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1.666034">
                <text:p>1.666034</text:p>
              </table:table-cell>
              <table:table-cell office:value-type="float" office:value="1.143109">
                <text:p>1.1431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1.695067">
                <text:p>1.695067</text:p>
              </table:table-cell>
              <table:table-cell office:value-type="float" office:value="1.151527">
                <text:p>1.1515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1.737817">
                <text:p>1.737817</text:p>
              </table:table-cell>
              <table:table-cell office:value-type="float" office:value="1.168528">
                <text:p>1.1685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1.788508">
                <text:p>1.788508</text:p>
              </table:table-cell>
              <table:table-cell office:value-type="float" office:value="1.192457">
                <text:p>1.1924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1.831374">
                <text:p>1.831374</text:p>
              </table:table-cell>
              <table:table-cell office:value-type="float" office:value="1.216386">
                <text:p>1.2163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1.867198">
                <text:p>1.867198</text:p>
              </table:table-cell>
              <table:table-cell office:value-type="float" office:value="1.240316">
                <text:p>1.2403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1.896754">
                <text:p>1.896754</text:p>
              </table:table-cell>
              <table:table-cell office:value-type="float" office:value="1.264245">
                <text:p>1.2642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1.930026">
                <text:p>1.930026</text:p>
              </table:table-cell>
              <table:table-cell office:value-type="float" office:value="1.305149">
                <text:p>1.3051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1.959873">
                <text:p>1.959873</text:p>
              </table:table-cell>
              <table:table-cell office:value-type="float" office:value="1.359758">
                <text:p>1.3597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1.980018">
                <text:p>1.980018</text:p>
              </table:table-cell>
              <table:table-cell office:value-type="float" office:value="1.414366">
                <text:p>1.4143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1.993206">
                <text:p>1.993206</text:p>
              </table:table-cell>
              <table:table-cell office:value-type="float" office:value="1.468975">
                <text:p>1.4689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2.001542">
                <text:p>2.001542</text:p>
              </table:table-cell>
              <table:table-cell office:value-type="float" office:value="1.523583">
                <text:p>1.5235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2.002293">
                <text:p>2.002293</text:p>
              </table:table-cell>
              <table:table-cell office:value-type="float" office:value="1.562018">
                <text:p>1.5620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1.997315">
                <text:p>1.997315</text:p>
              </table:table-cell>
              <table:table-cell office:value-type="float" office:value="1.587393">
                <text:p>1.5873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1.989388">
                <text:p>1.989388</text:p>
              </table:table-cell>
              <table:table-cell office:value-type="float" office:value="1.612769">
                <text:p>1.6127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1.977234">
                <text:p>1.977234</text:p>
              </table:table-cell>
              <table:table-cell office:value-type="float" office:value="1.638144">
                <text:p>1.6381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1.959185">
                <text:p>1.959185</text:p>
              </table:table-cell>
              <table:table-cell office:value-type="float" office:value="1.66352">
                <text:p>1.663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1.932651">
                <text:p>1.932651</text:p>
              </table:table-cell>
              <table:table-cell office:value-type="float" office:value="1.666657">
                <text:p>1.6666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1.895222">
                <text:p>1.895222</text:p>
              </table:table-cell>
              <table:table-cell office:value-type="float" office:value="1.651841">
                <text:p>1.6518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1.84514">
                <text:p>1.84514</text:p>
              </table:table-cell>
              <table:table-cell office:value-type="float" office:value="1.637025">
                <text:p>1.6370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1.781208">
                <text:p>1.781208</text:p>
              </table:table-cell>
              <table:table-cell office:value-type="float" office:value="1.622208">
                <text:p>1.6222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1.70412">
                <text:p>1.70412</text:p>
              </table:table-cell>
              <table:table-cell office:value-type="float" office:value="1.607392">
                <text:p>1.6073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1.664018">
                <text:p>1.664018</text:p>
              </table:table-cell>
              <table:table-cell office:value-type="float" office:value="1.586584">
                <text:p>1.5865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1.662366">
                <text:p>1.662366</text:p>
              </table:table-cell>
              <table:table-cell office:value-type="float" office:value="1.560939">
                <text:p>1.5609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1.663208">
                <text:p>1.663208</text:p>
              </table:table-cell>
              <table:table-cell office:value-type="float" office:value="1.535294">
                <text:p>1.5352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1.666014">
                <text:p>1.666014</text:p>
              </table:table-cell>
              <table:table-cell office:value-type="float" office:value="1.509649">
                <text:p>1.5096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1.670343">
                <text:p>1.670343</text:p>
              </table:table-cell>
              <table:table-cell office:value-type="float" office:value="1.484003">
                <text:p>1.4840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1.715821">
                <text:p>1.715821</text:p>
              </table:table-cell>
              <table:table-cell office:value-type="float" office:value="1.460511">
                <text:p>1.4605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1.783604">
                <text:p>1.783604</text:p>
              </table:table-cell>
              <table:table-cell office:value-type="float" office:value="1.438757">
                <text:p>1.4387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1.836733">
                <text:p>1.836733</text:p>
              </table:table-cell>
              <table:table-cell office:value-type="float" office:value="1.417003">
                <text:p>1.4170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1.875578">
                <text:p>1.875578</text:p>
              </table:table-cell>
              <table:table-cell office:value-type="float" office:value="1.395249">
                <text:p>1.3952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1.90187">
                <text:p>1.90187</text:p>
              </table:table-cell>
              <table:table-cell office:value-type="float" office:value="1.373495">
                <text:p>1.3734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1.901756">
                <text:p>1.901756</text:p>
              </table:table-cell>
              <table:table-cell office:value-type="float" office:value="1.355417">
                <text:p>1.3554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1.883515">
                <text:p>1.883515</text:p>
              </table:table-cell>
              <table:table-cell office:value-type="float" office:value="1.340306">
                <text:p>1.3403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1.860643">
                <text:p>1.860643</text:p>
              </table:table-cell>
              <table:table-cell office:value-type="float" office:value="1.325196">
                <text:p>1.3251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1.832416">
                <text:p>1.832416</text:p>
              </table:table-cell>
              <table:table-cell office:value-type="float" office:value="1.310086">
                <text:p>1.3100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1.798177">
                <text:p>1.798177</text:p>
              </table:table-cell>
              <table:table-cell office:value-type="float" office:value="1.294976">
                <text:p>1.2949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1.743956">
                <text:p>1.743956</text:p>
              </table:table-cell>
              <table:table-cell office:value-type="float" office:value="1.283191">
                <text:p>1.2831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1.665421">
                <text:p>1.665421</text:p>
              </table:table-cell>
              <table:table-cell office:value-type="float" office:value="1.274089">
                <text:p>1.2740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1.573019">
                <text:p>1.573019</text:p>
              </table:table-cell>
              <table:table-cell office:value-type="float" office:value="1.264988">
                <text:p>1.2649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1.47099">
                <text:p>1.47099</text:p>
              </table:table-cell>
              <table:table-cell office:value-type="float" office:value="1.255887">
                <text:p>1.2558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1.36587">
                <text:p>1.36587</text:p>
              </table:table-cell>
              <table:table-cell office:value-type="float" office:value="1.246785">
                <text:p>1.2467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1.295376">
                <text:p>1.295376</text:p>
              </table:table-cell>
              <table:table-cell office:value-type="float" office:value="1.240914">
                <text:p>1.2409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1.25175">
                <text:p>1.25175</text:p>
              </table:table-cell>
              <table:table-cell office:value-type="float" office:value="1.237651">
                <text:p>1.2376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1.209849">
                <text:p>1.209849</text:p>
              </table:table-cell>
              <table:table-cell office:value-type="float" office:value="1.234389">
                <text:p>1.2343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1.170489">
                <text:p>1.170489</text:p>
              </table:table-cell>
              <table:table-cell office:value-type="float" office:value="1.231126">
                <text:p>1.2311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1.134228">
                <text:p>1.134228</text:p>
              </table:table-cell>
              <table:table-cell office:value-type="float" office:value="1.227863">
                <text:p>1.2278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1.093108">
                <text:p>1.093108</text:p>
              </table:table-cell>
              <table:table-cell office:value-type="float" office:value="1.221643">
                <text:p>1.2216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1.052292">
                <text:p>1.052292</text:p>
              </table:table-cell>
              <table:table-cell office:value-type="float" office:value="1.213036">
                <text:p>1.2130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1.019067">
                <text:p>1.019067</text:p>
              </table:table-cell>
              <table:table-cell office:value-type="float" office:value="1.204429">
                <text:p>1.2044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0.9927045">
                <text:p>0.9927045</text:p>
              </table:table-cell>
              <table:table-cell office:value-type="float" office:value="1.195822">
                <text:p>1.1958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0.9723354">
                <text:p>0.9723354</text:p>
              </table:table-cell>
              <table:table-cell office:value-type="float" office:value="1.187215">
                <text:p>1.1872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0.9835897">
                <text:p>0.9835897</text:p>
              </table:table-cell>
              <table:table-cell office:value-type="float" office:value="1.187293">
                <text:p>1.1872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1.027048">
                <text:p>1.027048</text:p>
              </table:table-cell>
              <table:table-cell office:value-type="float" office:value="1.194383">
                <text:p>1.1943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1.085743">
                <text:p>1.085743</text:p>
              </table:table-cell>
              <table:table-cell office:value-type="float" office:value="1.201474">
                <text:p>1.2014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1.161935">
                <text:p>1.161935</text:p>
              </table:table-cell>
              <table:table-cell office:value-type="float" office:value="1.208564">
                <text:p>1.2085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1.255361">
                <text:p>1.255361</text:p>
              </table:table-cell>
              <table:table-cell office:value-type="float" office:value="1.215654">
                <text:p>1.2156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1.339722">
                <text:p>1.339722</text:p>
              </table:table-cell>
              <table:table-cell office:value-type="float" office:value="1.22578">
                <text:p>1.225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1.410304">
                <text:p>1.410304</text:p>
              </table:table-cell>
              <table:table-cell office:value-type="float" office:value="1.238358">
                <text:p>1.2383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1.478826">
                <text:p>1.478826</text:p>
              </table:table-cell>
              <table:table-cell office:value-type="float" office:value="1.250935">
                <text:p>1.25093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1.539172">
                <text:p>1.539172</text:p>
              </table:table-cell>
              <table:table-cell office:value-type="float" office:value="1.263513">
                <text:p>1.2635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1.584264">
                <text:p>1.584264</text:p>
              </table:table-cell>
              <table:table-cell office:value-type="float" office:value="1.27609">
                <text:p>1.276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1.687972">
                <text:p>1.687972</text:p>
              </table:table-cell>
              <table:table-cell office:value-type="float" office:value="1.30615">
                <text:p>1.306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1.815157">
                <text:p>1.815157</text:p>
              </table:table-cell>
              <table:table-cell office:value-type="float" office:value="1.350326">
                <text:p>1.3503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1.900302">
                <text:p>1.900302</text:p>
              </table:table-cell>
              <table:table-cell office:value-type="float" office:value="1.394501">
                <text:p>1.3945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1.955208">
                <text:p>1.955208</text:p>
              </table:table-cell>
              <table:table-cell office:value-type="float" office:value="1.438677">
                <text:p>1.4386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1.991138">
                <text:p>1.991138</text:p>
              </table:table-cell>
              <table:table-cell office:value-type="float" office:value="1.482852">
                <text:p>1.4828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2.005118">
                <text:p>2.005118</text:p>
              </table:table-cell>
              <table:table-cell office:value-type="float" office:value="1.533973">
                <text:p>1.5339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2.007912">
                <text:p>2.007912</text:p>
              </table:table-cell>
              <table:table-cell office:value-type="float" office:value="1.590701">
                <text:p>1.5907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2.010108">
                <text:p>2.010108</text:p>
              </table:table-cell>
              <table:table-cell office:value-type="float" office:value="1.647429">
                <text:p>1.6474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2.011788">
                <text:p>2.011788</text:p>
              </table:table-cell>
              <table:table-cell office:value-type="float" office:value="1.704157">
                <text:p>1.7041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2.013017">
                <text:p>2.013017</text:p>
              </table:table-cell>
              <table:table-cell office:value-type="float" office:value="1.760885">
                <text:p>1.7608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2.036739">
                <text:p>2.036739</text:p>
              </table:table-cell>
              <table:table-cell office:value-type="float" office:value="1.812854">
                <text:p>1.8128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2.085968">
                <text:p>2.085968</text:p>
              </table:table-cell>
              <table:table-cell office:value-type="float" office:value="1.860981">
                <text:p>1.8609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2.148362">
                <text:p>2.148362</text:p>
              </table:table-cell>
              <table:table-cell office:value-type="float" office:value="1.909109">
                <text:p>1.9091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2.228675">
                <text:p>2.228675</text:p>
              </table:table-cell>
              <table:table-cell office:value-type="float" office:value="1.957236">
                <text:p>1.9572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2.330775">
                <text:p>2.330775</text:p>
              </table:table-cell>
              <table:table-cell office:value-type="float" office:value="2.005364">
                <text:p>2.0053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2.383155">
                <text:p>2.383155</text:p>
              </table:table-cell>
              <table:table-cell office:value-type="float" office:value="2.046487">
                <text:p>2.0464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2.36678">
                <text:p>2.36678</text:p>
              </table:table-cell>
              <table:table-cell office:value-type="float" office:value="2.081957">
                <text:p>2.0819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2.344609">
                <text:p>2.344609</text:p>
              </table:table-cell>
              <table:table-cell office:value-type="float" office:value="2.117426">
                <text:p>2.1174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2.32188">
                <text:p>2.32188</text:p>
              </table:table-cell>
              <table:table-cell office:value-type="float" office:value="2.152896">
                <text:p>2.1528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2.299937">
                <text:p>2.299937</text:p>
              </table:table-cell>
              <table:table-cell office:value-type="float" office:value="2.188365">
                <text:p>2.1883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2.277613">
                <text:p>2.277613</text:p>
              </table:table-cell>
              <table:table-cell office:value-type="float" office:value="2.233593">
                <text:p>2.2335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2.255414">
                <text:p>2.255414</text:p>
              </table:table-cell>
              <table:table-cell office:value-type="float" office:value="2.2867">
                <text:p>2.28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2.234846">
                <text:p>2.234846</text:p>
              </table:table-cell>
              <table:table-cell office:value-type="float" office:value="2.339806">
                <text:p>2.3398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2.216136">
                <text:p>2.216136</text:p>
              </table:table-cell>
              <table:table-cell office:value-type="float" office:value="2.392913">
                <text:p>2.3929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2.199557">
                <text:p>2.199557</text:p>
              </table:table-cell>
              <table:table-cell office:value-type="float" office:value="2.44602">
                <text:p>2.446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2.178093">
                <text:p>2.178093</text:p>
              </table:table-cell>
              <table:table-cell office:value-type="float" office:value="2.471633">
                <text:p>2.4716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2.154106">
                <text:p>2.154106</text:p>
              </table:table-cell>
              <table:table-cell office:value-type="float" office:value="2.475049">
                <text:p>2.4750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2.133465">
                <text:p>2.133465</text:p>
              </table:table-cell>
              <table:table-cell office:value-type="float" office:value="2.478466">
                <text:p>2.4784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2.115773">
                <text:p>2.115773</text:p>
              </table:table-cell>
              <table:table-cell office:value-type="float" office:value="2.481882">
                <text:p>2.4818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2.100657">
                <text:p>2.100657</text:p>
              </table:table-cell>
              <table:table-cell office:value-type="float" office:value="2.485299">
                <text:p>2.4852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2.104081">
                <text:p>2.104081</text:p>
              </table:table-cell>
              <table:table-cell office:value-type="float" office:value="2.482013">
                <text:p>2.4820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2.124098">
                <text:p>2.124098</text:p>
              </table:table-cell>
              <table:table-cell office:value-type="float" office:value="2.473316">
                <text:p>2.4733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2.148547">
                <text:p>2.148547</text:p>
              </table:table-cell>
              <table:table-cell office:value-type="float" office:value="2.464619">
                <text:p>2.4646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2.1782">
                <text:p>2.1782</text:p>
              </table:table-cell>
              <table:table-cell office:value-type="float" office:value="2.455922">
                <text:p>2.4559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2.213858">
                <text:p>2.213858</text:p>
              </table:table-cell>
              <table:table-cell office:value-type="float" office:value="2.447225">
                <text:p>2.4472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2.224656">
                <text:p>2.224656</text:p>
              </table:table-cell>
              <table:table-cell office:value-type="float" office:value="2.440215">
                <text:p>2.4402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2.212059">
                <text:p>2.212059</text:p>
              </table:table-cell>
              <table:table-cell office:value-type="float" office:value="2.434568">
                <text:p>2.4345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2.200145">
                <text:p>2.200145</text:p>
              </table:table-cell>
              <table:table-cell office:value-type="float" office:value="2.428921">
                <text:p>2.4289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2.188892">
                <text:p>2.188892</text:p>
              </table:table-cell>
              <table:table-cell office:value-type="float" office:value="2.423274">
                <text:p>2.4232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2.17827">
                <text:p>2.17827</text:p>
              </table:table-cell>
              <table:table-cell office:value-type="float" office:value="2.417626">
                <text:p>2.4176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2.183954">
                <text:p>2.183954</text:p>
              </table:table-cell>
              <table:table-cell office:value-type="float" office:value="2.413142">
                <text:p>2.4131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2.203964">
                <text:p>2.203964</text:p>
              </table:table-cell>
              <table:table-cell office:value-type="float" office:value="2.409598">
                <text:p>2.4095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2.226059">
                <text:p>2.226059</text:p>
              </table:table-cell>
              <table:table-cell office:value-type="float" office:value="2.406053">
                <text:p>2.4060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2.250363">
                <text:p>2.250363</text:p>
              </table:table-cell>
              <table:table-cell office:value-type="float" office:value="2.402509">
                <text:p>2.4025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2.277">
                <text:p>2.277</text:p>
              </table:table-cell>
              <table:table-cell office:value-type="float" office:value="2.398964">
                <text:p>2.3989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2.310481">
                <text:p>2.310481</text:p>
              </table:table-cell>
              <table:table-cell office:value-type="float" office:value="2.410349">
                <text:p>2.4103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2.351225">
                <text:p>2.351225</text:p>
              </table:table-cell>
              <table:table-cell office:value-type="float" office:value="2.433788">
                <text:p>2.4337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2.396032">
                <text:p>2.396032</text:p>
              </table:table-cell>
              <table:table-cell office:value-type="float" office:value="2.457226">
                <text:p>2.4572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2.444823">
                <text:p>2.444823</text:p>
              </table:table-cell>
              <table:table-cell office:value-type="float" office:value="2.480665">
                <text:p>2.4806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2.497379">
                <text:p>2.497379</text:p>
              </table:table-cell>
              <table:table-cell office:value-type="float" office:value="2.504103">
                <text:p>2.5041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2.557311">
                <text:p>2.557311</text:p>
              </table:table-cell>
              <table:table-cell office:value-type="float" office:value="2.534628">
                <text:p>2.5346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2.623853">
                <text:p>2.623853</text:p>
              </table:table-cell>
              <table:table-cell office:value-type="float" office:value="2.570873">
                <text:p>2.5708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2.693056">
                <text:p>2.693056</text:p>
              </table:table-cell>
              <table:table-cell office:value-type="float" office:value="2.607118">
                <text:p>2.6071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2.763819">
                <text:p>2.763819</text:p>
              </table:table-cell>
              <table:table-cell office:value-type="float" office:value="2.643364">
                <text:p>2.6433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2.834928">
                <text:p>2.834928</text:p>
              </table:table-cell>
              <table:table-cell office:value-type="float" office:value="2.679609">
                <text:p>2.6796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2.863349">
                <text:p>2.863349</text:p>
              </table:table-cell>
              <table:table-cell office:value-type="float" office:value="2.701834">
                <text:p>2.70183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2.857649">
                <text:p>2.857649</text:p>
              </table:table-cell>
              <table:table-cell office:value-type="float" office:value="2.712739">
                <text:p>2.7127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2.851919">
                <text:p>2.851919</text:p>
              </table:table-cell>
              <table:table-cell office:value-type="float" office:value="2.723644">
                <text:p>2.7236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2.84616">
                <text:p>2.84616</text:p>
              </table:table-cell>
              <table:table-cell office:value-type="float" office:value="2.734548">
                <text:p>2.7345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2.840387">
                <text:p>2.840387</text:p>
              </table:table-cell>
              <table:table-cell office:value-type="float" office:value="2.745453">
                <text:p>2.7454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2.878537">
                <text:p>2.878537</text:p>
              </table:table-cell>
              <table:table-cell office:value-type="float" office:value="2.762342">
                <text:p>2.7623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2.950662">
                <text:p>2.950662</text:p>
              </table:table-cell>
              <table:table-cell office:value-type="float" office:value="2.784062">
                <text:p>2.78406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3.01983">
                <text:p>3.01983</text:p>
              </table:table-cell>
              <table:table-cell office:value-type="float" office:value="2.805782">
                <text:p>2.8057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3.085004">
                <text:p>3.085004</text:p>
              </table:table-cell>
              <table:table-cell office:value-type="float" office:value="2.827502">
                <text:p>2.8275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3.145419">
                <text:p>3.145419</text:p>
              </table:table-cell>
              <table:table-cell office:value-type="float" office:value="2.849222">
                <text:p>2.8492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3.161654">
                <text:p>3.161654</text:p>
              </table:table-cell>
              <table:table-cell office:value-type="float" office:value="2.857233">
                <text:p>2.8572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3.144889">
                <text:p>3.144889</text:p>
              </table:table-cell>
              <table:table-cell office:value-type="float" office:value="2.854177">
                <text:p>2.8541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3.127667">
                <text:p>3.127667</text:p>
              </table:table-cell>
              <table:table-cell office:value-type="float" office:value="2.85112">
                <text:p>2.851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3.110004">
                <text:p>3.110004</text:p>
              </table:table-cell>
              <table:table-cell office:value-type="float" office:value="2.848064">
                <text:p>2.8480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3.091909">
                <text:p>3.091909</text:p>
              </table:table-cell>
              <table:table-cell office:value-type="float" office:value="2.845008">
                <text:p>2.8450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3.077009">
                <text:p>3.077009</text:p>
              </table:table-cell>
              <table:table-cell office:value-type="float" office:value="2.838785">
                <text:p>2.8387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3.064817">
                <text:p>3.064817</text:p>
              </table:table-cell>
              <table:table-cell office:value-type="float" office:value="2.830007">
                <text:p>2.8300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3.052482">
                <text:p>3.052482</text:p>
              </table:table-cell>
              <table:table-cell office:value-type="float" office:value="2.821228">
                <text:p>2.8212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3.040011">
                <text:p>3.040011</text:p>
              </table:table-cell>
              <table:table-cell office:value-type="float" office:value="2.812449">
                <text:p>2.8124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3.027416">
                <text:p>3.027416</text:p>
              </table:table-cell>
              <table:table-cell office:value-type="float" office:value="2.803671">
                <text:p>2.8036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3.021721">
                <text:p>3.021721</text:p>
              </table:table-cell>
              <table:table-cell office:value-type="float" office:value="2.818875">
                <text:p>2.8188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3.021737">
                <text:p>3.021737</text:p>
              </table:table-cell>
              <table:table-cell office:value-type="float" office:value="2.853441">
                <text:p>2.8534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3.021886">
                <text:p>3.021886</text:p>
              </table:table-cell>
              <table:table-cell office:value-type="float" office:value="2.888007">
                <text:p>2.88800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3.022191">
                <text:p>3.022191</text:p>
              </table:table-cell>
              <table:table-cell office:value-type="float" office:value="2.922574">
                <text:p>2.9225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3.022686">
                <text:p>3.022686</text:p>
              </table:table-cell>
              <table:table-cell office:value-type="float" office:value="2.95714">
                <text:p>2.957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3.004778">
                <text:p>3.004778</text:p>
              </table:table-cell>
              <table:table-cell office:value-type="float" office:value="2.985908">
                <text:p>2.9859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2.971237">
                <text:p>2.971237</text:p>
              </table:table-cell>
              <table:table-cell office:value-type="float" office:value="3.009996">
                <text:p>3.0099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2.936965">
                <text:p>2.936965</text:p>
              </table:table-cell>
              <table:table-cell office:value-type="float" office:value="3.034084">
                <text:p>3.03408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2.902117">
                <text:p>2.902117</text:p>
              </table:table-cell>
              <table:table-cell office:value-type="float" office:value="3.058171">
                <text:p>3.0581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2.866842">
                <text:p>2.866842</text:p>
              </table:table-cell>
              <table:table-cell office:value-type="float" office:value="3.082259">
                <text:p>3.0822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2.967295">
                <text:p>2.967295</text:p>
              </table:table-cell>
              <table:table-cell office:value-type="float" office:value="3.10109">
                <text:p>3.101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3.154445">
                <text:p>3.154445</text:p>
              </table:table-cell>
              <table:table-cell office:value-type="float" office:value="3.115679">
                <text:p>3.11567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3.297604">
                <text:p>3.297604</text:p>
              </table:table-cell>
              <table:table-cell office:value-type="float" office:value="3.130267">
                <text:p>3.13026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3.395686">
                <text:p>3.395686</text:p>
              </table:table-cell>
              <table:table-cell office:value-type="float" office:value="3.144856">
                <text:p>3.1448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3.457897">
                <text:p>3.457897</text:p>
              </table:table-cell>
              <table:table-cell office:value-type="float" office:value="3.159444">
                <text:p>3.1594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3.486031">
                <text:p>3.486031</text:p>
              </table:table-cell>
              <table:table-cell office:value-type="float" office:value="3.170497">
                <text:p>3.1704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3.499455">
                <text:p>3.499455</text:p>
              </table:table-cell>
              <table:table-cell office:value-type="float" office:value="3.178695">
                <text:p>3.1786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3.509965">
                <text:p>3.509965</text:p>
              </table:table-cell>
              <table:table-cell office:value-type="float" office:value="3.186894">
                <text:p>3.18689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3.518147">
                <text:p>3.518147</text:p>
              </table:table-cell>
              <table:table-cell office:value-type="float" office:value="3.195092">
                <text:p>3.1950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3.524466">
                <text:p>3.524466</text:p>
              </table:table-cell>
              <table:table-cell office:value-type="float" office:value="3.20329">
                <text:p>3.2032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3.521162">
                <text:p>3.521162</text:p>
              </table:table-cell>
              <table:table-cell office:value-type="float" office:value="3.218446">
                <text:p>3.21844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3.506245">
                <text:p>3.506245</text:p>
              </table:table-cell>
              <table:table-cell office:value-type="float" office:value="3.239218">
                <text:p>3.2392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3.482758">
                <text:p>3.482758</text:p>
              </table:table-cell>
              <table:table-cell office:value-type="float" office:value="3.259991">
                <text:p>3.2599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3.446927">
                <text:p>3.446927</text:p>
              </table:table-cell>
              <table:table-cell office:value-type="float" office:value="3.280764">
                <text:p>3.2807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3.394739">
                <text:p>3.394739</text:p>
              </table:table-cell>
              <table:table-cell office:value-type="float" office:value="3.301536">
                <text:p>3.3015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3.373031">
                <text:p>3.373031</text:p>
              </table:table-cell>
              <table:table-cell office:value-type="float" office:value="3.333875">
                <text:p>3.3338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3.387204">
                <text:p>3.387204</text:p>
              </table:table-cell>
              <table:table-cell office:value-type="float" office:value="3.375552">
                <text:p>3.37555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3.402077">
                <text:p>3.402077</text:p>
              </table:table-cell>
              <table:table-cell office:value-type="float" office:value="3.417228">
                <text:p>3.4172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3.417765">
                <text:p>3.417765</text:p>
              </table:table-cell>
              <table:table-cell office:value-type="float" office:value="3.458905">
                <text:p>3.4589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3.434412">
                <text:p>3.434412</text:p>
              </table:table-cell>
              <table:table-cell office:value-type="float" office:value="3.500581">
                <text:p>3.5005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3.425169">
                <text:p>3.425169</text:p>
              </table:table-cell>
              <table:table-cell office:value-type="float" office:value="3.518439">
                <text:p>3.51843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3.398667">
                <text:p>3.398667</text:p>
              </table:table-cell>
              <table:table-cell office:value-type="float" office:value="3.517066">
                <text:p>3.51706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3.376472">
                <text:p>3.376472</text:p>
              </table:table-cell>
              <table:table-cell office:value-type="float" office:value="3.515692">
                <text:p>3.5156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3.357461">
                <text:p>3.357461</text:p>
              </table:table-cell>
              <table:table-cell office:value-type="float" office:value="3.514319">
                <text:p>3.5143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3.340753">
                <text:p>3.340753</text:p>
              </table:table-cell>
              <table:table-cell office:value-type="float" office:value="3.512946">
                <text:p>3.5129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3.327187">
                <text:p>3.327187</text:p>
              </table:table-cell>
              <table:table-cell office:value-type="float" office:value="3.504478">
                <text:p>3.5044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3.31475">
                <text:p>3.31475</text:p>
              </table:table-cell>
              <table:table-cell office:value-type="float" office:value="3.490281">
                <text:p>3.49028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3.301817">
                <text:p>3.301817</text:p>
              </table:table-cell>
              <table:table-cell office:value-type="float" office:value="3.476085">
                <text:p>3.47608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3.288394">
                <text:p>3.288394</text:p>
              </table:table-cell>
              <table:table-cell office:value-type="float" office:value="3.461889">
                <text:p>3.4618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3.27449">
                <text:p>3.27449</text:p>
              </table:table-cell>
              <table:table-cell office:value-type="float" office:value="3.447693">
                <text:p>3.44769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3.262374">
                <text:p>3.262374</text:p>
              </table:table-cell>
              <table:table-cell office:value-type="float" office:value="3.434112">
                <text:p>3.4341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3.251788">
                <text:p>3.251788</text:p>
              </table:table-cell>
              <table:table-cell office:value-type="float" office:value="3.421027">
                <text:p>3.4210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3.240967">
                <text:p>3.240967</text:p>
              </table:table-cell>
              <table:table-cell office:value-type="float" office:value="3.407942">
                <text:p>3.40794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3.229901">
                <text:p>3.229901</text:p>
              </table:table-cell>
              <table:table-cell office:value-type="float" office:value="3.394857">
                <text:p>3.3948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3.218597">
                <text:p>3.218597</text:p>
              </table:table-cell>
              <table:table-cell office:value-type="float" office:value="3.381772">
                <text:p>3.3817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3.160439">
                <text:p>3.160439</text:p>
              </table:table-cell>
              <table:table-cell office:value-type="float" office:value="3.355182">
                <text:p>3.35518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3.052746">
                <text:p>3.052746</text:p>
              </table:table-cell>
              <table:table-cell office:value-type="float" office:value="3.317689">
                <text:p>3.31768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2.933593">
                <text:p>2.933593</text:p>
              </table:table-cell>
              <table:table-cell office:value-type="float" office:value="3.280195">
                <text:p>3.2801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2.809704">
                <text:p>2.809704</text:p>
              </table:table-cell>
              <table:table-cell office:value-type="float" office:value="3.242701">
                <text:p>3.24270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2.689235">
                <text:p>2.689235</text:p>
              </table:table-cell>
              <table:table-cell office:value-type="float" office:value="3.205208">
                <text:p>3.2052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2.640905">
                <text:p>2.640905</text:p>
              </table:table-cell>
              <table:table-cell office:value-type="float" office:value="3.177677">
                <text:p>3.17767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2.645043">
                <text:p>2.645043</text:p>
              </table:table-cell>
              <table:table-cell office:value-type="float" office:value="3.158191">
                <text:p>3.1581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2.64921">
                <text:p>2.64921</text:p>
              </table:table-cell>
              <table:table-cell office:value-type="float" office:value="3.138705">
                <text:p>3.1387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2.653401">
                <text:p>2.653401</text:p>
              </table:table-cell>
              <table:table-cell office:value-type="float" office:value="3.119219">
                <text:p>3.1192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2.657626">
                <text:p>2.657626</text:p>
              </table:table-cell>
              <table:table-cell office:value-type="float" office:value="3.099733">
                <text:p>3.0997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2.606076">
                <text:p>2.606076</text:p>
              </table:table-cell>
              <table:table-cell office:value-type="float" office:value="3.068236">
                <text:p>3.0682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2.518675">
                <text:p>2.518675</text:p>
              </table:table-cell>
              <table:table-cell office:value-type="float" office:value="3.027041">
                <text:p>3.0270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2.442116">
                <text:p>2.442116</text:p>
              </table:table-cell>
              <table:table-cell office:value-type="float" office:value="2.985846">
                <text:p>2.9858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2.375432">
                <text:p>2.375432</text:p>
              </table:table-cell>
              <table:table-cell office:value-type="float" office:value="2.94465">
                <text:p>2.944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2.317733">
                <text:p>2.317733</text:p>
              </table:table-cell>
              <table:table-cell office:value-type="float" office:value="2.903455">
                <text:p>2.9034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2.302816">
                <text:p>2.302816</text:p>
              </table:table-cell>
              <table:table-cell office:value-type="float" office:value="2.854118">
                <text:p>2.85411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2.318093">
                <text:p>2.318093</text:p>
              </table:table-cell>
              <table:table-cell office:value-type="float" office:value="2.798208">
                <text:p>2.7982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2.333988">
                <text:p>2.333988</text:p>
              </table:table-cell>
              <table:table-cell office:value-type="float" office:value="2.742297">
                <text:p>2.7422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2.350464">
                <text:p>2.350464</text:p>
              </table:table-cell>
              <table:table-cell office:value-type="float" office:value="2.686387">
                <text:p>2.6863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2.36745">
                <text:p>2.36745</text:p>
              </table:table-cell>
              <table:table-cell office:value-type="float" office:value="2.630476">
                <text:p>2.6304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2.371619">
                <text:p>2.371619</text:p>
              </table:table-cell>
              <table:table-cell office:value-type="float" office:value="2.58331">
                <text:p>2.583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2.364971">
                <text:p>2.364971</text:p>
              </table:table-cell>
              <table:table-cell office:value-type="float" office:value="2.543204">
                <text:p>2.5432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2.35794">
                <text:p>2.35794</text:p>
              </table:table-cell>
              <table:table-cell office:value-type="float" office:value="2.503097">
                <text:p>2.5030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2.35034">
                <text:p>2.35034</text:p>
              </table:table-cell>
              <table:table-cell office:value-type="float" office:value="2.462991">
                <text:p>2.4629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2.341917">
                <text:p>2.341917</text:p>
              </table:table-cell>
              <table:table-cell office:value-type="float" office:value="2.422884">
                <text:p>2.4228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2.295468">
                <text:p>2.295468</text:p>
              </table:table-cell>
              <table:table-cell office:value-type="float" office:value="2.382063">
                <text:p>2.3820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2.230204">
                <text:p>2.230204</text:p>
              </table:table-cell>
              <table:table-cell office:value-type="float" office:value="2.340665">
                <text:p>2.34066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2.178232">
                <text:p>2.178232</text:p>
              </table:table-cell>
              <table:table-cell office:value-type="float" office:value="2.299266">
                <text:p>2.2992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2.137702">
                <text:p>2.137702</text:p>
              </table:table-cell>
              <table:table-cell office:value-type="float" office:value="2.257868">
                <text:p>2.2578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2.106627">
                <text:p>2.106627</text:p>
              </table:table-cell>
              <table:table-cell office:value-type="float" office:value="2.216469">
                <text:p>2.2164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2.094128">
                <text:p>2.094128</text:p>
              </table:table-cell>
              <table:table-cell office:value-type="float" office:value="2.170729">
                <text:p>2.1707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2.088878">
                <text:p>2.088878</text:p>
              </table:table-cell>
              <table:table-cell office:value-type="float" office:value="2.121484">
                <text:p>2.1214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2.076674">
                <text:p>2.076674</text:p>
              </table:table-cell>
              <table:table-cell office:value-type="float" office:value="2.072238">
                <text:p>2.0722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2.052342">
                <text:p>2.052342</text:p>
              </table:table-cell>
              <table:table-cell office:value-type="float" office:value="2.022993">
                <text:p>2.02299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2.008311">
                <text:p>2.008311</text:p>
              </table:table-cell>
              <table:table-cell office:value-type="float" office:value="1.973747">
                <text:p>1.9737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1.991817">
                <text:p>1.991817</text:p>
              </table:table-cell>
              <table:table-cell office:value-type="float" office:value="1.943573">
                <text:p>1.94357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2.01245">
                <text:p>2.01245</text:p>
              </table:table-cell>
              <table:table-cell office:value-type="float" office:value="1.928795">
                <text:p>1.9287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2.031839">
                <text:p>2.031839</text:p>
              </table:table-cell>
              <table:table-cell office:value-type="float" office:value="1.914017">
                <text:p>1.9140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2.05009">
                <text:p>2.05009</text:p>
              </table:table-cell>
              <table:table-cell office:value-type="float" office:value="1.89924">
                <text:p>1.899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2.067321">
                <text:p>2.067321</text:p>
              </table:table-cell>
              <table:table-cell office:value-type="float" office:value="1.884462">
                <text:p>1.8844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2.069228">
                <text:p>2.069228</text:p>
              </table:table-cell>
              <table:table-cell office:value-type="float" office:value="1.874637">
                <text:p>1.8746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2.060589">
                <text:p>2.060589</text:p>
              </table:table-cell>
              <table:table-cell office:value-type="float" office:value="1.86881">
                <text:p>1.8688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2.053412">
                <text:p>2.053412</text:p>
              </table:table-cell>
              <table:table-cell office:value-type="float" office:value="1.862983">
                <text:p>1.86298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2.047484">
                <text:p>2.047484</text:p>
              </table:table-cell>
              <table:table-cell office:value-type="float" office:value="1.857155">
                <text:p>1.8571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2.04261">
                <text:p>2.04261</text:p>
              </table:table-cell>
              <table:table-cell office:value-type="float" office:value="1.851328">
                <text:p>1.85132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2.045845">
                <text:p>2.045845</text:p>
              </table:table-cell>
              <table:table-cell office:value-type="float" office:value="1.852238">
                <text:p>1.8522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2.05724">
                <text:p>2.05724</text:p>
              </table:table-cell>
              <table:table-cell office:value-type="float" office:value="1.858588">
                <text:p>1.85858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2.071965">
                <text:p>2.071965</text:p>
              </table:table-cell>
              <table:table-cell office:value-type="float" office:value="1.864938">
                <text:p>1.8649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2.090767">
                <text:p>2.090767</text:p>
              </table:table-cell>
              <table:table-cell office:value-type="float" office:value="1.871287">
                <text:p>1.87128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2.114473">
                <text:p>2.114473</text:p>
              </table:table-cell>
              <table:table-cell office:value-type="float" office:value="1.877637">
                <text:p>1.8776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2.126795">
                <text:p>2.126795</text:p>
              </table:table-cell>
              <table:table-cell office:value-type="float" office:value="1.892121">
                <text:p>1.8921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2.126546">
                <text:p>2.126546</text:p>
              </table:table-cell>
              <table:table-cell office:value-type="float" office:value="1.913172">
                <text:p>1.91317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2.126164">
                <text:p>2.126164</text:p>
              </table:table-cell>
              <table:table-cell office:value-type="float" office:value="1.934223">
                <text:p>1.9342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2.125653">
                <text:p>2.125653</text:p>
              </table:table-cell>
              <table:table-cell office:value-type="float" office:value="1.955274">
                <text:p>1.9552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2.125014">
                <text:p>2.125014</text:p>
              </table:table-cell>
              <table:table-cell office:value-type="float" office:value="1.976326">
                <text:p>1.9763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2.111988">
                <text:p>2.111988</text:p>
              </table:table-cell>
              <table:table-cell office:value-type="float" office:value="1.979956">
                <text:p>1.9799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2.091204">
                <text:p>2.091204</text:p>
              </table:table-cell>
              <table:table-cell office:value-type="float" office:value="1.969522">
                <text:p>1.9695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2.072932">
                <text:p>2.072932</text:p>
              </table:table-cell>
              <table:table-cell office:value-type="float" office:value="1.959088">
                <text:p>1.95908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2.056861">
                <text:p>2.056861</text:p>
              </table:table-cell>
              <table:table-cell office:value-type="float" office:value="1.948655">
                <text:p>1.9486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2.042698">
                <text:p>2.042698</text:p>
              </table:table-cell>
              <table:table-cell office:value-type="float" office:value="1.938221">
                <text:p>1.9382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2.033066">
                <text:p>2.033066</text:p>
              </table:table-cell>
              <table:table-cell office:value-type="float" office:value="1.917241">
                <text:p>1.91724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2.024042">
                <text:p>2.024042</text:p>
              </table:table-cell>
              <table:table-cell office:value-type="float" office:value="1.887748">
                <text:p>1.8877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2.011819">
                <text:p>2.011819</text:p>
              </table:table-cell>
              <table:table-cell office:value-type="float" office:value="1.858255">
                <text:p>1.8582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1.995699">
                <text:p>1.995699</text:p>
              </table:table-cell>
              <table:table-cell office:value-type="float" office:value="1.828762">
                <text:p>1.82876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1.974955">
                <text:p>1.974955</text:p>
              </table:table-cell>
              <table:table-cell office:value-type="float" office:value="1.799269">
                <text:p>1.7992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1.966585">
                <text:p>1.966585</text:p>
              </table:table-cell>
              <table:table-cell office:value-type="float" office:value="1.77329">
                <text:p>1.773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1.971847">
                <text:p>1.971847</text:p>
              </table:table-cell>
              <table:table-cell office:value-type="float" office:value="1.750148">
                <text:p>1.75014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1.977425">
                <text:p>1.977425</text:p>
              </table:table-cell>
              <table:table-cell office:value-type="float" office:value="1.727006">
                <text:p>1.7270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1.982948">
                <text:p>1.982948</text:p>
              </table:table-cell>
              <table:table-cell office:value-type="float" office:value="1.703864">
                <text:p>1.7038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1.988174">
                <text:p>1.988174</text:p>
              </table:table-cell>
              <table:table-cell office:value-type="float" office:value="1.680722">
                <text:p>1.68072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2.00715">
                <text:p>2.00715</text:p>
              </table:table-cell>
              <table:table-cell office:value-type="float" office:value="1.662794">
                <text:p>1.6627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2.028131">
                <text:p>2.028131</text:p>
              </table:table-cell>
              <table:table-cell office:value-type="float" office:value="1.649075">
                <text:p>1.6490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2.041447">
                <text:p>2.041447</text:p>
              </table:table-cell>
              <table:table-cell office:value-type="float" office:value="1.635357">
                <text:p>1.63535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2.050424">
                <text:p>2.050424</text:p>
              </table:table-cell>
              <table:table-cell office:value-type="float" office:value="1.621639">
                <text:p>1.62163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2.056885">
                <text:p>2.056885</text:p>
              </table:table-cell>
              <table:table-cell office:value-type="float" office:value="1.60792">
                <text:p>1.607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2.065671">
                <text:p>2.065671</text:p>
              </table:table-cell>
              <table:table-cell office:value-type="float" office:value="1.608657">
                <text:p>1.60865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2.079784">
                <text:p>2.079784</text:p>
              </table:table-cell>
              <table:table-cell office:value-type="float" office:value="1.621065">
                <text:p>1.62106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2.096701">
                <text:p>2.096701</text:p>
              </table:table-cell>
              <table:table-cell office:value-type="float" office:value="1.633473">
                <text:p>1.6334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2.114848">
                <text:p>2.114848</text:p>
              </table:table-cell>
              <table:table-cell office:value-type="float" office:value="1.645881">
                <text:p>1.64588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2.129298">
                <text:p>2.129298</text:p>
              </table:table-cell>
              <table:table-cell office:value-type="float" office:value="1.658289">
                <text:p>1.6582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2.139404">
                <text:p>2.139404</text:p>
              </table:table-cell>
              <table:table-cell office:value-type="float" office:value="1.703771">
                <text:p>1.7037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2.148887">
                <text:p>2.148887</text:p>
              </table:table-cell>
              <table:table-cell office:value-type="float" office:value="1.775955">
                <text:p>1.7759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2.152036">
                <text:p>2.152036</text:p>
              </table:table-cell>
              <table:table-cell office:value-type="float" office:value="1.84814">
                <text:p>1.8481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2.147594">
                <text:p>2.147594</text:p>
              </table:table-cell>
              <table:table-cell office:value-type="float" office:value="1.920325">
                <text:p>1.9203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2.135465">
                <text:p>2.135465</text:p>
              </table:table-cell>
              <table:table-cell office:value-type="float" office:value="1.992509">
                <text:p>1.9925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2.193918">
                <text:p>2.193918</text:p>
              </table:table-cell>
              <table:table-cell office:value-type="float" office:value="2.062954">
                <text:p>2.0629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2.319219">
                <text:p>2.319219</text:p>
              </table:table-cell>
              <table:table-cell office:value-type="float" office:value="2.131994">
                <text:p>2.13199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2.45019">
                <text:p>2.45019</text:p>
              </table:table-cell>
              <table:table-cell office:value-type="float" office:value="2.201035">
                <text:p>2.2010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2.5832">
                <text:p>2.5832</text:p>
              </table:table-cell>
              <table:table-cell office:value-type="float" office:value="2.270075">
                <text:p>2.2700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2.714059">
                <text:p>2.714059</text:p>
              </table:table-cell>
              <table:table-cell office:value-type="float" office:value="2.339115">
                <text:p>2.3391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2.914885">
                <text:p>2.914885</text:p>
              </table:table-cell>
              <table:table-cell office:value-type="float" office:value="2.398083">
                <text:p>2.3980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3.130717">
                <text:p>3.130717</text:p>
              </table:table-cell>
              <table:table-cell office:value-type="float" office:value="2.448918">
                <text:p>2.4489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3.28547">
                <text:p>3.28547</text:p>
              </table:table-cell>
              <table:table-cell office:value-type="float" office:value="2.499754">
                <text:p>2.49975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3.387843">
                <text:p>3.387843</text:p>
              </table:table-cell>
              <table:table-cell office:value-type="float" office:value="2.550589">
                <text:p>2.5505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3.451947">
                <text:p>3.451947</text:p>
              </table:table-cell>
              <table:table-cell office:value-type="float" office:value="2.601424">
                <text:p>2.6014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3.476701">
                <text:p>3.476701</text:p>
              </table:table-cell>
              <table:table-cell office:value-type="float" office:value="2.647976">
                <text:p>2.6479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3.481987">
                <text:p>3.481987</text:p>
              </table:table-cell>
              <table:table-cell office:value-type="float" office:value="2.69107">
                <text:p>2.691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3.482715">
                <text:p>3.482715</text:p>
              </table:table-cell>
              <table:table-cell office:value-type="float" office:value="2.734164">
                <text:p>2.7341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3.478861">
                <text:p>3.478861</text:p>
              </table:table-cell>
              <table:table-cell office:value-type="float" office:value="2.777257">
                <text:p>2.77725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3.470171">
                <text:p>3.470171</text:p>
              </table:table-cell>
              <table:table-cell office:value-type="float" office:value="2.820351">
                <text:p>2.82035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3.494932">
                <text:p>3.494932</text:p>
              </table:table-cell>
              <table:table-cell office:value-type="float" office:value="2.863705">
                <text:p>2.8637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3.512223">
                <text:p>3.512223</text:p>
              </table:table-cell>
              <table:table-cell office:value-type="float" office:value="2.90727">
                <text:p>2.907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3.510216">
                <text:p>3.510216</text:p>
              </table:table-cell>
              <table:table-cell office:value-type="float" office:value="2.950834">
                <text:p>2.95083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3.501545">
                <text:p>3.501545</text:p>
              </table:table-cell>
              <table:table-cell office:value-type="float" office:value="2.994398">
                <text:p>2.9943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3.490395">
                <text:p>3.490395</text:p>
              </table:table-cell>
              <table:table-cell office:value-type="float" office:value="3.037963">
                <text:p>3.0379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3.482009">
                <text:p>3.482009</text:p>
              </table:table-cell>
              <table:table-cell office:value-type="float" office:value="3.097105">
                <text:p>3.0971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3.477838">
                <text:p>3.477838</text:p>
              </table:table-cell>
              <table:table-cell office:value-type="float" office:value="3.168825">
                <text:p>3.1688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3.478485">
                <text:p>3.478485</text:p>
              </table:table-cell>
              <table:table-cell office:value-type="float" office:value="3.240545">
                <text:p>3.2405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3.487834">
                <text:p>3.487834</text:p>
              </table:table-cell>
              <table:table-cell office:value-type="float" office:value="3.312265">
                <text:p>3.31226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3.511417">
                <text:p>3.511417</text:p>
              </table:table-cell>
              <table:table-cell office:value-type="float" office:value="3.383985">
                <text:p>3.38398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3.539516">
                <text:p>3.539516</text:p>
              </table:table-cell>
              <table:table-cell office:value-type="float" office:value="3.444956">
                <text:p>3.44495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3.556941">
                <text:p>3.556941</text:p>
              </table:table-cell>
              <table:table-cell office:value-type="float" office:value="3.497249">
                <text:p>3.4972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3.571154">
                <text:p>3.571154</text:p>
              </table:table-cell>
              <table:table-cell office:value-type="float" office:value="3.549541">
                <text:p>3.54954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3.582506">
                <text:p>3.582506</text:p>
              </table:table-cell>
              <table:table-cell office:value-type="float" office:value="3.601834">
                <text:p>3.60183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3.591352">
                <text:p>3.591352</text:p>
              </table:table-cell>
              <table:table-cell office:value-type="float" office:value="3.654126">
                <text:p>3.6541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3.615205">
                <text:p>3.615205</text:p>
              </table:table-cell>
              <table:table-cell office:value-type="float" office:value="3.680657">
                <text:p>3.6806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3.627951">
                <text:p>3.627951</text:p>
              </table:table-cell>
              <table:table-cell office:value-type="float" office:value="3.686389">
                <text:p>3.68638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3.625064">
                <text:p>3.625064</text:p>
              </table:table-cell>
              <table:table-cell office:value-type="float" office:value="3.692121">
                <text:p>3.6921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3.616511">
                <text:p>3.616511</text:p>
              </table:table-cell>
              <table:table-cell office:value-type="float" office:value="3.697853">
                <text:p>3.6978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3.60665">
                <text:p>3.60665</text:p>
              </table:table-cell>
              <table:table-cell office:value-type="float" office:value="3.703584">
                <text:p>3.7035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3.606035">
                <text:p>3.606035</text:p>
              </table:table-cell>
              <table:table-cell office:value-type="float" office:value="3.710631">
                <text:p>3.7106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3.613224">
                <text:p>3.613224</text:p>
              </table:table-cell>
              <table:table-cell office:value-type="float" office:value="3.718738">
                <text:p>3.71873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3.621123">
                <text:p>3.621123</text:p>
              </table:table-cell>
              <table:table-cell office:value-type="float" office:value="3.726845">
                <text:p>3.72684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3.629812">
                <text:p>3.629812</text:p>
              </table:table-cell>
              <table:table-cell office:value-type="float" office:value="3.734953">
                <text:p>3.73495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3.63938">
                <text:p>3.63938</text:p>
              </table:table-cell>
              <table:table-cell office:value-type="float" office:value="3.74306">
                <text:p>3.7430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3.694227">
                <text:p>3.694227</text:p>
              </table:table-cell>
              <table:table-cell office:value-type="float" office:value="3.780038">
                <text:p>3.78003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3.847104">
                <text:p>3.847104</text:p>
              </table:table-cell>
              <table:table-cell office:value-type="float" office:value="3.840325">
                <text:p>3.8403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4.108766">
                <text:p>4.108766</text:p>
              </table:table-cell>
              <table:table-cell office:value-type="float" office:value="3.900612">
                <text:p>3.9006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4.471513">
                <text:p>4.471513</text:p>
              </table:table-cell>
              <table:table-cell office:value-type="float" office:value="3.960898">
                <text:p>3.9608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4.848516">
                <text:p>4.848516</text:p>
              </table:table-cell>
              <table:table-cell office:value-type="float" office:value="4.021185">
                <text:p>4.02118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5.028921">
                <text:p>5.028921</text:p>
              </table:table-cell>
              <table:table-cell office:value-type="float" office:value="4.078774">
                <text:p>4.07877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5.085834">
                <text:p>5.085834</text:p>
              </table:table-cell>
              <table:table-cell office:value-type="float" office:value="4.134184">
                <text:p>4.1341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5.125429">
                <text:p>5.125429</text:p>
              </table:table-cell>
              <table:table-cell office:value-type="float" office:value="4.189595">
                <text:p>4.18959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5.144111">
                <text:p>5.144111</text:p>
              </table:table-cell>
              <table:table-cell office:value-type="float" office:value="4.245005">
                <text:p>4.2450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5.137653">
                <text:p>5.137653</text:p>
              </table:table-cell>
              <table:table-cell office:value-type="float" office:value="4.300415">
                <text:p>4.3004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5.072857">
                <text:p>5.072857</text:p>
              </table:table-cell>
              <table:table-cell office:value-type="float" office:value="4.316511">
                <text:p>4.3165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4.939168">
                <text:p>4.939168</text:p>
              </table:table-cell>
              <table:table-cell office:value-type="float" office:value="4.300864">
                <text:p>4.30086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4.753371">
                <text:p>4.753371</text:p>
              </table:table-cell>
              <table:table-cell office:value-type="float" office:value="4.285218">
                <text:p>4.2852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4.525581">
                <text:p>4.525581</text:p>
              </table:table-cell>
              <table:table-cell office:value-type="float" office:value="4.269572">
                <text:p>4.2695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4.28172">
                <text:p>4.28172</text:p>
              </table:table-cell>
              <table:table-cell office:value-type="float" office:value="4.253926">
                <text:p>4.25392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4.145603">
                <text:p>4.145603</text:p>
              </table:table-cell>
              <table:table-cell office:value-type="float" office:value="4.201899">
                <text:p>4.20189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4.089615">
                <text:p>4.089615</text:p>
              </table:table-cell>
              <table:table-cell office:value-type="float" office:value="4.1205">
                <text:p>4.12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4.033066">
                <text:p>4.033066</text:p>
              </table:table-cell>
              <table:table-cell office:value-type="float" office:value="4.0391">
                <text:p>4.03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3.975929">
                <text:p>3.975929</text:p>
              </table:table-cell>
              <table:table-cell office:value-type="float" office:value="3.957701">
                <text:p>3.95770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3.918155">
                <text:p>3.918155</text:p>
              </table:table-cell>
              <table:table-cell office:value-type="float" office:value="3.876301">
                <text:p>3.87630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3.819553">
                <text:p>3.819553</text:p>
              </table:table-cell>
              <table:table-cell office:value-type="float" office:value="3.783432">
                <text:p>3.7834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3.671748">
                <text:p>3.671748</text:p>
              </table:table-cell>
              <table:table-cell office:value-type="float" office:value="3.681303">
                <text:p>3.68130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3.502425">
                <text:p>3.502425</text:p>
              </table:table-cell>
              <table:table-cell office:value-type="float" office:value="3.579174">
                <text:p>3.5791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3.31568">
                <text:p>3.31568</text:p>
              </table:table-cell>
              <table:table-cell office:value-type="float" office:value="3.477045">
                <text:p>3.47704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3.120823">
                <text:p>3.120823</text:p>
              </table:table-cell>
              <table:table-cell office:value-type="float" office:value="3.374916">
                <text:p>3.3749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2.877447">
                <text:p>2.877447</text:p>
              </table:table-cell>
              <table:table-cell office:value-type="float" office:value="3.269784">
                <text:p>3.26978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2.63606">
                <text:p>2.63606</text:p>
              </table:table-cell>
              <table:table-cell office:value-type="float" office:value="3.162228">
                <text:p>3.16222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2.449548">
                <text:p>2.449548</text:p>
              </table:table-cell>
              <table:table-cell office:value-type="float" office:value="3.054672">
                <text:p>3.05467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2.312442">
                <text:p>2.312442</text:p>
              </table:table-cell>
              <table:table-cell office:value-type="float" office:value="2.947116">
                <text:p>2.9471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2.215613">
                <text:p>2.215613</text:p>
              </table:table-cell>
              <table:table-cell office:value-type="float" office:value="2.83956">
                <text:p>2.839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2.168704">
                <text:p>2.168704</text:p>
              </table:table-cell>
              <table:table-cell office:value-type="float" office:value="2.75284">
                <text:p>2.752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2.146362">
                <text:p>2.146362</text:p>
              </table:table-cell>
              <table:table-cell office:value-type="float" office:value="2.682942">
                <text:p>2.68294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2.12743">
                <text:p>2.12743</text:p>
              </table:table-cell>
              <table:table-cell office:value-type="float" office:value="2.613045">
                <text:p>2.61304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2.111351">
                <text:p>2.111351</text:p>
              </table:table-cell>
              <table:table-cell office:value-type="float" office:value="2.543147">
                <text:p>2.5431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2.097656">
                <text:p>2.097656</text:p>
              </table:table-cell>
              <table:table-cell office:value-type="float" office:value="2.473249">
                <text:p>2.4732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2.093331">
                <text:p>2.093331</text:p>
              </table:table-cell>
              <table:table-cell office:value-type="float" office:value="2.423996">
                <text:p>2.4239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2.095236">
                <text:p>2.095236</text:p>
              </table:table-cell>
              <table:table-cell office:value-type="float" office:value="2.391411">
                <text:p>2.3914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2.09684">
                <text:p>2.09684</text:p>
              </table:table-cell>
              <table:table-cell office:value-type="float" office:value="2.358827">
                <text:p>2.35882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2.097933">
                <text:p>2.097933</text:p>
              </table:table-cell>
              <table:table-cell office:value-type="float" office:value="2.326242">
                <text:p>2.3262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2.09818">
                <text:p>2.09818</text:p>
              </table:table-cell>
              <table:table-cell office:value-type="float" office:value="2.293657">
                <text:p>2.2936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2.109358">
                <text:p>2.109358</text:p>
              </table:table-cell>
              <table:table-cell office:value-type="float" office:value="2.26443">
                <text:p>2.2644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2.135284">
                <text:p>2.135284</text:p>
              </table:table-cell>
              <table:table-cell office:value-type="float" office:value="2.237914">
                <text:p>2.2379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2.167314">
                <text:p>2.167314</text:p>
              </table:table-cell>
              <table:table-cell office:value-type="float" office:value="2.211397">
                <text:p>2.21139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2.20259">
                <text:p>2.20259</text:p>
              </table:table-cell>
              <table:table-cell office:value-type="float" office:value="2.184881">
                <text:p>2.18488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2.234581">
                <text:p>2.234581</text:p>
              </table:table-cell>
              <table:table-cell office:value-type="float" office:value="2.158364">
                <text:p>2.15836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2.208283">
                <text:p>2.208283</text:p>
              </table:table-cell>
              <table:table-cell office:value-type="float" office:value="2.120661">
                <text:p>2.12066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2.096337">
                <text:p>2.096337</text:p>
              </table:table-cell>
              <table:table-cell office:value-type="float" office:value="2.073927">
                <text:p>2.07392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1.950172">
                <text:p>1.950172</text:p>
              </table:table-cell>
              <table:table-cell office:value-type="float" office:value="2.027193">
                <text:p>2.02719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1.826852">
                <text:p>1.826852</text:p>
              </table:table-cell>
              <table:table-cell office:value-type="float" office:value="1.980458">
                <text:p>1.98045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1.766592">
                <text:p>1.766592</text:p>
              </table:table-cell>
              <table:table-cell office:value-type="float" office:value="1.933724">
                <text:p>1.9337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1.714966">
                <text:p>1.714966</text:p>
              </table:table-cell>
              <table:table-cell office:value-type="float" office:value="1.885721">
                <text:p>1.88572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1.636658">
                <text:p>1.636658</text:p>
              </table:table-cell>
              <table:table-cell office:value-type="float" office:value="1.836693">
                <text:p>1.8366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1.566706">
                <text:p>1.566706</text:p>
              </table:table-cell>
              <table:table-cell office:value-type="float" office:value="1.787664">
                <text:p>1.78766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1.508092">
                <text:p>1.508092</text:p>
              </table:table-cell>
              <table:table-cell office:value-type="float" office:value="1.738636">
                <text:p>1.73863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1.462759">
                <text:p>1.462759</text:p>
              </table:table-cell>
              <table:table-cell office:value-type="float" office:value="1.689608">
                <text:p>1.6896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1.419294">
                <text:p>1.419294</text:p>
              </table:table-cell>
              <table:table-cell office:value-type="float" office:value="1.645288">
                <text:p>1.64528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1.406309">
                <text:p>1.406309</text:p>
              </table:table-cell>
              <table:table-cell office:value-type="float" office:value="1.604768">
                <text:p>1.60476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1.4329">
                <text:p>1.4329</text:p>
              </table:table-cell>
              <table:table-cell office:value-type="float" office:value="1.564249">
                <text:p>1.56424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1.486718">
                <text:p>1.486718</text:p>
              </table:table-cell>
              <table:table-cell office:value-type="float" office:value="1.523729">
                <text:p>1.5237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1.555337">
                <text:p>1.555337</text:p>
              </table:table-cell>
              <table:table-cell office:value-type="float" office:value="1.483209">
                <text:p>1.48320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1.575342">
                <text:p>1.575342</text:p>
              </table:table-cell>
              <table:table-cell office:value-type="float" office:value="1.446059">
                <text:p>1.44605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1.553267">
                <text:p>1.553267</text:p>
              </table:table-cell>
              <table:table-cell office:value-type="float" office:value="1.41163">
                <text:p>1.4116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1.531685">
                <text:p>1.531685</text:p>
              </table:table-cell>
              <table:table-cell office:value-type="float" office:value="1.377201">
                <text:p>1.37720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1.510397">
                <text:p>1.510397</text:p>
              </table:table-cell>
              <table:table-cell office:value-type="float" office:value="1.342771">
                <text:p>1.3427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1.489239">
                <text:p>1.489239</text:p>
              </table:table-cell>
              <table:table-cell office:value-type="float" office:value="1.308342">
                <text:p>1.30834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1.433706">
                <text:p>1.433706</text:p>
              </table:table-cell>
              <table:table-cell office:value-type="float" office:value="1.278845">
                <text:p>1.27884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1.350802">
                <text:p>1.350802</text:p>
              </table:table-cell>
              <table:table-cell office:value-type="float" office:value="1.25333">
                <text:p>1.253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1.271313">
                <text:p>1.271313</text:p>
              </table:table-cell>
              <table:table-cell office:value-type="float" office:value="1.227815">
                <text:p>1.2278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1.198227">
                <text:p>1.198227</text:p>
              </table:table-cell>
              <table:table-cell office:value-type="float" office:value="1.2023">
                <text:p>1.202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1.133581">
                <text:p>1.133581</text:p>
              </table:table-cell>
              <table:table-cell office:value-type="float" office:value="1.176785">
                <text:p>1.1767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1.08491">
                <text:p>1.08491</text:p>
              </table:table-cell>
              <table:table-cell office:value-type="float" office:value="1.155747">
                <text:p>1.15574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1.048108">
                <text:p>1.048108</text:p>
              </table:table-cell>
              <table:table-cell office:value-type="float" office:value="1.138321">
                <text:p>1.1383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1.016729">
                <text:p>1.016729</text:p>
              </table:table-cell>
              <table:table-cell office:value-type="float" office:value="1.120896">
                <text:p>1.1208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0.9903282">
                <text:p>0.9903282</text:p>
              </table:table-cell>
              <table:table-cell office:value-type="float" office:value="1.103471">
                <text:p>1.1034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0.9683676">
                <text:p>0.9683676</text:p>
              </table:table-cell>
              <table:table-cell office:value-type="float" office:value="1.086046">
                <text:p>1.08604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0.974003">
                <text:p>0.974003</text:p>
              </table:table-cell>
              <table:table-cell office:value-type="float" office:value="1.085768">
                <text:p>1.0857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1.004295">
                <text:p>1.004295</text:p>
              </table:table-cell>
              <table:table-cell office:value-type="float" office:value="1.099335">
                <text:p>1.0993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1.04147">
                <text:p>1.04147</text:p>
              </table:table-cell>
              <table:table-cell office:value-type="float" office:value="1.112902">
                <text:p>1.1129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1.086402">
                <text:p>1.086402</text:p>
              </table:table-cell>
              <table:table-cell office:value-type="float" office:value="1.126469">
                <text:p>1.1264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1.139687">
                <text:p>1.139687</text:p>
              </table:table-cell>
              <table:table-cell office:value-type="float" office:value="1.140036">
                <text:p>1.1400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1.154664">
                <text:p>1.154664</text:p>
              </table:table-cell>
              <table:table-cell office:value-type="float" office:value="1.152323">
                <text:p>1.15232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1.134553">
                <text:p>1.134553</text:p>
              </table:table-cell>
              <table:table-cell office:value-type="float" office:value="1.163577">
                <text:p>1.16357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1.1155">
                <text:p>1.1155</text:p>
              </table:table-cell>
              <table:table-cell office:value-type="float" office:value="1.174831">
                <text:p>1.17483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1.097506">
                <text:p>1.097506</text:p>
              </table:table-cell>
              <table:table-cell office:value-type="float" office:value="1.186084">
                <text:p>1.18608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1.08056">
                <text:p>1.08056</text:p>
              </table:table-cell>
              <table:table-cell office:value-type="float" office:value="1.197338">
                <text:p>1.19733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1.087601">
                <text:p>1.087601</text:p>
              </table:table-cell>
              <table:table-cell office:value-type="float" office:value="1.203996">
                <text:p>1.20399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1.114975">
                <text:p>1.114975</text:p>
              </table:table-cell>
              <table:table-cell office:value-type="float" office:value="1.206944">
                <text:p>1.20694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1.14446">
                <text:p>1.14446</text:p>
              </table:table-cell>
              <table:table-cell office:value-type="float" office:value="1.209891">
                <text:p>1.2098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1.1761">
                <text:p>1.1761</text:p>
              </table:table-cell>
              <table:table-cell office:value-type="float" office:value="1.212839">
                <text:p>1.21283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1.209866">
                <text:p>1.209866</text:p>
              </table:table-cell>
              <table:table-cell office:value-type="float" office:value="1.215786">
                <text:p>1.21578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1.223762">
                <text:p>1.223762</text:p>
              </table:table-cell>
              <table:table-cell office:value-type="float" office:value="1.216834">
                <text:p>1.2168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1.2206">
                <text:p>1.2206</text:p>
              </table:table-cell>
              <table:table-cell office:value-type="float" office:value="1.216347">
                <text:p>1.21634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1.217635">
                <text:p>1.217635</text:p>
              </table:table-cell>
              <table:table-cell office:value-type="float" office:value="1.21586">
                <text:p>1.2158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1.214851">
                <text:p>1.214851</text:p>
              </table:table-cell>
              <table:table-cell office:value-type="float" office:value="1.215373">
                <text:p>1.21537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1.212216">
                <text:p>1.212216</text:p>
              </table:table-cell>
              <table:table-cell office:value-type="float" office:value="1.214886">
                <text:p>1.2148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1.339544">
                <text:p>1.339544</text:p>
              </table:table-cell>
              <table:table-cell office:value-type="float" office:value="1.233261">
                <text:p>1.23326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1.595481">
                <text:p>1.595481</text:p>
              </table:table-cell>
              <table:table-cell office:value-type="float" office:value="1.266865">
                <text:p>1.26686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1.803215">
                <text:p>1.803215</text:p>
              </table:table-cell>
              <table:table-cell office:value-type="float" office:value="1.300469">
                <text:p>1.30046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1.924853">
                <text:p>1.924853</text:p>
              </table:table-cell>
              <table:table-cell office:value-type="float" office:value="1.334073">
                <text:p>1.33407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1.98248">
                <text:p>1.98248</text:p>
              </table:table-cell>
              <table:table-cell office:value-type="float" office:value="1.367677">
                <text:p>1.36767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1.99272">
                <text:p>1.99272</text:p>
              </table:table-cell>
              <table:table-cell office:value-type="float" office:value="1.392994">
                <text:p>1.3929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1.98607">
                <text:p>1.98607</text:p>
              </table:table-cell>
              <table:table-cell office:value-type="float" office:value="1.41162">
                <text:p>1.411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1.978311">
                <text:p>1.978311</text:p>
              </table:table-cell>
              <table:table-cell office:value-type="float" office:value="1.430247">
                <text:p>1.4302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1.969256">
                <text:p>1.969256</text:p>
              </table:table-cell>
              <table:table-cell office:value-type="float" office:value="1.448873">
                <text:p>1.4488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1.958694">
                <text:p>1.958694</text:p>
              </table:table-cell>
              <table:table-cell office:value-type="float" office:value="1.4675">
                <text:p>1.46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1.95281">
                <text:p>1.95281</text:p>
              </table:table-cell>
              <table:table-cell office:value-type="float" office:value="1.481843">
                <text:p>1.4818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1.952086">
                <text:p>1.952086</text:p>
              </table:table-cell>
              <table:table-cell office:value-type="float" office:value="1.492728">
                <text:p>1.4927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1.952085">
                <text:p>1.952085</text:p>
              </table:table-cell>
              <table:table-cell office:value-type="float" office:value="1.503614">
                <text:p>1.5036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1.953128">
                <text:p>1.953128</text:p>
              </table:table-cell>
              <table:table-cell office:value-type="float" office:value="1.514499">
                <text:p>1.51449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1.95564">
                <text:p>1.95564</text:p>
              </table:table-cell>
              <table:table-cell office:value-type="float" office:value="1.525384">
                <text:p>1.52538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1.959637">
                <text:p>1.959637</text:p>
              </table:table-cell>
              <table:table-cell office:value-type="float" office:value="1.536789">
                <text:p>1.53678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1.963545">
                <text:p>1.963545</text:p>
              </table:table-cell>
              <table:table-cell office:value-type="float" office:value="1.548614">
                <text:p>1.54861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1.967233">
                <text:p>1.967233</text:p>
              </table:table-cell>
              <table:table-cell office:value-type="float" office:value="1.560438">
                <text:p>1.56043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1.970706">
                <text:p>1.970706</text:p>
              </table:table-cell>
              <table:table-cell office:value-type="float" office:value="1.572262">
                <text:p>1.57226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1.973971">
                <text:p>1.973971</text:p>
              </table:table-cell>
              <table:table-cell office:value-type="float" office:value="1.584087">
                <text:p>1.58408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1.987013">
                <text:p>1.987013</text:p>
              </table:table-cell>
              <table:table-cell office:value-type="float" office:value="1.593497">
                <text:p>1.5934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2.003872">
                <text:p>2.003872</text:p>
              </table:table-cell>
              <table:table-cell office:value-type="float" office:value="1.600958">
                <text:p>1.60095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2.016438">
                <text:p>2.016438</text:p>
              </table:table-cell>
              <table:table-cell office:value-type="float" office:value="1.608419">
                <text:p>1.6084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2.025781">
                <text:p>2.025781</text:p>
              </table:table-cell>
              <table:table-cell office:value-type="float" office:value="1.61588">
                <text:p>1.6158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2.032735">
                <text:p>2.032735</text:p>
              </table:table-cell>
              <table:table-cell office:value-type="float" office:value="1.623342">
                <text:p>1.62334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2.036571">
                <text:p>2.036571</text:p>
              </table:table-cell>
              <table:table-cell office:value-type="float" office:value="1.635161">
                <text:p>1.63516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2.039086">
                <text:p>2.039086</text:p>
              </table:table-cell>
              <table:table-cell office:value-type="float" office:value="1.650498">
                <text:p>1.65049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2.041756">
                <text:p>2.041756</text:p>
              </table:table-cell>
              <table:table-cell office:value-type="float" office:value="1.665835">
                <text:p>1.66583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2.044593">
                <text:p>2.044593</text:p>
              </table:table-cell>
              <table:table-cell office:value-type="float" office:value="1.681173">
                <text:p>1.68117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2.04761">
                <text:p>2.04761</text:p>
              </table:table-cell>
              <table:table-cell office:value-type="float" office:value="1.69651">
                <text:p>1.6965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2.052301">
                <text:p>2.052301</text:p>
              </table:table-cell>
              <table:table-cell office:value-type="float" office:value="1.716967">
                <text:p>1.7169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2.057785">
                <text:p>2.057785</text:p>
              </table:table-cell>
              <table:table-cell office:value-type="float" office:value="1.741559">
                <text:p>1.74155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2.062846">
                <text:p>2.062846</text:p>
              </table:table-cell>
              <table:table-cell office:value-type="float" office:value="1.76615">
                <text:p>1.766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2.067629">
                <text:p>2.067629</text:p>
              </table:table-cell>
              <table:table-cell office:value-type="float" office:value="1.790741">
                <text:p>1.7907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2.072248">
                <text:p>2.072248</text:p>
              </table:table-cell>
              <table:table-cell office:value-type="float" office:value="1.815333">
                <text:p>1.81533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2.081629">
                <text:p>2.081629</text:p>
              </table:table-cell>
              <table:table-cell office:value-type="float" office:value="1.834871">
                <text:p>1.83487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2.097">
                <text:p>2.097</text:p>
              </table:table-cell>
              <table:table-cell office:value-type="float" office:value="1.85033">
                <text:p>1.8503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2.115534">
                <text:p>2.115534</text:p>
              </table:table-cell>
              <table:table-cell office:value-type="float" office:value="1.865789">
                <text:p>1.86578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2.13784">
                <text:p>2.13784</text:p>
              </table:table-cell>
              <table:table-cell office:value-type="float" office:value="1.881248">
                <text:p>1.88124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2.164568">
                <text:p>2.164568</text:p>
              </table:table-cell>
              <table:table-cell office:value-type="float" office:value="1.896707">
                <text:p>1.89670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2.184626">
                <text:p>2.184626</text:p>
              </table:table-cell>
              <table:table-cell office:value-type="float" office:value="1.917886">
                <text:p>1.9178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2.196417">
                <text:p>2.196417</text:p>
              </table:table-cell>
              <table:table-cell office:value-type="float" office:value="1.943683">
                <text:p>1.9436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2.208665">
                <text:p>2.208665</text:p>
              </table:table-cell>
              <table:table-cell office:value-type="float" office:value="1.96948">
                <text:p>1.969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2.221584">
                <text:p>2.221584</text:p>
              </table:table-cell>
              <table:table-cell office:value-type="float" office:value="1.995277">
                <text:p>1.9952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2.235266">
                <text:p>2.235266</text:p>
              </table:table-cell>
              <table:table-cell office:value-type="float" office:value="2.021075">
                <text:p>2.0210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2.232795">
                <text:p>2.232795</text:p>
              </table:table-cell>
              <table:table-cell office:value-type="float" office:value="2.05939">
                <text:p>2.059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2.217279">
                <text:p>2.217279</text:p>
              </table:table-cell>
              <table:table-cell office:value-type="float" office:value="2.107812">
                <text:p>2.1078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2.202579">
                <text:p>2.202579</text:p>
              </table:table-cell>
              <table:table-cell office:value-type="float" office:value="2.156235">
                <text:p>2.1562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2.188817">
                <text:p>2.188817</text:p>
              </table:table-cell>
              <table:table-cell office:value-type="float" office:value="2.204657">
                <text:p>2.20465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2.176056">
                <text:p>2.176056</text:p>
              </table:table-cell>
              <table:table-cell office:value-type="float" office:value="2.253079">
                <text:p>2.25307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2.166358">
                <text:p>2.166358</text:p>
              </table:table-cell>
              <table:table-cell office:value-type="float" office:value="2.271788">
                <text:p>2.2717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2.158751">
                <text:p>2.158751</text:p>
              </table:table-cell>
              <table:table-cell office:value-type="float" office:value="2.266508">
                <text:p>2.2665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2.151349">
                <text:p>2.151349</text:p>
              </table:table-cell>
              <table:table-cell office:value-type="float" office:value="2.261227">
                <text:p>2.26122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2.144014">
                <text:p>2.144014</text:p>
              </table:table-cell>
              <table:table-cell office:value-type="float" office:value="2.255947">
                <text:p>2.25594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2.136527">
                <text:p>2.136527</text:p>
              </table:table-cell>
              <table:table-cell office:value-type="float" office:value="2.250666">
                <text:p>2.2506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2.144127">
                <text:p>2.144127</text:p>
              </table:table-cell>
              <table:table-cell office:value-type="float" office:value="2.244685">
                <text:p>2.24468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2.166672">
                <text:p>2.166672</text:p>
              </table:table-cell>
              <table:table-cell office:value-type="float" office:value="2.238137">
                <text:p>2.23813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2.192777">
                <text:p>2.192777</text:p>
              </table:table-cell>
              <table:table-cell office:value-type="float" office:value="2.23159">
                <text:p>2.2315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2.222828">
                <text:p>2.222828</text:p>
              </table:table-cell>
              <table:table-cell office:value-type="float" office:value="2.225042">
                <text:p>2.22504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2.257181">
                <text:p>2.257181</text:p>
              </table:table-cell>
              <table:table-cell office:value-type="float" office:value="2.218495">
                <text:p>2.21849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2.225416">
                <text:p>2.225416</text:p>
              </table:table-cell>
              <table:table-cell office:value-type="float" office:value="2.196376">
                <text:p>2.1963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2.156497">
                <text:p>2.156497</text:p>
              </table:table-cell>
              <table:table-cell office:value-type="float" office:value="2.161686">
                <text:p>2.1616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2.107188">
                <text:p>2.107188</text:p>
              </table:table-cell>
              <table:table-cell office:value-type="float" office:value="2.126996">
                <text:p>2.1269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2.071968">
                <text:p>2.071968</text:p>
              </table:table-cell>
              <table:table-cell office:value-type="float" office:value="2.092305">
                <text:p>2.0923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2.046104">
                <text:p>2.046104</text:p>
              </table:table-cell>
              <table:table-cell office:value-type="float" office:value="2.057615">
                <text:p>2.0576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2.03688">
                <text:p>2.03688</text:p>
              </table:table-cell>
              <table:table-cell office:value-type="float" office:value="2.019572">
                <text:p>2.01957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2.037496">
                <text:p>2.037496</text:p>
              </table:table-cell>
              <table:table-cell office:value-type="float" office:value="1.978821">
                <text:p>1.97882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2.038168">
                <text:p>2.038168</text:p>
              </table:table-cell>
              <table:table-cell office:value-type="float" office:value="1.93807">
                <text:p>1.9380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2.038916">
                <text:p>2.038916</text:p>
              </table:table-cell>
              <table:table-cell office:value-type="float" office:value="1.89732">
                <text:p>1.8973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2.039762">
                <text:p>2.039762</text:p>
              </table:table-cell>
              <table:table-cell office:value-type="float" office:value="1.856569">
                <text:p>1.85656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2.034244">
                <text:p>2.034244</text:p>
              </table:table-cell>
              <table:table-cell office:value-type="float" office:value="1.818801">
                <text:p>1.81880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2.021968">
                <text:p>2.021968</text:p>
              </table:table-cell>
              <table:table-cell office:value-type="float" office:value="1.78344">
                <text:p>1.7834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2.001911">
                <text:p>2.001911</text:p>
              </table:table-cell>
              <table:table-cell office:value-type="float" office:value="1.748079">
                <text:p>1.74807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1.965923">
                <text:p>1.965923</text:p>
              </table:table-cell>
              <table:table-cell office:value-type="float" office:value="1.712718">
                <text:p>1.71271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1.902958">
                <text:p>1.902958</text:p>
              </table:table-cell>
              <table:table-cell office:value-type="float" office:value="1.677357">
                <text:p>1.67735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1.876574">
                <text:p>1.876574</text:p>
              </table:table-cell>
              <table:table-cell office:value-type="float" office:value="1.64783">
                <text:p>1.6478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1.89923">
                <text:p>1.89923</text:p>
              </table:table-cell>
              <table:table-cell office:value-type="float" office:value="1.623014">
                <text:p>1.6230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1.91905">
                <text:p>1.91905</text:p>
              </table:table-cell>
              <table:table-cell office:value-type="float" office:value="1.598198">
                <text:p>1.59819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1.936275">
                <text:p>1.936275</text:p>
              </table:table-cell>
              <table:table-cell office:value-type="float" office:value="1.573382">
                <text:p>1.57338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1.951154">
                <text:p>1.951154</text:p>
              </table:table-cell>
              <table:table-cell office:value-type="float" office:value="1.548566">
                <text:p>1.54856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1.950463">
                <text:p>1.950463</text:p>
              </table:table-cell>
              <table:table-cell office:value-type="float" office:value="1.539789">
                <text:p>1.53978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1.93691">
                <text:p>1.93691</text:p>
              </table:table-cell>
              <table:table-cell office:value-type="float" office:value="1.54396">
                <text:p>1.5439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1.921174">
                <text:p>1.921174</text:p>
              </table:table-cell>
              <table:table-cell office:value-type="float" office:value="1.548131">
                <text:p>1.54813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1.903037">
                <text:p>1.903037</text:p>
              </table:table-cell>
              <table:table-cell office:value-type="float" office:value="1.552302">
                <text:p>1.55230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1.882302">
                <text:p>1.882302</text:p>
              </table:table-cell>
              <table:table-cell office:value-type="float" office:value="1.556473">
                <text:p>1.55647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1.887917">
                <text:p>1.887917</text:p>
              </table:table-cell>
              <table:table-cell office:value-type="float" office:value="1.576752">
                <text:p>1.57675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1.915619">
                <text:p>1.915619</text:p>
              </table:table-cell>
              <table:table-cell office:value-type="float" office:value="1.610035">
                <text:p>1.6100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1.942567">
                <text:p>1.942567</text:p>
              </table:table-cell>
              <table:table-cell office:value-type="float" office:value="1.643318">
                <text:p>1.64331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1.969073">
                <text:p>1.969073</text:p>
              </table:table-cell>
              <table:table-cell office:value-type="float" office:value="1.6766">
                <text:p>1.676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1.995487">
                <text:p>1.995487</text:p>
              </table:table-cell>
              <table:table-cell office:value-type="float" office:value="1.709883">
                <text:p>1.70988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2.002437">
                <text:p>2.002437</text:p>
              </table:table-cell>
              <table:table-cell office:value-type="float" office:value="1.728658">
                <text:p>1.72865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1.992611">
                <text:p>1.992611</text:p>
              </table:table-cell>
              <table:table-cell office:value-type="float" office:value="1.735719">
                <text:p>1.7357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1.981478">
                <text:p>1.981478</text:p>
              </table:table-cell>
              <table:table-cell office:value-type="float" office:value="1.74278">
                <text:p>1.7427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1.968934">
                <text:p>1.968934</text:p>
              </table:table-cell>
              <table:table-cell office:value-type="float" office:value="1.749841">
                <text:p>1.74984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1.954878">
                <text:p>1.954878</text:p>
              </table:table-cell>
              <table:table-cell office:value-type="float" office:value="1.756902">
                <text:p>1.7569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1.950894">
                <text:p>1.950894</text:p>
              </table:table-cell>
              <table:table-cell office:value-type="float" office:value="1.755035">
                <text:p>1.7550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1.958602">
                <text:p>1.958602</text:p>
              </table:table-cell>
              <table:table-cell office:value-type="float" office:value="1.745959">
                <text:p>1.74595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1.970327">
                <text:p>1.970327</text:p>
              </table:table-cell>
              <table:table-cell office:value-type="float" office:value="1.736883">
                <text:p>1.7368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1.9868">
                <text:p>1.9868</text:p>
              </table:table-cell>
              <table:table-cell office:value-type="float" office:value="1.727807">
                <text:p>1.7278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2.008689">
                <text:p>2.008689</text:p>
              </table:table-cell>
              <table:table-cell office:value-type="float" office:value="1.718732">
                <text:p>1.7187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2.100377">
                <text:p>2.100377</text:p>
              </table:table-cell>
              <table:table-cell office:value-type="float" office:value="1.722308">
                <text:p>1.7223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2.178733">
                <text:p>2.178733</text:p>
              </table:table-cell>
              <table:table-cell office:value-type="float" office:value="1.736099">
                <text:p>1.73609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2.200742">
                <text:p>2.200742</text:p>
              </table:table-cell>
              <table:table-cell office:value-type="float" office:value="1.74989">
                <text:p>1.7498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2.196442">
                <text:p>2.196442</text:p>
              </table:table-cell>
              <table:table-cell office:value-type="float" office:value="1.763681">
                <text:p>1.76368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2.182046">
                <text:p>2.182046</text:p>
              </table:table-cell>
              <table:table-cell office:value-type="float" office:value="1.777473">
                <text:p>1.77747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2.151362">
                <text:p>2.151362</text:p>
              </table:table-cell>
              <table:table-cell office:value-type="float" office:value="1.796687">
                <text:p>1.79668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2.117314">
                <text:p>2.117314</text:p>
              </table:table-cell>
              <table:table-cell office:value-type="float" office:value="1.820279">
                <text:p>1.8202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2.091609">
                <text:p>2.091609</text:p>
              </table:table-cell>
              <table:table-cell office:value-type="float" office:value="1.843872">
                <text:p>1.84387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2.072522">
                <text:p>2.072522</text:p>
              </table:table-cell>
              <table:table-cell office:value-type="float" office:value="1.867464">
                <text:p>1.86746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2.058506">
                <text:p>2.058506</text:p>
              </table:table-cell>
              <table:table-cell office:value-type="float" office:value="1.891056">
                <text:p>1.89105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2.057223">
                <text:p>2.057223</text:p>
              </table:table-cell>
              <table:table-cell office:value-type="float" office:value="1.930094">
                <text:p>1.93009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2.06492">
                <text:p>2.06492</text:p>
              </table:table-cell>
              <table:table-cell office:value-type="float" office:value="1.981601">
                <text:p>1.98160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2.074189">
                <text:p>2.074189</text:p>
              </table:table-cell>
              <table:table-cell office:value-type="float" office:value="2.033108">
                <text:p>2.0331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2.085331">
                <text:p>2.085331</text:p>
              </table:table-cell>
              <table:table-cell office:value-type="float" office:value="2.084615">
                <text:p>2.0846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2.098695">
                <text:p>2.098695</text:p>
              </table:table-cell>
              <table:table-cell office:value-type="float" office:value="2.136122">
                <text:p>2.13612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2.109011">
                <text:p>2.109011</text:p>
              </table:table-cell>
              <table:table-cell office:value-type="float" office:value="2.172225">
                <text:p>2.1722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2.115804">
                <text:p>2.115804</text:p>
              </table:table-cell>
              <table:table-cell office:value-type="float" office:value="2.195892">
                <text:p>2.1958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2.123129">
                <text:p>2.123129</text:p>
              </table:table-cell>
              <table:table-cell office:value-type="float" office:value="2.219559">
                <text:p>2.21955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2.130969">
                <text:p>2.130969</text:p>
              </table:table-cell>
              <table:table-cell office:value-type="float" office:value="2.243226">
                <text:p>2.24322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2.139294">
                <text:p>2.139294</text:p>
              </table:table-cell>
              <table:table-cell office:value-type="float" office:value="2.266893">
                <text:p>2.26689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2.152634">
                <text:p>2.152634</text:p>
              </table:table-cell>
              <table:table-cell office:value-type="float" office:value="2.274864">
                <text:p>2.27486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2.171481">
                <text:p>2.171481</text:p>
              </table:table-cell>
              <table:table-cell office:value-type="float" office:value="2.270161">
                <text:p>2.2701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2.192714">
                <text:p>2.192714</text:p>
              </table:table-cell>
              <table:table-cell office:value-type="float" office:value="2.265459">
                <text:p>2.26545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2.216538">
                <text:p>2.216538</text:p>
              </table:table-cell>
              <table:table-cell office:value-type="float" office:value="2.260757">
                <text:p>2.26075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2.243148">
                <text:p>2.243148</text:p>
              </table:table-cell>
              <table:table-cell office:value-type="float" office:value="2.256054">
                <text:p>2.25605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2.246949">
                <text:p>2.246949</text:p>
              </table:table-cell>
              <table:table-cell office:value-type="float" office:value="2.24886">
                <text:p>2.2488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2.23141">
                <text:p>2.23141</text:p>
              </table:table-cell>
              <table:table-cell office:value-type="float" office:value="2.239652">
                <text:p>2.2396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2.216887">
                <text:p>2.216887</text:p>
              </table:table-cell>
              <table:table-cell office:value-type="float" office:value="2.230445">
                <text:p>2.2304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2.203387">
                <text:p>2.203387</text:p>
              </table:table-cell>
              <table:table-cell office:value-type="float" office:value="2.221238">
                <text:p>2.22123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2.190934">
                <text:p>2.190934</text:p>
              </table:table-cell>
              <table:table-cell office:value-type="float" office:value="2.21203">
                <text:p>2.2120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2.160044">
                <text:p>2.160044</text:p>
              </table:table-cell>
              <table:table-cell office:value-type="float" office:value="2.196147">
                <text:p>2.19614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2.12368">
                <text:p>2.12368</text:p>
              </table:table-cell>
              <table:table-cell office:value-type="float" office:value="2.174873">
                <text:p>2.17487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2.098168">
                <text:p>2.098168</text:p>
              </table:table-cell>
              <table:table-cell office:value-type="float" office:value="2.1536">
                <text:p>2.153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2.081481">
                <text:p>2.081481</text:p>
              </table:table-cell>
              <table:table-cell office:value-type="float" office:value="2.132326">
                <text:p>2.13232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2.072192">
                <text:p>2.072192</text:p>
              </table:table-cell>
              <table:table-cell office:value-type="float" office:value="2.111052">
                <text:p>2.1110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2.063687">
                <text:p>2.063687</text:p>
              </table:table-cell>
              <table:table-cell office:value-type="float" office:value="2.082476">
                <text:p>2.0824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2.054339">
                <text:p>2.054339</text:p>
              </table:table-cell>
              <table:table-cell office:value-type="float" office:value="2.048005">
                <text:p>2.04800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2.047057">
                <text:p>2.047057</text:p>
              </table:table-cell>
              <table:table-cell office:value-type="float" office:value="2.013534">
                <text:p>2.01353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2.040799">
                <text:p>2.040799</text:p>
              </table:table-cell>
              <table:table-cell office:value-type="float" office:value="1.979063">
                <text:p>1.97906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2.034648">
                <text:p>2.034648</text:p>
              </table:table-cell>
              <table:table-cell office:value-type="float" office:value="1.944592">
                <text:p>1.94459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2.028964">
                <text:p>2.028964</text:p>
              </table:table-cell>
              <table:table-cell office:value-type="float" office:value="1.907959">
                <text:p>1.90795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2.021516">
                <text:p>2.021516</text:p>
              </table:table-cell>
              <table:table-cell office:value-type="float" office:value="1.869581">
                <text:p>1.86958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2.008985">
                <text:p>2.008985</text:p>
              </table:table-cell>
              <table:table-cell office:value-type="float" office:value="1.831202">
                <text:p>1.83120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1.988407">
                <text:p>1.988407</text:p>
              </table:table-cell>
              <table:table-cell office:value-type="float" office:value="1.792824">
                <text:p>1.79282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1.955708">
                <text:p>1.955708</text:p>
              </table:table-cell>
              <table:table-cell office:value-type="float" office:value="1.754445">
                <text:p>1.75444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1.935088">
                <text:p>1.935088</text:p>
              </table:table-cell>
              <table:table-cell office:value-type="float" office:value="1.722974">
                <text:p>1.72297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1.933684">
                <text:p>1.933684</text:p>
              </table:table-cell>
              <table:table-cell office:value-type="float" office:value="1.697079">
                <text:p>1.69707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1.93227">
                <text:p>1.93227</text:p>
              </table:table-cell>
              <table:table-cell office:value-type="float" office:value="1.671183">
                <text:p>1.67118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1.930854">
                <text:p>1.930854</text:p>
              </table:table-cell>
              <table:table-cell office:value-type="float" office:value="1.645288">
                <text:p>1.64528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1.929457">
                <text:p>1.929457</text:p>
              </table:table-cell>
              <table:table-cell office:value-type="float" office:value="1.619393">
                <text:p>1.61939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1.922757">
                <text:p>1.922757</text:p>
              </table:table-cell>
              <table:table-cell office:value-type="float" office:value="1.602118">
                <text:p>1.6021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1.910837">
                <text:p>1.910837</text:p>
              </table:table-cell>
              <table:table-cell office:value-type="float" office:value="1.591802">
                <text:p>1.5918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1.897714">
                <text:p>1.897714</text:p>
              </table:table-cell>
              <table:table-cell office:value-type="float" office:value="1.581487">
                <text:p>1.58148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1.883389">
                <text:p>1.883389</text:p>
              </table:table-cell>
              <table:table-cell office:value-type="float" office:value="1.571171">
                <text:p>1.57117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1.867909">
                <text:p>1.867909</text:p>
              </table:table-cell>
              <table:table-cell office:value-type="float" office:value="1.560856">
                <text:p>1.56085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1.827557">
                <text:p>1.827557</text:p>
              </table:table-cell>
              <table:table-cell office:value-type="float" office:value="1.543822">
                <text:p>1.54382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1.757977">
                <text:p>1.757977</text:p>
              </table:table-cell>
              <table:table-cell office:value-type="float" office:value="1.521363">
                <text:p>1.52136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1.67695">
                <text:p>1.67695</text:p>
              </table:table-cell>
              <table:table-cell office:value-type="float" office:value="1.498904">
                <text:p>1.4989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1.587566">
                <text:p>1.587566</text:p>
              </table:table-cell>
              <table:table-cell office:value-type="float" office:value="1.476445">
                <text:p>1.47644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1.494662">
                <text:p>1.494662</text:p>
              </table:table-cell>
              <table:table-cell office:value-type="float" office:value="1.453986">
                <text:p>1.45398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1.39987">
                <text:p>1.39987</text:p>
              </table:table-cell>
              <table:table-cell office:value-type="float" office:value="1.42604">
                <text:p>1.4260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1.308808">
                <text:p>1.308808</text:p>
              </table:table-cell>
              <table:table-cell office:value-type="float" office:value="1.393663">
                <text:p>1.39366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1.227961">
                <text:p>1.227961</text:p>
              </table:table-cell>
              <table:table-cell office:value-type="float" office:value="1.361286">
                <text:p>1.36128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1.159">
                <text:p>1.159</text:p>
              </table:table-cell>
              <table:table-cell office:value-type="float" office:value="1.328908">
                <text:p>1.3289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1.102134">
                <text:p>1.102134</text:p>
              </table:table-cell>
              <table:table-cell office:value-type="float" office:value="1.296531">
                <text:p>1.29653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1.067236">
                <text:p>1.067236</text:p>
              </table:table-cell>
              <table:table-cell office:value-type="float" office:value="1.262834">
                <text:p>1.26283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1.045198">
                <text:p>1.045198</text:p>
              </table:table-cell>
              <table:table-cell office:value-type="float" office:value="1.22807">
                <text:p>1.228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1.025251">
                <text:p>1.025251</text:p>
              </table:table-cell>
              <table:table-cell office:value-type="float" office:value="1.193307">
                <text:p>1.1933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1.007117">
                <text:p>1.007117</text:p>
              </table:table-cell>
              <table:table-cell office:value-type="float" office:value="1.158544">
                <text:p>1.15854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0.9905438">
                <text:p>0.9905438</text:p>
              </table:table-cell>
              <table:table-cell office:value-type="float" office:value="1.12378">
                <text:p>1.1237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0.9898409">
                <text:p>0.9898409</text:p>
              </table:table-cell>
              <table:table-cell office:value-type="float" office:value="1.097095">
                <text:p>1.09709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1.005335">
                <text:p>1.005335</text:p>
              </table:table-cell>
              <table:table-cell office:value-type="float" office:value="1.076933">
                <text:p>1.07693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1.0261">
                <text:p>1.0261</text:p>
              </table:table-cell>
              <table:table-cell office:value-type="float" office:value="1.056771">
                <text:p>1.05677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1.052067">
                <text:p>1.052067</text:p>
              </table:table-cell>
              <table:table-cell office:value-type="float" office:value="1.036609">
                <text:p>1.03660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1.083184">
                <text:p>1.083184</text:p>
              </table:table-cell>
              <table:table-cell office:value-type="float" office:value="1.016447">
                <text:p>1.0164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1.071178">
                <text:p>1.071178</text:p>
              </table:table-cell>
              <table:table-cell office:value-type="float" office:value="0.9986068">
                <text:p>0.998606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1.027806">
                <text:p>1.027806</text:p>
              </table:table-cell>
              <table:table-cell office:value-type="float" office:value="0.9826421">
                <text:p>0.982642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0.9921684">
                <text:p>0.9921684</text:p>
              </table:table-cell>
              <table:table-cell office:value-type="float" office:value="0.9666774">
                <text:p>0.966677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0.9633977">
                <text:p>0.9633977</text:p>
              </table:table-cell>
              <table:table-cell office:value-type="float" office:value="0.9507127">
                <text:p>0.950712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0.9404693">
                <text:p>0.9404693</text:p>
              </table:table-cell>
              <table:table-cell office:value-type="float" office:value="0.934748">
                <text:p>0.93474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0.9328249">
                <text:p>0.9328249</text:p>
              </table:table-cell>
              <table:table-cell office:value-type="float" office:value="0.9273714">
                <text:p>0.92737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0.9345652">
                <text:p>0.9345652</text:p>
              </table:table-cell>
              <table:table-cell office:value-type="float" office:value="0.9269287">
                <text:p>0.926928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0.9362143">
                <text:p>0.9362143</text:p>
              </table:table-cell>
              <table:table-cell office:value-type="float" office:value="0.926486">
                <text:p>0.92648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0.9377473">
                <text:p>0.9377473</text:p>
              </table:table-cell>
              <table:table-cell office:value-type="float" office:value="0.9260433">
                <text:p>0.92604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0.9391219">
                <text:p>0.9391219</text:p>
              </table:table-cell>
              <table:table-cell office:value-type="float" office:value="0.9256006">
                <text:p>0.925600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0.9420564">
                <text:p>0.9420564</text:p>
              </table:table-cell>
              <table:table-cell office:value-type="float" office:value="0.9349413">
                <text:p>0.93494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0.9464651">
                <text:p>0.9464651</text:p>
              </table:table-cell>
              <table:table-cell office:value-type="float" office:value="0.9521808">
                <text:p>0.952180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0.950975">
                <text:p>0.950975</text:p>
              </table:table-cell>
              <table:table-cell office:value-type="float" office:value="0.9694204">
                <text:p>0.969420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0.9555578">
                <text:p>0.9555578</text:p>
              </table:table-cell>
              <table:table-cell office:value-type="float" office:value="0.9866599">
                <text:p>0.986659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0.9601739">
                <text:p>0.9601739</text:p>
              </table:table-cell>
              <table:table-cell office:value-type="float" office:value="1.003899">
                <text:p>1.00389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0.9737076">
                <text:p>0.9737076</text:p>
              </table:table-cell>
              <table:table-cell office:value-type="float" office:value="1.022632">
                <text:p>1.0226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0.9954415">
                <text:p>0.9954415</text:p>
              </table:table-cell>
              <table:table-cell office:value-type="float" office:value="1.042571">
                <text:p>1.04257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1.019264">
                <text:p>1.019264</text:p>
              </table:table-cell>
              <table:table-cell office:value-type="float" office:value="1.062509">
                <text:p>1.06250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1.045839">
                <text:p>1.045839</text:p>
              </table:table-cell>
              <table:table-cell office:value-type="float" office:value="1.082447">
                <text:p>1.08244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1.07563">
                <text:p>1.07563</text:p>
              </table:table-cell>
              <table:table-cell office:value-type="float" office:value="1.102386">
                <text:p>1.1023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1.088341">
                <text:p>1.088341</text:p>
              </table:table-cell>
              <table:table-cell office:value-type="float" office:value="1.117098">
                <text:p>1.11709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1.085293">
                <text:p>1.085293</text:p>
              </table:table-cell>
              <table:table-cell office:value-type="float" office:value="1.127592">
                <text:p>1.1275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1.08233">
                <text:p>1.08233</text:p>
              </table:table-cell>
              <table:table-cell office:value-type="float" office:value="1.138086">
                <text:p>1.1380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1.079457">
                <text:p>1.079457</text:p>
              </table:table-cell>
              <table:table-cell office:value-type="float" office:value="1.148579">
                <text:p>1.14857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1.076673">
                <text:p>1.076673</text:p>
              </table:table-cell>
              <table:table-cell office:value-type="float" office:value="1.159073">
                <text:p>1.15907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1.088854">
                <text:p>1.088854</text:p>
              </table:table-cell>
              <table:table-cell office:value-type="float" office:value="1.163528">
                <text:p>1.16352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1.115132">
                <text:p>1.115132</text:p>
              </table:table-cell>
              <table:table-cell office:value-type="float" office:value="1.163109">
                <text:p>1.1631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1.144083">
                <text:p>1.144083</text:p>
              </table:table-cell>
              <table:table-cell office:value-type="float" office:value="1.16269">
                <text:p>1.162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1.17562">
                <text:p>1.17562</text:p>
              </table:table-cell>
              <table:table-cell office:value-type="float" office:value="1.16227">
                <text:p>1.1622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1.209525">
                <text:p>1.209525</text:p>
              </table:table-cell>
              <table:table-cell office:value-type="float" office:value="1.161851">
                <text:p>1.16185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1.29125">
                <text:p>1.29125</text:p>
              </table:table-cell>
              <table:table-cell office:value-type="float" office:value="1.166394">
                <text:p>1.16639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1.420585">
                <text:p>1.420585</text:p>
              </table:table-cell>
              <table:table-cell office:value-type="float" office:value="1.174945">
                <text:p>1.17494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1.552016">
                <text:p>1.552016</text:p>
              </table:table-cell>
              <table:table-cell office:value-type="float" office:value="1.183495">
                <text:p>1.18349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1.672281">
                <text:p>1.672281</text:p>
              </table:table-cell>
              <table:table-cell office:value-type="float" office:value="1.192045">
                <text:p>1.19204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1.772269">
                <text:p>1.772269</text:p>
              </table:table-cell>
              <table:table-cell office:value-type="float" office:value="1.200595">
                <text:p>1.20059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1.798936">
                <text:p>1.798936</text:p>
              </table:table-cell>
              <table:table-cell office:value-type="float" office:value="1.204884">
                <text:p>1.20488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1.779121">
                <text:p>1.779121</text:p>
              </table:table-cell>
              <table:table-cell office:value-type="float" office:value="1.205732">
                <text:p>1.20573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1.758104">
                <text:p>1.758104</text:p>
              </table:table-cell>
              <table:table-cell office:value-type="float" office:value="1.20658">
                <text:p>1.2065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1.735887">
                <text:p>1.735887</text:p>
              </table:table-cell>
              <table:table-cell office:value-type="float" office:value="1.207428">
                <text:p>1.20742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1.712475">
                <text:p>1.712475</text:p>
              </table:table-cell>
              <table:table-cell office:value-type="float" office:value="1.208276">
                <text:p>1.20827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1.731258">
                <text:p>1.731258</text:p>
              </table:table-cell>
              <table:table-cell office:value-type="float" office:value="1.218848">
                <text:p>1.21884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1.779972">
                <text:p>1.779972</text:p>
              </table:table-cell>
              <table:table-cell office:value-type="float" office:value="1.23727">
                <text:p>1.2372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1.822439">
                <text:p>1.822439</text:p>
              </table:table-cell>
              <table:table-cell office:value-type="float" office:value="1.255693">
                <text:p>1.25569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1.858903">
                <text:p>1.858903</text:p>
              </table:table-cell>
              <table:table-cell office:value-type="float" office:value="1.274116">
                <text:p>1.27411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1.889843">
                <text:p>1.889843</text:p>
              </table:table-cell>
              <table:table-cell office:value-type="float" office:value="1.292538">
                <text:p>1.29253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1.887957">
                <text:p>1.887957</text:p>
              </table:table-cell>
              <table:table-cell office:value-type="float" office:value="1.307771">
                <text:p>1.30777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1.858537">
                <text:p>1.858537</text:p>
              </table:table-cell>
              <table:table-cell office:value-type="float" office:value="1.320428">
                <text:p>1.3204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1.823523">
                <text:p>1.823523</text:p>
              </table:table-cell>
              <table:table-cell office:value-type="float" office:value="1.333086">
                <text:p>1.33308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1.782477">
                <text:p>1.782477</text:p>
              </table:table-cell>
              <table:table-cell office:value-type="float" office:value="1.345743">
                <text:p>1.34574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1.735194">
                <text:p>1.735194</text:p>
              </table:table-cell>
              <table:table-cell office:value-type="float" office:value="1.3584">
                <text:p>1.358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1.728417">
                <text:p>1.728417</text:p>
              </table:table-cell>
              <table:table-cell office:value-type="float" office:value="1.368681">
                <text:p>1.36868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1.75712">
                <text:p>1.75712</text:p>
              </table:table-cell>
              <table:table-cell office:value-type="float" office:value="1.377043">
                <text:p>1.37704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1.784943">
                <text:p>1.784943</text:p>
              </table:table-cell>
              <table:table-cell office:value-type="float" office:value="1.385406">
                <text:p>1.38540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1.812199">
                <text:p>1.812199</text:p>
              </table:table-cell>
              <table:table-cell office:value-type="float" office:value="1.393768">
                <text:p>1.39376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1.839336">
                <text:p>1.839336</text:p>
              </table:table-cell>
              <table:table-cell office:value-type="float" office:value="1.40213">
                <text:p>1.402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1.840364">
                <text:p>1.840364</text:p>
              </table:table-cell>
              <table:table-cell office:value-type="float" office:value="1.405605">
                <text:p>1.40560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1.818746">
                <text:p>1.818746</text:p>
              </table:table-cell>
              <table:table-cell office:value-type="float" office:value="1.405134">
                <text:p>1.40513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1.795421">
                <text:p>1.795421</text:p>
              </table:table-cell>
              <table:table-cell office:value-type="float" office:value="1.404663">
                <text:p>1.40466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1.770476">
                <text:p>1.770476</text:p>
              </table:table-cell>
              <table:table-cell office:value-type="float" office:value="1.404193">
                <text:p>1.40419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1.74407">
                <text:p>1.74407</text:p>
              </table:table-cell>
              <table:table-cell office:value-type="float" office:value="1.403722">
                <text:p>1.40372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1.720601">
                <text:p>1.720601</text:p>
              </table:table-cell>
              <table:table-cell office:value-type="float" office:value="1.391999">
                <text:p>1.39199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1.701039">
                <text:p>1.701039</text:p>
              </table:table-cell>
              <table:table-cell office:value-type="float" office:value="1.371191">
                <text:p>1.3711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1.682284">
                <text:p>1.682284</text:p>
              </table:table-cell>
              <table:table-cell office:value-type="float" office:value="1.350383">
                <text:p>1.35038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1.664115">
                <text:p>1.664115</text:p>
              </table:table-cell>
              <table:table-cell office:value-type="float" office:value="1.329575">
                <text:p>1.3295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1.646325">
                <text:p>1.646325</text:p>
              </table:table-cell>
              <table:table-cell office:value-type="float" office:value="1.308767">
                <text:p>1.30876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1.592174">
                <text:p>1.592174</text:p>
              </table:table-cell>
              <table:table-cell office:value-type="float" office:value="1.28106">
                <text:p>1.281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1.504469">
                <text:p>1.504469</text:p>
              </table:table-cell>
              <table:table-cell office:value-type="float" office:value="1.247782">
                <text:p>1.24778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1.414021">
                <text:p>1.414021</text:p>
              </table:table-cell>
              <table:table-cell office:value-type="float" office:value="1.214505">
                <text:p>1.2145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1.324524">
                <text:p>1.324524</text:p>
              </table:table-cell>
              <table:table-cell office:value-type="float" office:value="1.181228">
                <text:p>1.18122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1.239792">
                <text:p>1.239792</text:p>
              </table:table-cell>
              <table:table-cell office:value-type="float" office:value="1.147951">
                <text:p>1.14795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8">
                <text:p>9.98</text:p>
              </table:table-cell>
              <table:table-cell office:value-type="float" office:value="1.195573">
                <text:p>1.195573</text:p>
              </table:table-cell>
              <table:table-cell office:value-type="float" office:value="1.11884">
                <text:p>1.118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9">
                <text:p>9.99</text:p>
              </table:table-cell>
              <table:table-cell office:value-type="float" office:value="1.180042">
                <text:p>1.180042</text:p>
              </table:table-cell>
              <table:table-cell office:value-type="float" office:value="1.093092">
                <text:p>1.093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